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544.99pt"/>
    </style:style>
    <style:style style:name="co5" style:family="table-column">
      <style:table-column-properties fo:break-before="auto" style:column-width="75.66pt"/>
    </style:style>
    <style:style style:name="ro1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15.7pt" fo:break-before="auto" style:use-optimal-row-height="true"/>
    </style:style>
    <style:style style:name="ro7" style:family="table-row">
      <style:table-row-properties style:row-height="19.45pt" fo:break-before="auto" style:use-optimal-row-height="false"/>
    </style:style>
    <style:style style:name="ro8" style:family="table-row">
      <style:table-row-properties style:row-height="15.65pt" fo:break-before="auto" style:use-optimal-row-height="true"/>
    </style:style>
    <style:style style:name="ro9" style:family="table-row">
      <style:table-row-properties style:row-height="20.95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14.2pt" fo:break-before="auto" style:use-optimal-row-height="false"/>
    </style:style>
    <style:style style:name="ro13" style:family="table-row">
      <style:table-row-properties style:row-height="18.71pt" fo:break-before="auto" style:use-optimal-row-height="false"/>
    </style:style>
    <style:style style:name="ro14" style:family="table-row">
      <style:table-row-properties style:row-height="17.21pt" fo:break-before="auto" style:use-optimal-row-height="false"/>
    </style:style>
    <style:style style:name="ro15" style:family="table-row">
      <style:table-row-properties style:row-height="22.45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0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glyph-orientation-vertical="0" fo:background-color="#a800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/>
    </style:style>
    <style:style style:name="ce38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style:glyph-orientation-vertical="0" fo:background-color="#a80000" style:cell-protect="none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/>
    </style:style>
    <style:style style:name="ce52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2.95" style:apply-style-name="Untitled1" style:base-cell-address="Totales.I1"/>
      <style:map style:condition="cell-content()&gt;=2.95" style:apply-style-name="Untitled2" style:base-cell-address="Totales.I1"/>
    </style:style>
    <style:style style:name="ce57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2.95" style:apply-style-name="Untitled1" style:base-cell-address="Totales.I2"/>
      <style:map style:condition="cell-content()&gt;=2.95" style:apply-style-name="Untitled2" style:base-cell-address="Totales.I2"/>
    </style:style>
    <style:style style:name="ce59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2.95" style:apply-style-name="Untitled1" style:base-cell-address="Totales.I3"/>
      <style:map style:condition="cell-content()&gt;=2.95" style:apply-style-name="Untitled2" style:base-cell-address="Totales.I3"/>
    </style:style>
    <style:style style:name="ce6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62" style:family="table-cell" style:parent-style-name="Default" style:data-style-name="N134">
      <style:table-cell-properties style:glyph-orientation-vertical="0" fo:background-color="#ffff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64" style:family="table-cell" style:parent-style-name="Default" style:data-style-name="N134">
      <style:table-cell-properties style:glyph-orientation-vertical="0" fo:background-color="#a800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/>
      <style:map style:condition="cell-content()&lt;2.95" style:apply-style-name="Untitled1" style:base-cell-address="Totales.I7"/>
      <style:map style:condition="cell-content()&gt;=2.95" style:apply-style-name="Untitled2" style:base-cell-address="Totales.I7"/>
    </style:style>
    <style:style style:name="ce65" style:family="table-cell" style:parent-style-name="Default" style:data-style-name="N134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29" style:family="table-cell" style:parent-style-name="Default" style:data-style-name="N134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67" style:family="table-cell" style:parent-style-name="Default"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69" style:family="table-cell" style:parent-style-name="Default" style:data-style-name="N134">
      <style:table-cell-properties style:glyph-orientation-vertical="0" fo:background-color="#a800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/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70" style:family="table-cell" style:parent-style-name="Default">
      <style:map style:condition="cell-content()&lt;2.95" style:apply-style-name="Untitled1" style:base-cell-address="Totales.I4"/>
      <style:map style:condition="cell-content()&gt;=2.95" style:apply-style-name="Untitled2" style:base-cell-address="Totales.I4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34">
      <style:table-cell-properties style:glyph-orientation-vertical="0" fo:background-color="#ffff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5" style:family="table-cell" style:parent-style-name="Default" style:data-style-name="N134">
      <style:table-cell-properties style:glyph-orientation-vertical="0" fo:background-color="#a800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6" style:family="table-cell" style:parent-style-name="Default" style:data-style-name="N134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7" style:family="table-cell" style:parent-style-name="Default" style:data-style-name="N134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8" style:family="table-cell" style:parent-style-name="Default" style:data-style-name="N134">
      <style:table-cell-properties fo:background-color="#a80000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pt"/>
    </style:style>
    <style:style style:name="ce80" style:family="table-cell" style:parent-style-name="Default" style:data-style-name="N134">
      <style:table-cell-properties style:glyph-orientation-vertical="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1" style:family="table-cell" style:parent-style-name="Default" style:data-style-name="N134">
      <style:table-cell-properties style:glyph-orientation-vertical="0" fo:background-color="#ffff00" style:cell-protect="none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 style:data-style-name="N134">
      <style:table-cell-properties fo:background-color="#a80000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134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16" style:family="table-cell" style:parent-style-name="Default">
      <style:table-cell-properties style:shrink-to-fit="true"/>
    </style:style>
    <style:style style:name="ce86" style:family="table-cell" style:parent-style-name="Default">
      <style:table-cell-properties fo:border="0.06pt solid #000000" style:shrink-to-fit="true"/>
    </style:style>
    <style:style style:name="ce87" style:family="table-cell" style:parent-style-name="Default" style:data-style-name="N134">
      <style:table-cell-properties fo:background-color="#a80000" style:text-align-source="fix" style:repeat-content="false" fo:border="0.06pt solid #000000" style:shrink-to-fit="true"/>
      <style:paragraph-properties fo:text-align="center" fo:margin-left="0pt"/>
      <style:text-properties style:use-window-font-color="true"/>
    </style:style>
    <style:style style:name="ce88" style:family="table-cell" style:parent-style-name="Default" style:data-style-name="N134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a80000" fo:border="0.06pt solid #000000"/>
      <style:text-properties style:use-window-font-color="true"/>
    </style:style>
    <style:style style:name="ce91" style:family="table-cell" style:parent-style-name="Default">
      <style:table-cell-properties fo:background-color="#ffff00" fo:border="0.06pt solid #000000" style:shrink-to-fit="true"/>
    </style:style>
    <style:style style:name="ce92" style:family="table-cell" style:parent-style-name="Default">
      <style:table-cell-properties fo:background-color="#a80000" fo:border="0.06pt solid #000000" style:shrink-to-fit="true"/>
      <style:text-properties style:use-window-font-color="tru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 style:data-style-name="N134">
      <style:table-cell-properties fo:background-color="#ffff00" fo:border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34">
      <style:table-cell-properties fo:background-color="#a80000" fo:border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34">
      <style:table-cell-properties fo:border="0.06pt solid #000000"/>
      <style:text-properties fo:font-weight="bold" style:font-weight-asian="bold" style:font-weight-complex="bold"/>
    </style:style>
    <style:style style:name="ce98" style:family="table-cell" style:parent-style-name="Default" style:data-style-name="N134">
      <style:table-cell-properties fo:background-color="#ffff00" fo:border="0.06pt solid #000000"/>
    </style:style>
    <style:style style:name="ce99" style:family="table-cell" style:parent-style-name="Default" style:data-style-name="N134">
      <style:table-cell-properties fo:background-color="#a80000" fo:border="0.06pt solid #000000"/>
      <style:text-properties style:use-window-font-color="true"/>
    </style:style>
    <style:style style:name="ce100" style:family="table-cell" style:parent-style-name="Default" style:data-style-name="N134">
      <style:table-cell-properties fo:border="0.06pt solid #000000"/>
    </style:style>
    <style:style style:name="ce101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a80000"/>
      <style:text-properties style:use-window-font-color="true"/>
    </style:style>
    <style:style style:name="ce10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 style:data-style-name="N10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es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ce67"/>
        <table:table-column table:style-name="co1" table:default-cell-style-name="ce70"/>
        <table:table-column table:style-name="co1" table:number-columns-repeated="13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4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number-columns-repeated="988" table:default-cell-style-name="Default"/>
        <table:table-row table:style-name="ro1">
          <table:table-cell table:style-name="ce32" office:value-type="string" calcext:value-type="string" table:number-columns-spanned="18" table:number-rows-spanned="1">
            <text:p>SISTEMA DE REGISTRO ACADÉMICO Y ADMISIONES (SRA)</text:p>
          </table:table-cell>
          <table:covered-table-cell table:number-columns-repeated="7" table:style-name="ce49"/>
          <table:covered-table-cell table:number-columns-repeated="2" table:style-name="ce56"/>
          <table:covered-table-cell table:number-columns-repeated="8" table:style-name="ce49"/>
          <table:table-cell table:number-columns-repeated="1006"/>
        </table:table-row>
        <table:table-row table:style-name="ro1">
          <table:table-cell table:style-name="ce32" office:value-type="string" calcext:value-type="string" table:number-columns-spanned="18" table:number-rows-spanned="1">
            <text:p>LISTADO DE CLASE DE LA ASIGNATURA: 750094M FUND. DE ANÁLISIS Y DISEÑO DE ALGORITMOS Gr.: 50 Sede.: 06</text:p>
          </table:table-cell>
          <table:covered-table-cell table:number-columns-repeated="7" table:style-name="ce49"/>
          <table:covered-table-cell table:number-columns-repeated="2" table:style-name="ce57"/>
          <table:covered-table-cell table:number-columns-repeated="8" table:style-name="ce49"/>
          <table:table-cell table:number-columns-repeated="1006"/>
        </table:table-row>
        <table:table-row table:style-name="ro1">
          <table:table-cell table:style-name="ce32" office:value-type="string" calcext:value-type="string" table:number-columns-spanned="18" table:number-rows-spanned="1">
            <text:p>PROFESOR: CARLOS ANDRES DELGADO SAAVEDRA, FEBRERO/2017 - JUNIO/2017</text:p>
          </table:table-cell>
          <table:covered-table-cell table:number-columns-repeated="7" table:style-name="ce49"/>
          <table:covered-table-cell table:number-columns-repeated="2" table:style-name="ce59"/>
          <table:covered-table-cell table:number-columns-repeated="8" table:style-name="ce49"/>
          <table:table-cell table:number-columns-repeated="1006"/>
        </table:table-row>
        <table:table-row table:style-name="ro1">
          <table:table-cell table:style-name="ce33" office:value-type="string" calcext:value-type="string">
            <text:p>No.</text:p>
          </table:table-cell>
          <table:table-cell table:style-name="ce33" office:value-type="string" calcext:value-type="string">
            <text:p>Código</text:p>
          </table:table-cell>
          <table:table-cell table:style-name="ce33" office:value-type="string" calcext:value-type="string" table:number-columns-spanned="4" table:number-rows-spanned="1">
            <text:p>Nombre Completo</text:p>
          </table:table-cell>
          <table:covered-table-cell table:number-columns-repeated="3" table:style-name="ce33"/>
          <table:table-cell table:style-name="ce33" office:value-type="string" calcext:value-type="string">
            <text:p>Programa</text:p>
          </table:table-cell>
          <table:table-cell table:style-name="ce33" office:value-type="string" calcext:value-type="string">
            <text:p>Cod-Campus</text:p>
          </table:table-cell>
          <table:table-cell table:style-name="ce61" office:value-type="string" calcext:value-type="string">
            <text:p>Nota final</text:p>
          </table:table-cell>
          <table:table-cell table:style-name="ce61" office:value-type="string" calcext:value-type="string">
            <text:p>Nota con bon</text:p>
          </table:table-cell>
          <table:table-cell table:style-name="ce33" office:value-type="string" calcext:value-type="string">
            <text:p>Parcial 1</text:p>
          </table:table-cell>
          <table:table-cell table:style-name="ce33" office:value-type="string" calcext:value-type="string">
            <text:p>Opcional 1</text:p>
          </table:table-cell>
          <table:table-cell table:style-name="ce33" office:value-type="string" calcext:value-type="string">
            <text:p>Parcial 2</text:p>
          </table:table-cell>
          <table:table-cell table:style-name="ce33" office:value-type="string" calcext:value-type="string">
            <text:p>Opcional 2</text:p>
          </table:table-cell>
          <table:table-cell table:style-name="ce72" office:value-type="string" calcext:value-type="string">
            <text:p>Proyecto</text:p>
          </table:table-cell>
          <table:table-cell table:style-name="ce72" office:value-type="string" calcext:value-type="string">
            <text:p>Total Tareas</text:p>
          </table:table-cell>
          <table:table-cell table:style-name="ce33" office:value-type="string" calcext:value-type="string">
            <text:p>Tarea 1</text:p>
          </table:table-cell>
          <table:table-cell table:style-name="ce33" office:value-type="string" calcext:value-type="string">
            <text:p>Tarea 2</text:p>
          </table:table-cell>
          <table:table-cell table:style-name="ce33" office:value-type="string" calcext:value-type="string">
            <text:p>Tarea 3</text:p>
          </table:table-cell>
          <table:table-cell table:style-name="ce82" office:value-type="string" calcext:value-type="string">
            <text:p>Tarea 4</text:p>
          </table:table-cell>
          <table:table-cell table:style-name="ce82" office:value-type="string" calcext:value-type="string">
            <text:p>Ob tarea 4</text:p>
          </table:table-cell>
          <table:table-cell table:style-name="ce82" office:value-type="string" calcext:value-type="string">
            <text:p>Tarea 5</text:p>
          </table:table-cell>
          <table:table-cell table:style-name="ce82" office:value-type="string" calcext:value-type="string">
            <text:p>Tarea 6</text:p>
          </table:table-cell>
          <table:table-cell table:style-name="ce86" office:value-type="string" calcext:value-type="string">
            <text:p>Ob Tarea 6</text:p>
          </table:table-cell>
          <table:table-cell table:style-name="ce82" office:value-type="string" calcext:value-type="string">
            <text:p>Tarea 7</text:p>
          </table:table-cell>
          <table:table-cell table:style-name="ce82" office:value-type="string" calcext:value-type="string">
            <text:p>Tarea 8</text:p>
          </table:table-cell>
          <table:table-cell table:style-name="ce86" office:value-type="string" calcext:value-type="string">
            <text:p>Obs Tarea 8</text:p>
          </table:table-cell>
          <table:table-cell table:style-name="ce82" office:value-type="string" calcext:value-type="string">
            <text:p>Tarea 9</text:p>
          </table:table-cell>
          <table:table-cell table:style-name="ce82" office:value-type="string" calcext:value-type="string">
            <text:p>Tarea 10</text:p>
          </table:table-cell>
          <table:table-cell table:style-name="ce86" office:value-type="string" calcext:value-type="string">
            <text:p>Obs Tar 9 y 10</text:p>
          </table:table-cell>
          <table:table-cell table:style-name="ce94" office:value-type="string" calcext:value-type="string">
            <text:p>Total Talleres</text:p>
          </table:table-cell>
          <table:table-cell table:style-name="ce82" office:value-type="string" calcext:value-type="string">
            <text:p>Taller 1</text:p>
          </table:table-cell>
          <table:table-cell table:style-name="ce82" office:value-type="string" calcext:value-type="string">
            <text:p>Taller 2</text:p>
          </table:table-cell>
          <table:table-cell table:style-name="ce86" office:value-type="string" calcext:value-type="string">
            <text:p>Obs Taller 2</text:p>
          </table:table-cell>
          <table:table-cell table:style-name="ce82" office:value-type="string" calcext:value-type="string">
            <text:p>Taller 3</text:p>
          </table:table-cell>
          <table:table-cell table:style-name="ce86" office:value-type="string" calcext:value-type="string">
            <text:p>Obs Taller 3</text:p>
          </table:table-cell>
          <table:table-cell table:style-name="ce82" office:value-type="string" calcext:value-type="string">
            <text:p>Salida Tablero</text:p>
          </table:table-cell>
          <table:table-cell table:style-name="ce82" office:value-type="string" calcext:value-type="string">
            <text:p>Ejercicio</text:p>
          </table:table-cell>
          <table:table-cell table:number-columns-repeated="986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42" office:value-type="float" office:value="1455989" calcext:value-type="float">
            <text:p>1455989</text:p>
          </table:table-cell>
          <table:table-cell table:style-name="ce34" office:value-type="string" calcext:value-type="string" table:number-columns-spanned="4" table:number-rows-spanned="1">
            <text:p>AVILA RODAS CRISTIAN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5];&quot;-&quot;;[.G5])" office:value-type="string" office:string-value="1455989-3743" calcext:value-type="string">
            <text:p>1455989-3743</text:p>
          </table:table-cell>
          <table:table-cell table:style-name="ce62" table:formula="of:=0.3*MAX([.K5:.L5])+0.3*MAX([.M5:.N5])+0.25*[.O5]+0.075*[.P5]+0.075*[.AE5]" office:value-type="float" office:value="1.67041818181818" calcext:value-type="float">
            <text:p>1.7</text:p>
          </table:table-cell>
          <table:table-cell table:style-name="ce62" table:formula="of:=[.I5]" office:value-type="float" office:value="1.67041818181818" calcext:value-type="float">
            <text:p>1.7</text:p>
          </table:table-cell>
          <table:table-cell table:style-name="ce34" office:value-type="float" office:value="3.1" calcext:value-type="float">
            <text:p>3.1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0" calcext:value-type="float">
            <text:p>0</text:p>
          </table:table-cell>
          <table:table-cell table:style-name="ce74" table:formula="of:=(SUM([.Q5:.T5])+[.V5]+[.W5]+[.Y5]+[.Z5]+[.AB5]+[.AC5]+[.AL5])/11" office:value-type="float" office:value="3.59090909090909" calcext:value-type="float">
            <text:p>3.6</text:p>
          </table:table-cell>
          <table:table-cell table:style-name="ce77" office:value-type="float" office:value="3.8" calcext:value-type="float">
            <text:p>3.8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.4" calcext:value-type="float">
            <text:p>3.4</text:p>
          </table:table-cell>
          <table:table-cell table:style-name="ce77" office:value-type="float" office:value="0" calcext:value-type="float">
            <text:p>0.0</text:p>
          </table:table-cell>
          <table:table-cell table:style-name="ce77"/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2.5" calcext:value-type="float">
            <text:p>2.5</text:p>
          </table:table-cell>
          <table:table-cell table:style-name="ce84"/>
          <table:table-cell table:style-name="ce77" office:value-type="float" office:value="4.5" calcext:value-type="float">
            <text:p>4.5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QHeapd  5 </text:p>
            <text:p>OK</text:p>
            <text:p/>
            <text:p>Jesse and Cookies  4.6</text:p>
            <text:p>Falla en caso 18</text:p>
            <text:p/>
            <text:p>Tree preorder  5</text:p>
            <text:p>OK</text:p>
            <text:p/>
            <text:p>Tree Huffman   4.5</text:p>
            <text:p>OK</text:p>
            <text:p>pregunto lo mismo haci hasta que nodo actual</text:p>
            <text:p>hacerlo mismo que hice anteriormente</text:p>
            <text:p/>
            <text:p>Es "asi", debes mejorar tu escritura.</text:p>
            <text:p>Redacción</text:p>
            <text:p/>
            <text:p>Components   0</text:p>
            <text:p>No presentado</text:p>
            <text:p/>
            <text:p>Nota 3.8</text:p>
            <text:p/>
          </table:table-cell>
          <table:table-cell table:style-name="ce95" table:formula="of:=([.AF5]+[.AG5]+[.AI5])/3" office:value-type="float" office:value="1.88133333333333" calcext:value-type="float">
            <text:p>1.9</text:p>
          </table:table-cell>
          <table:table-cell table:style-name="ce98" table:formula="of:=[Taller1.O6]" office:value-type="float" office:value="2.744" calcext:value-type="float">
            <text:p>2.7</text:p>
          </table:table-cell>
          <table:table-cell table:style-name="ce89" office:value-type="float" office:value="2.9" calcext:value-type="float">
            <text:p>2.9</text:p>
          </table:table-cell>
          <table:table-cell table:style-name="ce91" office:value-type="string" calcext:value-type="string">
            <text:p>Combinando</text:p>
            <text:p/>
            <text:p>5</text:p>
            <text:p/>
            <text:p>Inventario</text:p>
            <text:p/>
            <text:p>5</text:p>
            <text:p/>
            <text:p>Pilas colas</text:p>
            <text:p/>
            <text:p>5</text:p>
            <text:p/>
            <text:p>Dominó</text:p>
            <text:p/>
            <text:p>0</text:p>
            <text:p>No entregado</text:p>
            <text:p/>
            <text:p/>
            <text:p>No entrega informe. Sanción 25% nota.</text:p>
            <text:p>La entrega es un desorden, deben mejorar esto.</text:p>
            <text:p/>
            <text:p>Nota: 3.8</text:p>
            <text:p>Nota con sanción: 2.9</text:p>
            <text:p/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string" calcext:value-type="string">
            <text:p>No entrega</text:p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4">
          <table:table-cell table:style-name="ce34" office:value-type="float" office:value="2" calcext:value-type="float">
            <text:p>2</text:p>
          </table:table-cell>
          <table:table-cell table:style-name="ce42" office:value-type="float" office:value="1667448" calcext:value-type="float">
            <text:p>1667448</text:p>
          </table:table-cell>
          <table:table-cell table:style-name="ce34" office:value-type="string" calcext:value-type="string" table:number-columns-spanned="4" table:number-rows-spanned="1">
            <text:p>BARRERA DEVIA JOHAN SEBASTIAN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6];&quot;-&quot;;[.G6])" office:value-type="string" office:string-value="1667448-2711" calcext:value-type="string">
            <text:p>1667448-2711</text:p>
          </table:table-cell>
          <table:table-cell table:style-name="ce62" table:formula="of:=0.3*MAX([.K6:.L6])+0.3*MAX([.M6:.N6])+0.25*[.O6]+0.075*[.P6]+0.075*[.AE6]" office:value-type="float" office:value="2.11206363636364" calcext:value-type="float">
            <text:p>2.1</text:p>
          </table:table-cell>
          <table:table-cell table:style-name="ce62" table:formula="of:=[.I6]" office:value-type="float" office:value="2.11206363636364" calcext:value-type="float">
            <text:p>2.1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3.6" calcext:value-type="float">
            <text:p>3.6</text:p>
          </table:table-cell>
          <table:table-cell table:style-name="ce74" table:formula="of:=(SUM([.Q6:.T6])+[.V6]+[.W6]+[.Y6]+[.Z6]+[.AB6]+[.AC6]+[.AL6])/11" office:value-type="float" office:value="2.51818181818182" calcext:value-type="float">
            <text:p>2.5</text:p>
          </table:table-cell>
          <table:table-cell table:style-name="ce77" office:value-type="float" office:value="3.2" calcext:value-type="float">
            <text:p>3.2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4.6" calcext:value-type="float">
            <text:p>4.6</text:p>
          </table:table-cell>
          <table:table-cell table:style-name="ce77"/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5" calcext:value-type="float">
            <text:p>5.0</text:p>
          </table:table-cell>
          <table:table-cell table:style-name="ce84"/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2" calcext:value-type="float">
            <text:p>2</text:p>
          </table:table-cell>
          <table:table-cell table:style-name="ce91" office:value-type="string" calcext:value-type="string">
            <text:p>Primer punto no funciona (requiere un archivo info.txt) al cargarlo no da la entrada esperada</text:p>
            <text:p>Segundo punto tampoco funciona, además no solicita los datos totalmente.</text:p>
          </table:table-cell>
          <table:table-cell table:number-columns-repeated="2" table:style-name="ce89" office:value-type="float" office:value="1.2" calcext:value-type="float">
            <text:p>1.2</text:p>
          </table:table-cell>
          <table:table-cell table:style-name="ce91" office:value-type="string" calcext:value-type="string">
            <text:p>QHeap 3.0</text:p>
            <text:p>Falla en otras entradas, ejemplo</text:p>
            <text:p>12</text:p>
            <text:p>1 10</text:p>
            <text:p>1 9</text:p>
            <text:p>3</text:p>
            <text:p>1 3</text:p>
            <text:p>3</text:p>
            <text:p>2 9</text:p>
            <text:p>3</text:p>
            <text:p>2 3</text:p>
            <text:p>3</text:p>
            <text:p>1 5</text:p>
            <text:p>1 2</text:p>
            <text:p>3</text:p>
            <text:p>Deberia dar</text:p>
            <text:p>9</text:p>
            <text:p>3</text:p>
            <text:p>3</text:p>
            <text:p>10</text:p>
            <text:p>2</text:p>
            <text:p>No da nada.</text:p>
            <text:p/>
            <text:p>Jesse and Cookies  3.0</text:p>
            <text:p>Solo pasa 4 casos de 30</text:p>
            <text:p/>
            <text:p/>
            <text:p>Tree preorder 0.0</text:p>
            <text:p/>
            <text:p/>
            <text:p>Tree Huffman 0.0</text:p>
            <text:p/>
            <text:p/>
            <text:p>Components 0.0</text:p>
            <text:p/>
            <text:p>Nota 1.2</text:p>
          </table:table-cell>
          <table:table-cell table:style-name="ce95" table:formula="of:=([.AF6]+[.AG6]+[.AI6])/3" office:value-type="float" office:value="3.24266666666667" calcext:value-type="float">
            <text:p>3.2</text:p>
          </table:table-cell>
          <table:table-cell table:style-name="ce98" table:formula="of:=[Taller1.O7]" office:value-type="float" office:value="4.128" calcext:value-type="float">
            <text:p>4.1</text:p>
          </table:table-cell>
          <table:table-cell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No se entrega punto pilas con colas</text:p>
          </table:table-cell>
          <table:table-cell table:style-name="ce89" office:value-type="float" office:value="1.8" calcext:value-type="float">
            <text:p>1.8</text:p>
          </table:table-cell>
          <table:table-cell table:style-name="ce91" office:value-type="string" calcext:value-type="string">
            <text:p>Fiesta</text:p>
            <text:p/>
            <text:p>La estrategia planteada no es dinámica, debe examinarse el maximo de cada posibilidad.</text:p>
            <text:p>El calculo de complejidad no es el correcto</text:p>
            <text:p>No entrega implementación</text:p>
            <text:p/>
            <text:p>Nota 1.5</text:p>
            <text:p/>
            <text:p>Inversión</text:p>
            <text:p/>
            <text:p>El calculo de complejidad no es el correcto</text:p>
            <text:p>No se define formalmente la solución dinamica</text:p>
            <text:p>No entrega implementación</text:p>
            <text:p/>
            <text:p>Nota 2</text:p>
            <text:p/>
            <text:p>Total 1.8</text:p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51" office:value-type="float" office:value="1556055" calcext:value-type="float">
            <text:p>1556055</text:p>
          </table:table-cell>
          <table:table-cell table:style-name="ce35" office:value-type="string" calcext:value-type="string" table:number-columns-spanned="4" table:number-rows-spanned="1">
            <text:p>BERMUDEZ PINEDA CRUZ DAHIANA</text:p>
          </table:table-cell>
          <table:covered-table-cell table:number-columns-repeated="3" table:style-name="ce35"/>
          <table:table-cell table:style-name="ce35" office:value-type="float" office:value="3743" calcext:value-type="float">
            <text:p>3743</text:p>
          </table:table-cell>
          <table:table-cell table:style-name="ce35" table:formula="of:=COM.MICROSOFT.CONCAT([.B7];&quot;-&quot;;[.G7])" office:value-type="string" office:string-value="1556055-3743" calcext:value-type="string">
            <text:p>1556055-3743</text:p>
          </table:table-cell>
          <table:table-cell table:style-name="ce64"/>
          <table:table-cell table:style-name="ce69" table:formula="of:=[.I7]+([.I7]*0.05+[.AK7]*0.02+[.AL7]*0.02)" office:value-type="float" office:value="0.08" calcext:value-type="float">
            <text:p>0.1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table:number-columns-repeated="4"/>
          <table:table-cell table:style-name="ce75" table:formula="of:=(SUM([.Q7:.T7])+[.V7]+[.W7]+[.Y7]+[.Z7]+[.AB7]+[.AC7]+[.AL7])/11" office:value-type="float" office:value="2.83636363636364" calcext:value-type="float">
            <text:p>2.8</text:p>
          </table:table-cell>
          <table:table-cell table:style-name="ce78" office:value-type="float" office:value="4" calcext:value-type="float">
            <text:p>4.0</text:p>
          </table:table-cell>
          <table:table-cell table:style-name="ce78" office:value-type="float" office:value="5" calcext:value-type="float">
            <text:p>5.0</text:p>
          </table:table-cell>
          <table:table-cell table:style-name="ce78" office:value-type="float" office:value="2" calcext:value-type="float">
            <text:p>2.0</text:p>
          </table:table-cell>
          <table:table-cell table:style-name="ce78" office:value-type="float" office:value="5" calcext:value-type="float">
            <text:p>5.0</text:p>
          </table:table-cell>
          <table:table-cell table:style-name="ce83"/>
          <table:table-cell table:style-name="ce78" office:value-type="float" office:value="4.2" calcext:value-type="float">
            <text:p>4.2</text:p>
          </table:table-cell>
          <table:table-cell table:style-name="ce78" office:value-type="float" office:value="4" calcext:value-type="float">
            <text:p>4.0</text:p>
          </table:table-cell>
          <table:table-cell table:style-name="ce87"/>
          <table:table-cell table:style-name="ce78" office:value-type="float" office:value="3" calcext:value-type="float">
            <text:p>3.0</text:p>
          </table:table-cell>
          <table:table-cell table:style-name="ce90" office:value-type="float" office:value="0" calcext:value-type="float">
            <text:p>0</text:p>
          </table:table-cell>
          <table:table-cell table:style-name="ce92"/>
          <table:table-cell table:style-name="ce90" table:number-columns-repeated="2"/>
          <table:table-cell table:style-name="ce92"/>
          <table:table-cell table:style-name="ce96" table:formula="of:=([.AF7]+[.AG7]+[.AI7])/3" office:value-type="float" office:value="1.13733333333333" calcext:value-type="float">
            <text:p>1.1</text:p>
          </table:table-cell>
          <table:table-cell table:style-name="ce99" table:formula="of:=[Taller1.O8]" office:value-type="float" office:value="3.412" calcext:value-type="float">
            <text:p>3.4</text:p>
          </table:table-cell>
          <table:table-cell table:style-name="ce90"/>
          <table:table-cell table:style-name="ce92"/>
          <table:table-cell table:style-name="ce90"/>
          <table:table-cell table:style-name="ce92"/>
          <table:table-cell table:style-name="ce83"/>
          <table:table-cell table:style-name="ce83" office:value-type="float" office:value="4" calcext:value-type="float">
            <text:p>4.0</text:p>
          </table:table-cell>
          <table:table-cell table:style-name="ce44" table:number-columns-repeated="986"/>
        </table:table-row>
        <table:table-row table:style-name="ro7">
          <table:table-cell table:style-name="ce34" office:value-type="float" office:value="4" calcext:value-type="float">
            <text:p>4</text:p>
          </table:table-cell>
          <table:table-cell table:style-name="ce42" office:value-type="float" office:value="1255414" calcext:value-type="float">
            <text:p>1255414</text:p>
          </table:table-cell>
          <table:table-cell table:style-name="ce34" office:value-type="string" calcext:value-type="string" table:number-columns-spanned="4" table:number-rows-spanned="1">
            <text:p>BLANDÓN QUINTERO JHON EDINSON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8];&quot;-&quot;;[.G8])" office:value-type="string" office:string-value="1255414-3743" calcext:value-type="string">
            <text:p>1255414-3743</text:p>
          </table:table-cell>
          <table:table-cell table:style-name="ce62" table:formula="of:=0.3*MAX([.K8:.L8])+0.3*MAX([.M8:.N8])+0.25*[.O8]+0.075*[.P8]+0.075*[.AE8]" office:value-type="float" office:value="2.97947727272727" calcext:value-type="float">
            <text:p>3.0</text:p>
          </table:table-cell>
          <table:table-cell table:style-name="ce62" table:formula="of:=[.I8]" office:value-type="float" office:value="2.97947727272727" calcext:value-type="float">
            <text:p>3.0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2.6" calcext:value-type="float">
            <text:p>2.6</text:p>
          </table:table-cell>
          <table:table-cell table:style-name="ce34" office:value-type="float" office:value="4" calcext:value-type="float">
            <text:p>4</text:p>
          </table:table-cell>
          <table:table-cell table:style-name="ce74" table:formula="of:=(SUM([.Q8:.T8])+[.V8]+[.W8]+[.Y8]+[.Z8]+[.AB8]+[.AC8]+[.AL8])/11" office:value-type="float" office:value="3.83636363636364" calcext:value-type="float">
            <text:p>3.8</text:p>
          </table:table-cell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" calcext:value-type="float">
            <text:p>3.0</text:p>
          </table:table-cell>
          <table:table-cell table:style-name="ce77" office:value-type="float" office:value="4.5" calcext:value-type="float">
            <text:p>4.5</text:p>
          </table:table-cell>
          <table:table-cell table:style-name="ce77"/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2" calcext:value-type="float">
            <text:p>2.0</text:p>
          </table:table-cell>
          <table:table-cell table:style-name="ce84"/>
          <table:table-cell table:style-name="ce77" office:value-type="float" office:value="2.5" calcext:value-type="float">
            <text:p>2.5</text:p>
          </table:table-cell>
          <table:table-cell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El informe debe ser en formato PDF. El enfoque del segundo punto debe ser con pilas, no con listas enlazadas</text:p>
          </table:table-cell>
          <table:table-cell table:number-columns-repeated="2" table:style-name="ce89" office:value-type="float" office:value="4.9" calcext:value-type="float">
            <text:p>4.9</text:p>
          </table:table-cell>
          <table:table-cell table:style-name="ce91" office:value-type="string" calcext:value-type="string">
            <text:p>QHeap. 5.0</text:p>
            <text:p/>
            <text:p>Jesse and Cookie 4.3</text:p>
            <text:p>Pasa 6 casos de 28</text:p>
            <text:p/>
            <text:p>Tree preorder 5.0</text:p>
            <text:p/>
            <text:p>Tree Huffman 5.0</text:p>
            <text:p/>
            <text:p>Components. 5.0</text:p>
            <text:p/>
            <text:p>Nota 4.9</text:p>
          </table:table-cell>
          <table:table-cell table:style-name="ce95" table:formula="of:=([.AF8]+[.AG8]+[.AI8])/3" office:value-type="float" office:value="4.15666666666667" calcext:value-type="float">
            <text:p>4.2</text:p>
          </table:table-cell>
          <table:table-cell table:style-name="ce98" table:formula="of:=[Taller1.O9]" office:value-type="float" office:value="4.27" calcext:value-type="float">
            <text:p>4.3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3.2" calcext:value-type="float">
            <text:p>3.2</text:p>
          </table:table-cell>
          <table:table-cell table:style-name="ce91" office:value-type="string" calcext:value-type="string">
            <text:p>Fiesta  2.5</text:p>
            <text:p/>
            <text:p>No se calcula complejidad</text:p>
            <text:p>No se realiza implementación</text:p>
            <text:p/>
            <text:p>Inversión 3.9</text:p>
            <text:p/>
            <text:p>La estructura de memorización no considera todas las posibilidades.</text:p>
            <text:p>No se calcula complejidad</text:p>
            <text:p/>
            <text:p>Total 3.2</text:p>
          </table:table-cell>
          <table:table-cell table:style-name="ce77"/>
          <table:table-cell table:style-name="ce77" office:value-type="float" office:value="4.5" calcext:value-type="float">
            <text:p>4.5</text:p>
          </table:table-cell>
          <table:table-cell table:style-name="ce101" table:number-columns-repeated="986"/>
        </table:table-row>
        <table:table-row table:style-name="ro8">
          <table:table-cell table:style-name="ce38" office:value-type="float" office:value="5" calcext:value-type="float">
            <text:p>5</text:p>
          </table:table-cell>
          <table:table-cell table:style-name="ce52" office:value-type="float" office:value="1664188" calcext:value-type="float">
            <text:p>1664188</text:p>
          </table:table-cell>
          <table:table-cell table:style-name="ce38" office:value-type="string" calcext:value-type="string" table:number-columns-spanned="4" table:number-rows-spanned="1">
            <text:p>BUENO ANDRADE OSCAR EDUARDO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9];&quot;-&quot;;[.G9])" office:value-type="string" office:string-value="1664188-3743" calcext:value-type="string">
            <text:p>1664188-3743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76" table:formula="of:=(SUM([.Q9:.T9])+[.V9]+[.W9]+[.Y9]+[.Z9]+[.AB9]+[.AC9]+[.AL9])/11" office:value-type="float" office:value="1.21818181818182" calcext:value-type="float">
            <text:p>1.2</text:p>
          </table:table-cell>
          <table:table-cell table:style-name="ce79" office:value-type="float" office:value="0" calcext:value-type="float">
            <text:p>0.0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0" calcext:value-type="float">
            <text:p>0.0</text:p>
          </table:table-cell>
          <table:table-cell table:style-name="ce79" office:value-type="float" office:value="4.6" calcext:value-type="float">
            <text:p>4.6</text:p>
          </table:table-cell>
          <table:table-cell table:style-name="ce79"/>
          <table:table-cell table:style-name="ce79" office:value-type="float" office:value="3.8" calcext:value-type="float">
            <text:p>3.8</text:p>
          </table:table-cell>
          <table:table-cell table:style-name="ce79" office:value-type="float" office:value="0" calcext:value-type="float">
            <text:p>0.0</text:p>
          </table:table-cell>
          <table:table-cell table:style-name="ce88"/>
          <table:table-cell table:style-name="ce79" office:value-type="float" office:value="0" calcext:value-type="float">
            <text:p>0.0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table-cell table:number-columns-repeated="2" table:style-name="ce82" office:value-type="float" office:value="0" calcext:value-type="float">
            <text:p>0</text:p>
          </table:table-cell>
          <table:table-cell table:style-name="ce86"/>
          <table:table-cell table:style-name="ce97" table:formula="of:=([.AF9]+[.AG9]+[.AI9])/3" office:value-type="float" office:value="0" calcext:value-type="float">
            <text:p>0.0</text:p>
          </table:table-cell>
          <table:table-cell table:style-name="ce100" table:formula="of:=[Taller1.O10]" office:value-type="float" office:value="0" calcext:value-type="float">
            <text:p>0.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string" calcext:value-type="string">
            <text:p>No entrega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string" calcext:value-type="string">
            <text:p>No entrega</text:p>
          </table:table-cell>
          <table:table-cell table:style-name="ce79"/>
          <table:table-cell table:style-name="ce79" office:value-type="float" office:value="0" calcext:value-type="float">
            <text:p>0.0</text:p>
          </table:table-cell>
          <table:table-cell table:number-columns-repeated="986"/>
        </table:table-row>
        <table:table-row table:style-name="ro7">
          <table:table-cell table:style-name="ce38" office:value-type="float" office:value="6" calcext:value-type="float">
            <text:p>6</text:p>
          </table:table-cell>
          <table:table-cell table:style-name="ce52" office:value-type="float" office:value="1556156" calcext:value-type="float">
            <text:p>1556156</text:p>
          </table:table-cell>
          <table:table-cell table:style-name="ce38" office:value-type="string" calcext:value-type="string" table:number-columns-spanned="4" table:number-rows-spanned="1">
            <text:p>CANO RUIZ JHON SEBASTIAN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10];&quot;-&quot;;[.G10])" office:value-type="string" office:string-value="1556156-3743" calcext:value-type="string">
            <text:p>1556156-3743</text:p>
          </table:table-cell>
          <table:table-cell table:style-name="ce65" table:formula="of:=0.3*MAX([.K10:.L10])+0.3*MAX([.M10:.N10])+0.25*[.O10]+0.075*[.P10]+0.075*[.AE10]" office:value-type="float" office:value="2.99160909090909" calcext:value-type="float">
            <text:p>3.0</text:p>
          </table:table-cell>
          <table:table-cell table:style-name="ce65" table:formula="of:=[.I10]+([.I10]*0.05+[.AK10]*0.02+[.AL10]*0.02)" office:value-type="float" office:value="3.22118954545455" calcext:value-type="float">
            <text:p>3.2</text:p>
          </table:table-cell>
          <table:table-cell table:style-name="ce38" office:value-type="float" office:value="2.9" calcext:value-type="float">
            <text:p>2.9</text:p>
          </table:table-cell>
          <table:table-cell table:style-name="ce38"/>
          <table:table-cell table:style-name="ce38" office:value-type="float" office:value="1.3" calcext:value-type="float">
            <text:p>1.3</text:p>
          </table:table-cell>
          <table:table-cell table:style-name="ce38"/>
          <table:table-cell table:style-name="ce38" office:value-type="float" office:value="4.3" calcext:value-type="float">
            <text:p>4.3</text:p>
          </table:table-cell>
          <table:table-cell table:style-name="ce76" table:formula="of:=(SUM([.Q10:.T10])+[.V10]+[.W10]+[.Y10]+[.Z10]+[.AB10]+[.AC10]+[.AL10])/11" office:value-type="float" office:value="4.14545454545454" calcext:value-type="float">
            <text:p>4.1</text:p>
          </table:table-cell>
          <table:table-cell table:style-name="ce79" office:value-type="float" office:value="3.8" calcext:value-type="float">
            <text:p>3.8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5" calcext:value-type="float">
            <text:p>2.5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4" calcext:value-type="float">
            <text:p>4.0</text:p>
          </table:table-cell>
          <table:table-cell table:style-name="ce88"/>
          <table:table-cell table:style-name="ce79" office:value-type="float" office:value="5" calcext:value-type="float">
            <text:p>5.0</text:p>
          </table:table-cell>
          <table:table-cell table:style-name="ce82" office:value-type="float" office:value="4.5" calcext:value-type="float">
            <text:p>4.5</text:p>
          </table:table-cell>
          <table:table-cell table:style-name="ce86" office:value-type="string" calcext:value-type="string">
            <text:p>Fallo en el punto 1, en la primera validación</text:p>
          </table:table-cell>
          <table:table-cell table:number-columns-repeated="2" table:style-name="ce82" office:value-type="float" office:value="3.4" calcext:value-type="float">
            <text:p>3.4</text:p>
          </table:table-cell>
          <table:table-cell table:style-name="ce86" office:value-type="string" calcext:value-type="string">
            <text:p>QHeap 5.0</text:p>
            <text:p/>
            <text:p>Jesse and Cookies  2.0</text:p>
            <text:p>De 30 casos, solo pasa 4.</text:p>
            <text:p>En el informe no es claro el proceso que realizaron</text:p>
            <text:p/>
            <text:p/>
            <text:p>Tree preorder. 5.0</text:p>
            <text:p/>
            <text:p>Tree Huffman  5.0</text:p>
            <text:p> </text:p>
            <text:p>Components  0</text:p>
            <text:p/>
            <text:p>Nota 3.4</text:p>
          </table:table-cell>
          <table:table-cell table:style-name="ce97" table:formula="of:=([.AF10]+[.AG10]+[.AI10])/3" office:value-type="float" office:value="4.60933333333333" calcext:value-type="float">
            <text:p>4.6</text:p>
          </table:table-cell>
          <table:table-cell table:style-name="ce100" table:formula="of:=[Taller1.O11]" office:value-type="float" office:value="4.628" calcext:value-type="float">
            <text:p>4.6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Fiesta 4</text:p>
            <text:p/>
            <text:p>En la implementación no se refleja la estructura seleccionada</text:p>
            <text:p/>
            <text:p>Inversión 4.3</text:p>
            <text:p/>
            <text:p>El calculo de complejidad no es el correcto</text:p>
            <text:p>La solución dinamica debe plantearse de forma general, no para el ejemplo especifico</text:p>
            <text:p>Al igual la implementación es estática</text:p>
            <text:p/>
            <text:p>Total 4.2</text:p>
          </table:table-cell>
          <table:table-cell table:style-name="ce79"/>
          <table:table-cell table:style-name="ce79" office:value-type="float" office:value="4" calcext:value-type="float">
            <text:p>4.0</text:p>
          </table:table-cell>
          <table:table-cell table:number-columns-repeated="986"/>
        </table:table-row>
        <table:table-row table:style-name="ro9">
          <table:table-cell table:style-name="ce34" office:value-type="float" office:value="7" calcext:value-type="float">
            <text:p>7</text:p>
          </table:table-cell>
          <table:table-cell table:style-name="ce42" office:value-type="float" office:value="1455643" calcext:value-type="float">
            <text:p>1455643</text:p>
          </table:table-cell>
          <table:table-cell table:style-name="ce34" office:value-type="string" calcext:value-type="string" table:number-columns-spanned="4" table:number-rows-spanned="1">
            <text:p>CARRILLO TORRES DANNY ALEXANDER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11];&quot;-&quot;;[.G11])" office:value-type="string" office:string-value="1455643-3743" calcext:value-type="string">
            <text:p>1455643-3743</text:p>
          </table:table-cell>
          <table:table-cell table:style-name="ce62" table:formula="of:=0.3*MAX([.K11:.L11])+0.3*MAX([.M11:.N11])+0.25*[.O11]+0.075*[.P11]+0.075*[.AE11]" office:value-type="float" office:value="1.79122727272727" calcext:value-type="float">
            <text:p>1.8</text:p>
          </table:table-cell>
          <table:table-cell table:style-name="ce62" table:formula="of:=[.I11]" office:value-type="float" office:value="1.79122727272727" calcext:value-type="float">
            <text:p>1.8</text:p>
          </table:table-cell>
          <table:table-cell table:style-name="ce34" office:value-type="float" office:value="1.4" calcext:value-type="float">
            <text:p>1.4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2" calcext:value-type="float">
            <text:p>2</text:p>
          </table:table-cell>
          <table:table-cell table:style-name="ce74" table:formula="of:=(SUM([.Q11:.T11])+[.V11]+[.W11]+[.Y11]+[.Z11]+[.AB11]+[.AC11]+[.AL11])/11" office:value-type="float" office:value="3.93636363636364" calcext:value-type="float">
            <text:p>3.9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.9" calcext:value-type="float">
            <text:p>3.9</text:p>
          </table:table-cell>
          <table:table-cell table:style-name="ce84"/>
          <table:table-cell table:style-name="ce77" office:value-type="float" office:value="4.7" calcext:value-type="float">
            <text:p>4.7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4.1" calcext:value-type="float">
            <text:p>4.1</text:p>
          </table:table-cell>
          <table:table-cell table:style-name="ce91" office:value-type="string" calcext:value-type="string">
            <text:p>QHeap, 4.2</text:p>
            <text:p>Queda en ciclo en:</text:p>
            <text:p> Test Case #7</text:p>
            <text:p> Test Case #8</text:p>
            <text:p> Test Case #9</text:p>
            <text:p> Test Case #11</text:p>
            <text:p> Test Case #12</text:p>
            <text:p> Test Case #13</text:p>
            <text:p> Test Case #14</text:p>
            <text:p> Test Case #15</text:p>
            <text:p> Test Case #16</text:p>
            <text:p> Test Case #17</text:p>
            <text:p> Test Case #18</text:p>
            <text:p> </text:p>
            <text:p>Jesse and Cookies. 5.0</text:p>
            <text:p/>
            <text:p>Tree preorder 5.0</text:p>
            <text:p/>
            <text:p>Tree Huffman 5.0</text:p>
            <text:p/>
            <text:p>Components. 1.5</text:p>
            <text:p>Entrega no funcional:  B.forEach(i -&gt; nodos.put(i, G));</text:p>
            <text:p>¿Es un java muy C++? O un nuevo lenguaje</text:p>
            <text:p>Les valgo la idea del informe</text:p>
            <text:p/>
            <text:p>Nota: 4.1</text:p>
          </table:table-cell>
          <table:table-cell table:style-name="ce95" table:formula="of:=([.AF11]+[.AG11]+[.AI11])/3" office:value-type="float" office:value="2.88" calcext:value-type="float">
            <text:p>2.9</text:p>
          </table:table-cell>
          <table:table-cell table:style-name="ce98" table:formula="of:=[Taller1.O12]" office:value-type="float" office:value="2.64" calcext:value-type="float">
            <text:p>2.6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91" office:value-type="string" calcext:value-type="string">
            <text:p>Fiesta Nota 2.0</text:p>
            <text:p/>
            <text:p>No se calcula la complejidad correctamente</text:p>
            <text:p/>
            <text:p>No se plantea una solución dinamica. </text:p>
            <text:p/>
            <text:p>Lo lamento, pero se ve claramente que el tema de programación dinámica no ha sido asimilado.</text:p>
            <text:p/>
            <text:p>Inversión. No se entrega</text:p>
            <text:p/>
            <text:p/>
            <text:p>Total 1.0</text:p>
            <text:p/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10">
          <table:table-cell table:style-name="ce38" office:value-type="float" office:value="8" calcext:value-type="float">
            <text:p>8</text:p>
          </table:table-cell>
          <table:table-cell table:style-name="ce52" office:value-type="float" office:value="1556020" calcext:value-type="float">
            <text:p>1556020</text:p>
          </table:table-cell>
          <table:table-cell table:style-name="ce38" office:value-type="string" calcext:value-type="string" table:number-columns-spanned="4" table:number-rows-spanned="1">
            <text:p>CORDOBA RODRIGUEZ JOHAN ALEXANDER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12];&quot;-&quot;;[.G12])" office:value-type="string" office:string-value="1556020-3743" calcext:value-type="string">
            <text:p>1556020-3743</text:p>
          </table:table-cell>
          <table:table-cell table:style-name="ce65" table:formula="of:=0.3*MAX([.K12:.L12])+0.3*MAX([.M12:.N12])+0.25*[.O12]+0.075*[.P12]+0.075*[.AE12]" office:value-type="float" office:value="3.07615454545455" calcext:value-type="float">
            <text:p>3.1</text:p>
          </table:table-cell>
          <table:table-cell table:style-name="ce65" table:formula="of:=[.I12]+([.I12]*0.05+[.AK12]*0.02+[.AL12]*0.02)" office:value-type="float" office:value="3.40196227272727" calcext:value-type="float">
            <text:p>3.4</text:p>
          </table:table-cell>
          <table:table-cell table:style-name="ce38" office:value-type="float" office:value="2.8" calcext:value-type="float">
            <text:p>2.8</text:p>
          </table:table-cell>
          <table:table-cell table:style-name="ce38"/>
          <table:table-cell table:style-name="ce38" office:value-type="float" office:value="1.7" calcext:value-type="float">
            <text:p>1.7</text:p>
          </table:table-cell>
          <table:table-cell table:style-name="ce38"/>
          <table:table-cell table:style-name="ce38" office:value-type="float" office:value="4.3" calcext:value-type="float">
            <text:p>4.3</text:p>
          </table:table-cell>
          <table:table-cell table:style-name="ce76" table:formula="of:=(SUM([.Q12:.T12])+[.V12]+[.W12]+[.Y12]+[.Z12]+[.AB12]+[.AC12]+[.AL12])/11" office:value-type="float" office:value="4.07272727272727" calcext:value-type="float">
            <text:p>4.1</text:p>
          </table:table-cell>
          <table:table-cell table:style-name="ce80" office:value-type="float" office:value="4.6" calcext:value-type="float">
            <text:p>4.6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8" calcext:value-type="float">
            <text:p>2.8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3" calcext:value-type="float">
            <text:p>3.0</text:p>
          </table:table-cell>
          <table:table-cell table:style-name="ce88"/>
          <table:table-cell table:style-name="ce79" office:value-type="float" office:value="4.5" calcext:value-type="float">
            <text:p>4.5</text:p>
          </table:table-cell>
          <table:table-cell table:style-name="ce82" office:value-type="float" office:value="4.5" calcext:value-type="float">
            <text:p>4.5</text:p>
          </table:table-cell>
          <table:table-cell table:style-name="ce86" office:value-type="string" calcext:value-type="string">
            <text:p>Fallo en el punto 1, en la primera validación</text:p>
          </table:table-cell>
          <table:table-cell table:number-columns-repeated="2" table:style-name="ce82" office:value-type="float" office:value="3.4" calcext:value-type="float">
            <text:p>3.4</text:p>
          </table:table-cell>
          <table:table-cell table:style-name="ce86" office:value-type="string" calcext:value-type="string">
            <text:p>QHeap 5.0</text:p>
            <text:p/>
            <text:p>Jesse and Cookies  2.0</text:p>
            <text:p>De 30 casos, solo pasa 4.</text:p>
            <text:p>En el informe no es claro el proceso que realizaron</text:p>
            <text:p/>
            <text:p/>
            <text:p>Tree preorder. 5.0</text:p>
            <text:p/>
            <text:p>Tree Huffman  5.0</text:p>
            <text:p> </text:p>
            <text:p>Components  0</text:p>
            <text:p/>
            <text:p>Nota 3.4</text:p>
          </table:table-cell>
          <table:table-cell table:style-name="ce97" table:formula="of:=([.AF12]+[.AG12]+[.AI12])/3" office:value-type="float" office:value="4.60933333333333" calcext:value-type="float">
            <text:p>4.6</text:p>
          </table:table-cell>
          <table:table-cell table:style-name="ce100" table:formula="of:=[Taller1.O13]" office:value-type="float" office:value="4.628" calcext:value-type="float">
            <text:p>4.6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Fiesta 4</text:p>
            <text:p/>
            <text:p>En la implementación no se refleja la estructura seleccionada</text:p>
            <text:p/>
            <text:p>Inversión 4.3</text:p>
            <text:p/>
            <text:p>El calculo de complejidad no es el correcto</text:p>
            <text:p>La solución dinamica debe plantearse de forma general, no para el ejemplo especifico</text:p>
            <text:p>Al igual la implementación es estática</text:p>
            <text:p/>
            <text:p>Total 4.2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3.6" calcext:value-type="float">
            <text:p>3.6</text:p>
          </table:table-cell>
          <table:table-cell table:number-columns-repeated="986"/>
        </table:table-row>
        <table:table-row table:style-name="ro11">
          <table:table-cell table:style-name="ce34" office:value-type="float" office:value="9" calcext:value-type="float">
            <text:p>9</text:p>
          </table:table-cell>
          <table:table-cell table:style-name="ce42" office:value-type="float" office:value="1556098" calcext:value-type="float">
            <text:p>1556098</text:p>
          </table:table-cell>
          <table:table-cell table:style-name="ce34" office:value-type="string" calcext:value-type="string" table:number-columns-spanned="4" table:number-rows-spanned="1">
            <text:p>ECHEVERRY CORREA MATEO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13];&quot;-&quot;;[.G13])" office:value-type="string" office:string-value="1556098-2711" calcext:value-type="string">
            <text:p>1556098-2711</text:p>
          </table:table-cell>
          <table:table-cell table:style-name="ce62" table:formula="of:=0.3*MAX([.K13:.L13])+0.3*MAX([.M13:.N13])+0.25*[.O13]+0.075*[.P13]+0.075*[.AE13]" office:value-type="float" office:value="2.61729090909091" calcext:value-type="float">
            <text:p>2.6</text:p>
          </table:table-cell>
          <table:table-cell table:style-name="ce62" table:formula="of:=[.I13]" office:value-type="float" office:value="2.61729090909091" calcext:value-type="float">
            <text:p>2.6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3.6" calcext:value-type="float">
            <text:p>3.6</text:p>
          </table:table-cell>
          <table:table-cell table:style-name="ce74" table:formula="of:=(SUM([.Q13:.T13])+[.V13]+[.W13]+[.Y13]+[.Z13]+[.AB13]+[.AC13]+[.AL13])/11" office:value-type="float" office:value="3.25454545454545" calcext:value-type="float">
            <text:p>3.3</text:p>
          </table:table-cell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3" calcext:value-type="float">
            <text:p>3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4.6" calcext:value-type="float">
            <text:p>4.6</text:p>
          </table:table-cell>
          <table:table-cell table:style-name="ce77"/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3.5" calcext:value-type="float">
            <text:p>3.5</text:p>
          </table:table-cell>
          <table:table-cell table:style-name="ce84"/>
          <table:table-cell table:style-name="ce77" office:value-type="float" office:value="4.8" calcext:value-type="float">
            <text:p>4.8</text:p>
          </table:table-cell>
          <table:table-cell table:style-name="ce89" office:value-type="float" office:value="2" calcext:value-type="float">
            <text:p>2</text:p>
          </table:table-cell>
          <table:table-cell table:style-name="ce91" office:value-type="string" calcext:value-type="string">
            <text:p>Primer punto no funciona (requiere un archivo info.txt) al cargarlo no da la entrada esperada</text:p>
            <text:p>Segundo punto tampoco funciona, además no solicita los datos totalmente.</text:p>
          </table:table-cell>
          <table:table-cell table:number-columns-repeated="2" table:style-name="ce89" office:value-type="float" office:value="1.2" calcext:value-type="float">
            <text:p>1.2</text:p>
          </table:table-cell>
          <table:table-cell table:style-name="ce91" office:value-type="string" calcext:value-type="string">
            <text:p>QHeap 3.0</text:p>
            <text:p>Falla en otras entradas, ejemplo</text:p>
            <text:p>12</text:p>
            <text:p>1 10</text:p>
            <text:p>1 9</text:p>
            <text:p>3</text:p>
            <text:p>1 3</text:p>
            <text:p>3</text:p>
            <text:p>2 9</text:p>
            <text:p>3</text:p>
            <text:p>2 3</text:p>
            <text:p>3</text:p>
            <text:p>1 5</text:p>
            <text:p>1 2</text:p>
            <text:p>3</text:p>
            <text:p>Deberia dar</text:p>
            <text:p>9</text:p>
            <text:p>3</text:p>
            <text:p>3</text:p>
            <text:p>10</text:p>
            <text:p>2</text:p>
            <text:p>No da nada.</text:p>
            <text:p/>
            <text:p>Jesse and Cookies  3.0</text:p>
            <text:p>Solo pasa 4 casos de 30</text:p>
            <text:p/>
            <text:p/>
            <text:p>Tree preorder 0.0</text:p>
            <text:p/>
            <text:p/>
            <text:p>Tree Huffman 0.0</text:p>
            <text:p/>
            <text:p/>
            <text:p>Components 0.0</text:p>
            <text:p/>
            <text:p>Nota 1.2</text:p>
          </table:table-cell>
          <table:table-cell table:style-name="ce95" table:formula="of:=([.AF13]+[.AG13]+[.AI13])/3" office:value-type="float" office:value="3.24266666666667" calcext:value-type="float">
            <text:p>3.2</text:p>
          </table:table-cell>
          <table:table-cell table:style-name="ce98" table:formula="of:=[Taller1.O14]" office:value-type="float" office:value="4.128" calcext:value-type="float">
            <text:p>4.1</text:p>
          </table:table-cell>
          <table:table-cell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No se entrega punto pilas con colas</text:p>
          </table:table-cell>
          <table:table-cell table:style-name="ce89" office:value-type="float" office:value="1.8" calcext:value-type="float">
            <text:p>1.8</text:p>
          </table:table-cell>
          <table:table-cell table:style-name="ce91" office:value-type="string" calcext:value-type="string">
            <text:p>Fiesta</text:p>
            <text:p/>
            <text:p>La estrategia planteada no es dinámica, debe examinarse el maximo de cada posibilidad.</text:p>
            <text:p>El calculo de complejidad no es el correcto</text:p>
            <text:p>No entrega implementación</text:p>
            <text:p/>
            <text:p>Nota 1.5</text:p>
            <text:p/>
            <text:p>Inversión</text:p>
            <text:p/>
            <text:p>El calculo de complejidad no es el correcto</text:p>
            <text:p>No se define formalmente la solución dinamica</text:p>
            <text:p>No entrega implementación</text:p>
            <text:p/>
            <text:p>Nota 2</text:p>
            <text:p/>
            <text:p>Total 1.8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0"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455679" calcext:value-type="float">
            <text:p>1455679</text:p>
          </table:table-cell>
          <table:table-cell table:style-name="ce34" office:value-type="string" calcext:value-type="string" table:number-columns-spanned="4" table:number-rows-spanned="1">
            <text:p>FORERO DIAZ LEIDY LAURA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14];&quot;-&quot;;[.G14])" office:value-type="string" office:string-value="1455679-2711" calcext:value-type="string">
            <text:p>1455679-2711</text:p>
          </table:table-cell>
          <table:table-cell table:style-name="ce62" table:formula="of:=0.3*MAX([.K14:.L14])+0.3*MAX([.M14:.N14])+0.25*[.O14]+0.075*[.P14]+0.075*[.AE14]" office:value-type="float" office:value="1.84713636363636" calcext:value-type="float">
            <text:p>1.8</text:p>
          </table:table-cell>
          <table:table-cell table:style-name="ce62" table:formula="of:=[.I14]" office:value-type="float" office:value="1.84713636363636" calcext:value-type="float">
            <text:p>1.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2" calcext:value-type="float">
            <text:p>2</text:p>
          </table:table-cell>
          <table:table-cell table:style-name="ce74" table:formula="of:=(SUM([.Q14:.T14])+[.V14]+[.W14]+[.Y14]+[.Z14]+[.AB14]+[.AC14]+[.AL14])/11" office:value-type="float" office:value="3.88181818181818" calcext:value-type="float">
            <text:p>3.9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77" office:value-type="float" office:value="2" calcext:value-type="float">
            <text:p>2.0</text:p>
          </table:table-cell>
          <table:table-cell table:style-name="ce84"/>
          <table:table-cell table:style-name="ce77" office:value-type="float" office:value="4.5" calcext:value-type="float">
            <text:p>4.5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4.1" calcext:value-type="float">
            <text:p>4.1</text:p>
          </table:table-cell>
          <table:table-cell table:style-name="ce91" office:value-type="string" calcext:value-type="string">
            <text:p>QHeap, 4.2</text:p>
            <text:p>Queda en ciclo en:</text:p>
            <text:p> Test Case #7</text:p>
            <text:p> Test Case #8</text:p>
            <text:p> Test Case #9</text:p>
            <text:p> Test Case #11</text:p>
            <text:p> Test Case #12</text:p>
            <text:p> Test Case #13</text:p>
            <text:p> Test Case #14</text:p>
            <text:p> Test Case #15</text:p>
            <text:p> Test Case #16</text:p>
            <text:p> Test Case #17</text:p>
            <text:p> Test Case #18</text:p>
            <text:p> </text:p>
            <text:p>Jesse and Cookies. 5.0</text:p>
            <text:p/>
            <text:p>Tree preorder 5.0</text:p>
            <text:p/>
            <text:p>Tree Huffman 5.0</text:p>
            <text:p/>
            <text:p>Components. 1.5</text:p>
            <text:p>Entrega no funcional:  B.forEach(i -&gt; nodos.put(i, G));</text:p>
            <text:p>¿Es un java muy C++? O un nuevo lenguaje</text:p>
            <text:p>Les valgo la idea del informe</text:p>
            <text:p/>
            <text:p>Nota: 4.1</text:p>
          </table:table-cell>
          <table:table-cell table:style-name="ce95" table:formula="of:=([.AF14]+[.AG14]+[.AI14])/3" office:value-type="float" office:value="2.88" calcext:value-type="float">
            <text:p>2.9</text:p>
          </table:table-cell>
          <table:table-cell table:style-name="ce98" table:formula="of:=[Taller1.O15]" office:value-type="float" office:value="2.64" calcext:value-type="float">
            <text:p>2.6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91" office:value-type="string" calcext:value-type="string">
            <text:p>Fiesta Nota 2.0</text:p>
            <text:p/>
            <text:p>No se calcula la complejidad correctamente</text:p>
            <text:p/>
            <text:p>No se plantea una solución dinamica. </text:p>
            <text:p/>
            <text:p>Lo lamento, pero se ve claramente que el tema de programación dinámica no ha sido asimilado.</text:p>
            <text:p/>
            <text:p>Inversión. No se entrega</text:p>
            <text:p/>
            <text:p/>
            <text:p>Total 1.0</text:p>
            <text:p/>
          </table:table-cell>
          <table:table-cell table:style-name="ce77"/>
          <table:table-cell table:style-name="ce77" office:value-type="float" office:value="4" calcext:value-type="float">
            <text:p>4.0</text:p>
          </table:table-cell>
          <table:table-cell table:style-name="ce101" table:number-columns-repeated="986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1556139" calcext:value-type="float">
            <text:p>1556139</text:p>
          </table:table-cell>
          <table:table-cell table:style-name="ce34" office:value-type="string" calcext:value-type="string" table:number-columns-spanned="4" table:number-rows-spanned="1">
            <text:p>GAVIRIA SALAZAR JULIAN ALEJANDRO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15];&quot;-&quot;;[.G15])" office:value-type="string" office:string-value="1556139-3743" calcext:value-type="string">
            <text:p>1556139-3743</text:p>
          </table:table-cell>
          <table:table-cell table:style-name="ce62" office:value-type="float" office:value="3" calcext:value-type="float">
            <text:p>3.0</text:p>
          </table:table-cell>
          <table:table-cell table:style-name="ce62" table:formula="of:=[.I15]" office:value-type="float" office:value="3" calcext:value-type="float">
            <text:p>3.0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float" office:value="3.3" calcext:value-type="float">
            <text:p>3.3</text:p>
          </table:table-cell>
          <table:table-cell table:style-name="ce74" table:formula="of:=(SUM([.Q15:.T15])+[.V15]+[.W15]+[.Y15]+[.Z15]+[.AB15]+[.AC15]+[.AL15])/11" office:value-type="float" office:value="2.92727272727273" calcext:value-type="float">
            <text:p>2.9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1.5" calcext:value-type="float">
            <text:p>1.5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2.3" calcext:value-type="float">
            <text:p>2.3</text:p>
          </table:table-cell>
          <table:table-cell table:style-name="ce91" office:value-type="string" calcext:value-type="string">
            <text:p>QHeap  3.0</text:p>
            <text:p>De 30 casos de prueba solo pasa 2</text:p>
            <text:p/>
            <text:p/>
            <text:p>Jesse and Cookies 3.0</text:p>
            <text:p>Solo pasa un caso de prueba</text:p>
            <text:p/>
            <text:p/>
            <text:p>Tree preorder  5.0</text:p>
            <text:p/>
            <text:p/>
            <text:p>Tree Huffman 2.0</text:p>
            <text:p>Implementación estática (No acepta otros árboles)</text:p>
            <text:p/>
            <text:p/>
            <text:p>Components</text:p>
            <text:p/>
            <text:p>Nota: 2.6</text:p>
            <text:p>Entrega tardía nota sobre 4.4 (88%)</text:p>
            <text:p/>
            <text:p>Nota total: 2.3</text:p>
          </table:table-cell>
          <table:table-cell table:style-name="ce95" table:formula="of:=([.AF15]+[.AG15]+[.AI15])/3" office:value-type="float" office:value="2.91333333333333" calcext:value-type="float">
            <text:p>2.9</text:p>
          </table:table-cell>
          <table:table-cell table:style-name="ce98" table:formula="of:=[Taller1.O16]" office:value-type="float" office:value="2.24" calcext:value-type="float">
            <text:p>2.2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.5" calcext:value-type="float">
            <text:p>1.5</text:p>
          </table:table-cell>
          <table:table-cell table:style-name="ce91" office:value-type="string" calcext:value-type="string">
            <text:p>Fiesta Nota 0</text:p>
            <text:p/>
            <text:p>No se realiza</text:p>
            <text:p/>
            <text:p>Inversión Nota 3.0</text:p>
            <text:p/>
            <text:p>No se estudia complejidad del problema</text:p>
            <text:p/>
            <text:p>No se plantea formalmente una solución dinamica, se ve que falta bastante dominio en este tema.</text:p>
            <text:p/>
            <text:p/>
            <text:p>Total 1.5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0"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556097" calcext:value-type="float">
            <text:p>1556097</text:p>
          </table:table-cell>
          <table:table-cell table:style-name="ce34" office:value-type="string" calcext:value-type="string" table:number-columns-spanned="4" table:number-rows-spanned="1">
            <text:p>GOMEZ RESTREPO CARLOS HUMBERTO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16];&quot;-&quot;;[.G16])" office:value-type="string" office:string-value="1556097-2711" calcext:value-type="string">
            <text:p>1556097-2711</text:p>
          </table:table-cell>
          <table:table-cell table:style-name="ce62" table:formula="of:=0.3*MAX([.K16:.L16])+0.3*MAX([.M16:.N16])+0.25*[.O16]+0.075*[.P16]+0.075*[.AE16]" office:value-type="float" office:value="2.96433636363636" calcext:value-type="float">
            <text:p>3.0</text:p>
          </table:table-cell>
          <table:table-cell table:style-name="ce62" table:formula="of:=[.I16]" office:value-type="float" office:value="2.96433636363636" calcext:value-type="float">
            <text:p>3.0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3.6" calcext:value-type="float">
            <text:p>3.6</text:p>
          </table:table-cell>
          <table:table-cell table:style-name="ce74" table:formula="of:=(SUM([.Q16:.T16])+[.V16]+[.W16]+[.Y16]+[.Z16]+[.AB16]+[.AC16]+[.AL16])/11" office:value-type="float" office:value="3.88181818181818" calcext:value-type="float">
            <text:p>3.9</text:p>
          </table:table-cell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8" calcext:value-type="float">
            <text:p>2.8</text:p>
          </table:table-cell>
          <table:table-cell table:style-name="ce77" office:value-type="float" office:value="4.6" calcext:value-type="float">
            <text:p>4.6</text:p>
          </table:table-cell>
          <table:table-cell table:style-name="ce77"/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3.5" calcext:value-type="float">
            <text:p>3.5</text:p>
          </table:table-cell>
          <table:table-cell table:style-name="ce84"/>
          <table:table-cell table:style-name="ce77" office:value-type="float" office:value="4.8" calcext:value-type="float">
            <text:p>4.8</text:p>
          </table:table-cell>
          <table:table-cell table:style-name="ce89" office:value-type="float" office:value="2" calcext:value-type="float">
            <text:p>2</text:p>
          </table:table-cell>
          <table:table-cell table:style-name="ce91" office:value-type="string" calcext:value-type="string">
            <text:p>Primer punto no funciona (requiere un archivo info.txt) al cargarlo no da la entrada esperada</text:p>
            <text:p>Segundo punto tampoco funciona, además no solicita los datos totalmente.</text:p>
          </table:table-cell>
          <table:table-cell table:number-columns-repeated="2" table:style-name="ce89" office:value-type="float" office:value="3.5" calcext:value-type="float">
            <text:p>3.5</text:p>
          </table:table-cell>
          <table:table-cell table:style-name="ce91" office:value-type="string" calcext:value-type="string">
            <text:p>QHeapd 3.0</text:p>
            <text:p>Solo pasa un caso de 30.</text:p>
            <text:p/>
            <text:p/>
            <text:p>Jesse and Cookies. 5.0</text:p>
            <text:p/>
            <text:p/>
            <text:p>Tree preorder 5.0</text:p>
            <text:p/>
            <text:p/>
            <text:p>Tree Huffman  4.5</text:p>
            <text:p>Rutas estáticas, pésima práctica de programación (Sanción 0.5)</text:p>
            <text:p>Usar siempre rutas relativas (No estáticas)</text:p>
            <text:p/>
            <text:p/>
            <text:p>Components. 0.0</text:p>
            <text:p>No entregado</text:p>
            <text:p/>
            <text:p>Nota 3.5</text:p>
            <text:p/>
          </table:table-cell>
          <table:table-cell table:style-name="ce95" table:formula="of:=([.AF16]+[.AG16]+[.AI16])/3" office:value-type="float" office:value="3.24266666666667" calcext:value-type="float">
            <text:p>3.2</text:p>
          </table:table-cell>
          <table:table-cell table:style-name="ce98" table:formula="of:=[Taller1.O17]" office:value-type="float" office:value="4.128" calcext:value-type="float">
            <text:p>4.1</text:p>
          </table:table-cell>
          <table:table-cell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No se entrega punto pilas con colas</text:p>
          </table:table-cell>
          <table:table-cell table:style-name="ce89" office:value-type="float" office:value="1.8" calcext:value-type="float">
            <text:p>1.8</text:p>
          </table:table-cell>
          <table:table-cell table:style-name="ce91" office:value-type="string" calcext:value-type="string">
            <text:p>Fiesta</text:p>
            <text:p/>
            <text:p>La estrategia planteada no es dinámica, debe examinarse el maximo de cada posibilidad.</text:p>
            <text:p>El calculo de complejidad no es el correcto</text:p>
            <text:p>No entrega implementación</text:p>
            <text:p/>
            <text:p>Nota 1.5</text:p>
            <text:p/>
            <text:p>Inversión</text:p>
            <text:p/>
            <text:p>El calculo de complejidad no es el correcto</text:p>
            <text:p>No se define formalmente la solución dinamica</text:p>
            <text:p>No entrega implementación</text:p>
            <text:p/>
            <text:p>Nota 2</text:p>
            <text:p/>
            <text:p>Total 1.8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0"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355821" calcext:value-type="float">
            <text:p>1355821</text:p>
          </table:table-cell>
          <table:table-cell table:style-name="ce34" office:value-type="string" calcext:value-type="string" table:number-columns-spanned="4" table:number-rows-spanned="1">
            <text:p>HERRERA ARENAS JHONY ANDRES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17];&quot;-&quot;;[.G17])" office:value-type="string" office:string-value="1355821-3743" calcext:value-type="string">
            <text:p>1355821-3743</text:p>
          </table:table-cell>
          <table:table-cell table:style-name="ce62" table:formula="of:=0.3*MAX([.K17:.L17])+0.3*MAX([.M17:.N17])+0.25*[.O17]+0.075*[.P17]+0.075*[.AE17]" office:value-type="float" office:value="2.96665454545454" calcext:value-type="float">
            <text:p>3.0</text:p>
          </table:table-cell>
          <table:table-cell table:style-name="ce62" table:formula="of:=[.I17]" office:value-type="float" office:value="2.96665454545454" calcext:value-type="float">
            <text:p>3.0</text:p>
          </table:table-cell>
          <table:table-cell table:style-name="ce34" office:value-type="float" office:value="3.1" calcext:value-type="float">
            <text:p>3.1</text:p>
          </table:table-cell>
          <table:table-cell table:style-name="ce34"/>
          <table:table-cell table:style-name="ce34" office:value-type="float" office:value="0.9" calcext:value-type="float">
            <text:p>0.9</text:p>
          </table:table-cell>
          <table:table-cell table:style-name="ce34" office:value-type="float" office:value="2.3" calcext:value-type="float">
            <text:p>2.3</text:p>
          </table:table-cell>
          <table:table-cell table:style-name="ce34" office:value-type="float" office:value="3.1" calcext:value-type="float">
            <text:p>3.1</text:p>
          </table:table-cell>
          <table:table-cell table:style-name="ce74" table:formula="of:=(SUM([.Q17:.T17])+[.V17]+[.W17]+[.Y17]+[.Z17]+[.AB17]+[.AC17]+[.AL17])/11" office:value-type="float" office:value="2.97272727272727" calcext:value-type="float">
            <text:p>3.0</text:p>
          </table:table-cell>
          <table:table-cell table:style-name="ce81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" calcext:value-type="float">
            <text:p>3.0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" calcext:value-type="float">
            <text:p>3.0</text:p>
          </table:table-cell>
          <table:table-cell table:style-name="ce84"/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0" calcext:value-type="float">
            <text:p>0</text:p>
          </table:table-cell>
          <table:table-cell table:style-name="ce91"/>
          <table:table-cell table:number-columns-repeated="2" table:style-name="ce89" office:value-type="float" office:value="2.3" calcext:value-type="float">
            <text:p>2.3</text:p>
          </table:table-cell>
          <table:table-cell table:style-name="ce91" office:value-type="string" calcext:value-type="string">
            <text:p>QHeap. 3.0</text:p>
            <text:p>Solo acepta un caso de 30</text:p>
            <text:p/>
            <text:p/>
            <text:p>Jesse and Cookies. 0.0</text:p>
            <text:p>No entregado </text:p>
            <text:p/>
            <text:p>Tree preorder 1.0</text:p>
            <text:p>Implementación estática tanto en datos como el lógica</text:p>
            <text:p/>
            <text:p/>
            <text:p>Tree Huffman. 5.0</text:p>
            <text:p/>
            <text:p/>
            <text:p>Components 2.5</text:p>
            <text:p>Salida no cumple especificaciones del problema</text:p>
            <text:p/>
            <text:p>Nota 2.3</text:p>
          </table:table-cell>
          <table:table-cell table:style-name="ce95" table:formula="of:=([.AF17]+[.AG17]+[.AI17])/3" office:value-type="float" office:value="4.64933333333333" calcext:value-type="float">
            <text:p>4.6</text:p>
          </table:table-cell>
          <table:table-cell table:style-name="ce98" table:formula="of:=[Taller1.O18]" office:value-type="float" office:value="4.148" calcext:value-type="float">
            <text:p>4.1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4.8" calcext:value-type="float">
            <text:p>4.8</text:p>
          </table:table-cell>
          <table:table-cell table:style-name="ce91" office:value-type="string" calcext:value-type="string">
            <text:p>Fiesta 4.5</text:p>
            <text:p/>
            <text:p>Aunque es buena estrategia, la lista de nodos no es la mejor estructura de memorización</text:p>
            <text:p/>
            <text:p/>
            <text:p>Inversión 5</text:p>
            <text:p/>
            <text:p>Total 4.8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1">
          <table:table-cell table:style-name="ce38" office:value-type="float" office:value="14" calcext:value-type="float">
            <text:p>14</text:p>
          </table:table-cell>
          <table:table-cell table:style-name="ce52" office:value-type="float" office:value="1356054" calcext:value-type="float">
            <text:p>1356054</text:p>
          </table:table-cell>
          <table:table-cell table:style-name="ce38" office:value-type="string" calcext:value-type="string" table:number-columns-spanned="4" table:number-rows-spanned="1">
            <text:p>HERRERA MARTINEZ JOSE IGNACIO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18];&quot;-&quot;;[.G18])" office:value-type="string" office:string-value="1356054-3743" calcext:value-type="string">
            <text:p>1356054-3743</text:p>
          </table:table-cell>
          <table:table-cell table:style-name="ce65" table:formula="of:=0.3*MAX([.K18:.L18])+0.3*MAX([.M18:.N18])+0.25*[.O18]+0.075*[.P18]+0.075*[.AE18]" office:value-type="float" office:value="2.99938181818182" calcext:value-type="float">
            <text:p>3.0</text:p>
          </table:table-cell>
          <table:table-cell table:style-name="ce65" table:formula="of:=[.I18]+([.I18]*0.05+[.AK18]*0.02+[.AL18]*0.02)" office:value-type="float" office:value="3.22135090909091" calcext:value-type="float">
            <text:p>3.2</text:p>
          </table:table-cell>
          <table:table-cell table:style-name="ce38" office:value-type="float" office:value="3.3" calcext:value-type="float">
            <text:p>3.3</text:p>
          </table:table-cell>
          <table:table-cell table:style-name="ce38"/>
          <table:table-cell table:style-name="ce38" office:value-type="float" office:value="2.1" calcext:value-type="float">
            <text:p>2.1</text:p>
          </table:table-cell>
          <table:table-cell table:style-name="ce38"/>
          <table:table-cell table:style-name="ce38" office:value-type="float" office:value="3.1" calcext:value-type="float">
            <text:p>3.1</text:p>
          </table:table-cell>
          <table:table-cell table:style-name="ce76" table:formula="of:=(SUM([.Q18:.T18])+[.V18]+[.W18]+[.Y18]+[.Z18]+[.AB18]+[.AC18]+[.AL18])/11" office:value-type="float" office:value="3.40909090909091" calcext:value-type="float">
            <text:p>3.4</text:p>
          </table:table-cell>
          <table:table-cell table:style-name="ce80" office:value-type="float" office:value="3.5" calcext:value-type="float">
            <text:p>3.5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8" calcext:value-type="float">
            <text:p>2.8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3" calcext:value-type="float">
            <text:p>3.0</text:p>
          </table:table-cell>
          <table:table-cell table:style-name="ce88"/>
          <table:table-cell table:style-name="ce79" office:value-type="float" office:value="5" calcext:value-type="float">
            <text:p>5.0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table-cell table:number-columns-repeated="2" table:style-name="ce82" office:value-type="float" office:value="2.3" calcext:value-type="float">
            <text:p>2.3</text:p>
          </table:table-cell>
          <table:table-cell table:style-name="ce86" office:value-type="string" calcext:value-type="string">
            <text:p>QHeap. 3.0</text:p>
            <text:p>Solo acepta un caso de 30</text:p>
            <text:p/>
            <text:p/>
            <text:p>Jesse and Cookies. 0.0</text:p>
            <text:p>No entregado </text:p>
            <text:p/>
            <text:p>Tree preorder 1.0</text:p>
            <text:p>Implementación estática tanto en datos como el lógica</text:p>
            <text:p/>
            <text:p/>
            <text:p>Tree Huffman. 5.0</text:p>
            <text:p/>
            <text:p/>
            <text:p>Components 2.5</text:p>
            <text:p>Salida no cumple especificaciones del problema</text:p>
            <text:p/>
            <text:p>Nota 2.3</text:p>
          </table:table-cell>
          <table:table-cell table:style-name="ce97" table:formula="of:=([.AF18]+[.AG18]+[.AI18])/3" office:value-type="float" office:value="4.64933333333333" calcext:value-type="float">
            <text:p>4.6</text:p>
          </table:table-cell>
          <table:table-cell table:style-name="ce100" table:formula="of:=[Taller1.O19]" office:value-type="float" office:value="4.148" calcext:value-type="float">
            <text:p>4.1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.8" calcext:value-type="float">
            <text:p>4.8</text:p>
          </table:table-cell>
          <table:table-cell table:style-name="ce86" office:value-type="string" calcext:value-type="string">
            <text:p>Fiesta 4.5</text:p>
            <text:p/>
            <text:p>Aunque es buena estrategia, la lista de nodos no es la mejor estructura de memorización</text:p>
            <text:p/>
            <text:p/>
            <text:p>Inversión 5</text:p>
            <text:p/>
            <text:p>Total 4.8</text:p>
          </table:table-cell>
          <table:table-cell table:style-name="ce79"/>
          <table:table-cell table:style-name="ce79" office:value-type="float" office:value="3.6" calcext:value-type="float">
            <text:p>3.6</text:p>
          </table:table-cell>
          <table:table-cell table:number-columns-repeated="986"/>
        </table:table-row>
        <table:table-row table:style-name="ro12"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556168" calcext:value-type="float">
            <text:p>1556168</text:p>
          </table:table-cell>
          <table:table-cell table:style-name="ce34" office:value-type="string" calcext:value-type="string" table:number-columns-spanned="4" table:number-rows-spanned="1">
            <text:p>LEMOS LÓPEZ KEVIN SANTIAGO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19];&quot;-&quot;;[.G19])" office:value-type="string" office:string-value="1556168-3743" calcext:value-type="string">
            <text:p>1556168-3743</text:p>
          </table:table-cell>
          <table:table-cell table:style-name="ce62" table:formula="of:=0.3*MAX([.K19:.L19])+0.3*MAX([.M19:.N19])+0.25*[.O19]+0.075*[.P19]+0.075*[.AE19]" office:value-type="float" office:value="2.71804545454545" calcext:value-type="float">
            <text:p>2.7</text:p>
          </table:table-cell>
          <table:table-cell table:style-name="ce62" table:formula="of:=[.I19]" office:value-type="float" office:value="2.71804545454545" calcext:value-type="float">
            <text:p>2.7</text:p>
          </table:table-cell>
          <table:table-cell table:style-name="ce34" office:value-type="float" office:value="0.9" calcext:value-type="float">
            <text:p>0.9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3.3" calcext:value-type="float">
            <text:p>3.3</text:p>
          </table:table-cell>
          <table:table-cell table:style-name="ce74" table:formula="of:=(SUM([.Q19:.T19])+[.V19]+[.W19]+[.Y19]+[.Z19]+[.AB19]+[.AC19]+[.AL19])/11" office:value-type="float" office:value="3.12727272727273" calcext:value-type="float">
            <text:p>3.1</text:p>
          </table:table-cell>
          <table:table-cell table:style-name="ce81" office:value-type="float" office:value="3.5" calcext:value-type="float">
            <text:p>3.5</text:p>
          </table:table-cell>
          <table:table-cell table:style-name="ce77" office:value-type="float" office:value="4.5" calcext:value-type="float">
            <text:p>4.5</text:p>
          </table:table-cell>
          <table:table-cell table:style-name="ce77" office:value-type="float" office:value="2.2" calcext:value-type="float">
            <text:p>2.2</text:p>
          </table:table-cell>
          <table:table-cell table:style-name="ce77" office:value-type="float" office:value="4.7" calcext:value-type="float">
            <text:p>4.7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1.3" calcext:value-type="float">
            <text:p>1.3</text:p>
          </table:table-cell>
          <table:table-cell table:style-name="ce84"/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2.3" calcext:value-type="float">
            <text:p>2.3</text:p>
          </table:table-cell>
          <table:table-cell table:style-name="ce91" office:value-type="string" calcext:value-type="string">
            <text:p>QHeap  3.0</text:p>
            <text:p>De 30 casos de prueba solo pasa 2</text:p>
            <text:p/>
            <text:p/>
            <text:p>Jesse and Cookies 3.0</text:p>
            <text:p>Solo pasa un caso de prueba</text:p>
            <text:p/>
            <text:p/>
            <text:p>Tree preorder  5.0</text:p>
            <text:p/>
            <text:p/>
            <text:p>Tree Huffman 2.0</text:p>
            <text:p>Implementación estática (No acepta otros árboles)</text:p>
            <text:p/>
            <text:p/>
            <text:p>Components</text:p>
            <text:p/>
            <text:p>Nota: 2.6</text:p>
            <text:p>Entrega tardía nota sobre 4.4 (88%)</text:p>
            <text:p/>
            <text:p>Nota total: 2.3</text:p>
          </table:table-cell>
          <table:table-cell table:style-name="ce95" table:formula="of:=([.AF19]+[.AG19]+[.AI19])/3" office:value-type="float" office:value="2.91333333333333" calcext:value-type="float">
            <text:p>2.9</text:p>
          </table:table-cell>
          <table:table-cell table:style-name="ce98" table:formula="of:=[Taller1.O20]" office:value-type="float" office:value="2.24" calcext:value-type="float">
            <text:p>2.2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.5" calcext:value-type="float">
            <text:p>1.5</text:p>
          </table:table-cell>
          <table:table-cell table:style-name="ce91" office:value-type="string" calcext:value-type="string">
            <text:p>Fiesta Nota 0</text:p>
            <text:p/>
            <text:p>No se realiza</text:p>
            <text:p/>
            <text:p>Inversión Nota 3.0</text:p>
            <text:p/>
            <text:p>No se estudia complejidad del problema</text:p>
            <text:p/>
            <text:p>No se plantea formalmente una solución dinamica, se ve que falta bastante dominio en este tema.</text:p>
            <text:p/>
            <text:p/>
            <text:p>Total 1.5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3"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455749" calcext:value-type="float">
            <text:p>1455749</text:p>
          </table:table-cell>
          <table:table-cell table:style-name="ce34" office:value-type="string" calcext:value-type="string" table:number-columns-spanned="4" table:number-rows-spanned="1">
            <text:p>LOAIZA ROSERO JONATHAN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20];&quot;-&quot;;[.G20])" office:value-type="string" office:string-value="1455749-3743" calcext:value-type="string">
            <text:p>1455749-3743</text:p>
          </table:table-cell>
          <table:table-cell table:style-name="ce62" table:formula="of:=0.3*MAX([.K20:.L20])+0.3*MAX([.M20:.N20])+0.25*[.O20]+0.075*[.P20]+0.075*[.AE20]" office:value-type="float" office:value="1.45496363636364" calcext:value-type="float">
            <text:p>1.5</text:p>
          </table:table-cell>
          <table:table-cell table:style-name="ce62" table:formula="of:=[.I20]" office:value-type="float" office:value="1.45496363636364" calcext:value-type="float">
            <text:p>1.5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0" calcext:value-type="float">
            <text:p>0</text:p>
          </table:table-cell>
          <table:table-cell table:style-name="ce74" table:formula="of:=(SUM([.Q20:.T20])+[.V20]+[.W20]+[.Y20]+[.Z20]+[.AB20]+[.AC20]+[.AL20])/11" office:value-type="float" office:value="1.91818181818182" calcext:value-type="float">
            <text:p>1.9</text:p>
          </table:table-cell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2.8" calcext:value-type="float">
            <text:p>2.8</text:p>
          </table:table-cell>
          <table:table-cell table:style-name="ce77" office:value-type="float" office:value="0" calcext:value-type="float">
            <text:p>0.0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77" office:value-type="float" office:value="2.5" calcext:value-type="float">
            <text:p>2.5</text:p>
          </table:table-cell>
          <table:table-cell table:style-name="ce84"/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0" calcext:value-type="float">
            <text:p>0</text:p>
          </table:table-cell>
          <table:table-cell table:style-name="ce91"/>
          <table:table-cell table:style-name="ce95" table:formula="of:=([.AF20]+[.AG20]+[.AI20])/3" office:value-type="float" office:value="1.88133333333333" calcext:value-type="float">
            <text:p>1.9</text:p>
          </table:table-cell>
          <table:table-cell table:style-name="ce98" table:formula="of:=[Taller1.O21]" office:value-type="float" office:value="2.744" calcext:value-type="float">
            <text:p>2.7</text:p>
          </table:table-cell>
          <table:table-cell table:style-name="ce89" office:value-type="float" office:value="2.9" calcext:value-type="float">
            <text:p>2.9</text:p>
          </table:table-cell>
          <table:table-cell table:style-name="ce91" office:value-type="string" calcext:value-type="string">
            <text:p>Combinando</text:p>
            <text:p/>
            <text:p>5</text:p>
            <text:p/>
            <text:p>Inventario</text:p>
            <text:p/>
            <text:p>5</text:p>
            <text:p/>
            <text:p>Pilas colas</text:p>
            <text:p/>
            <text:p>5</text:p>
            <text:p/>
            <text:p>Dominó</text:p>
            <text:p/>
            <text:p>0</text:p>
            <text:p>No entregado</text:p>
            <text:p/>
            <text:p/>
            <text:p>No entrega informe. Sanción 25% nota.</text:p>
            <text:p>La entrega es un desorden, deben mejorar esto.</text:p>
            <text:p/>
            <text:p>Nota: 3.8</text:p>
            <text:p>Nota con sanción: 2.9</text:p>
            <text:p/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string" calcext:value-type="string">
            <text:p>No entrega</text:p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7"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556094" calcext:value-type="float">
            <text:p>1556094</text:p>
          </table:table-cell>
          <table:table-cell table:style-name="ce34" office:value-type="string" calcext:value-type="string" table:number-columns-spanned="4" table:number-rows-spanned="1">
            <text:p>LONDOÑO GUTIERREZ MAGREL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21];&quot;-&quot;;[.G21])" office:value-type="string" office:string-value="1556094-2711" calcext:value-type="string">
            <text:p>1556094-2711</text:p>
          </table:table-cell>
          <table:table-cell table:style-name="ce62" table:formula="of:=0.3*MAX([.K21:.L21])+0.3*MAX([.M21:.N21])+0.25*[.O21]+0.075*[.P21]+0.075*[.AE21]" office:value-type="float" office:value="2.96275454545455" calcext:value-type="float">
            <text:p>3.0</text:p>
          </table:table-cell>
          <table:table-cell table:style-name="ce62" table:formula="of:=[.I21]" office:value-type="float" office:value="2.96275454545455" calcext:value-type="float">
            <text:p>3.0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2.6" calcext:value-type="float">
            <text:p>2.6</text:p>
          </table:table-cell>
          <table:table-cell table:style-name="ce34" office:value-type="float" office:value="3.9" calcext:value-type="float">
            <text:p>3.9</text:p>
          </table:table-cell>
          <table:table-cell table:style-name="ce74" table:formula="of:=(SUM([.Q21:.T21])+[.V21]+[.W21]+[.Y21]+[.Z21]+[.AB21]+[.AC21]+[.AL21])/11" office:value-type="float" office:value="3.57272727272727" calcext:value-type="float">
            <text:p>3.6</text:p>
          </table:table-cell>
          <table:table-cell table:style-name="ce81" office:value-type="float" office:value="4" calcext:value-type="float">
            <text:p>4.0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4.8" calcext:value-type="float">
            <text:p>4.8</text:p>
          </table:table-cell>
          <table:table-cell table:style-name="ce77"/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3" calcext:value-type="float">
            <text:p>3.0</text:p>
          </table:table-cell>
          <table:table-cell table:style-name="ce84"/>
          <table:table-cell table:style-name="ce77" office:value-type="float" office:value="5" calcext:value-type="float">
            <text:p>5.0</text:p>
          </table:table-cell>
          <table:table-cell table:style-name="ce89" office:value-type="float" office:value="4.4" calcext:value-type="float">
            <text:p>4.4</text:p>
          </table:table-cell>
          <table:table-cell table:style-name="ce91" office:value-type="string" calcext:value-type="string">
            <text:p>Punto 2, da salida incorrecta</text:p>
          </table:table-cell>
          <table:table-cell table:number-columns-repeated="2" table:style-name="ce89" office:value-type="float" office:value="3.5" calcext:value-type="float">
            <text:p>3.5</text:p>
          </table:table-cell>
          <table:table-cell table:style-name="ce91" office:value-type="string" calcext:value-type="string">
            <text:p>QHeapd 3.0</text:p>
            <text:p>Solo pasa un caso de 30.</text:p>
            <text:p/>
            <text:p/>
            <text:p>Jesse and Cookies. 5.0</text:p>
            <text:p/>
            <text:p/>
            <text:p>Tree preorder 5.0</text:p>
            <text:p/>
            <text:p/>
            <text:p>Tree Huffman  4.5</text:p>
            <text:p>Rutas estáticas, pésima práctica de programación (Sanción 0.5)</text:p>
            <text:p>Usar siempre rutas relativas (No estáticas)</text:p>
            <text:p/>
            <text:p/>
            <text:p>Components. 0.0</text:p>
            <text:p>No entregado</text:p>
            <text:p/>
            <text:p>Nota 3.5</text:p>
            <text:p/>
          </table:table-cell>
          <table:table-cell table:style-name="ce95" table:formula="of:=([.AF21]+[.AG21]+[.AI21])/3" office:value-type="float" office:value="4.13066666666667" calcext:value-type="float">
            <text:p>4.1</text:p>
          </table:table-cell>
          <table:table-cell table:style-name="ce98" table:formula="of:=[Taller1.O22]" office:value-type="float" office:value="3.192" calcext:value-type="float">
            <text:p>3.2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Fiesta 3.8</text:p>
            <text:p/>
            <text:p>La estructura no es la apropiada, debería modelar que cada decision tomada es un subproblema nuevo.</text:p>
            <text:p>La complejidad no es la correcta</text:p>
            <text:p/>
            <text:p>Inversión 4.5</text:p>
            <text:p/>
            <text:p>La complejidad no es la correcta</text:p>
            <text:p/>
            <text:p>Total 4.2</text:p>
            <text:p/>
          </table:table-cell>
          <table:table-cell table:style-name="ce77" office:value-type="float" office:value="4" calcext:value-type="float">
            <text:p>4.0</text:p>
          </table:table-cell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0">
          <table:table-cell table:style-name="ce38" office:value-type="float" office:value="18" calcext:value-type="float">
            <text:p>18</text:p>
          </table:table-cell>
          <table:table-cell table:style-name="ce52" office:value-type="float" office:value="1556060" calcext:value-type="float">
            <text:p>1556060</text:p>
          </table:table-cell>
          <table:table-cell table:style-name="ce38" office:value-type="string" calcext:value-type="string" table:number-columns-spanned="4" table:number-rows-spanned="1">
            <text:p>MARULANDA ALMANZA JOHAN SEBASTIAN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22];&quot;-&quot;;[.G22])" office:value-type="string" office:string-value="1556060-3743" calcext:value-type="string">
            <text:p>1556060-3743</text:p>
          </table:table-cell>
          <table:table-cell table:style-name="ce65" table:formula="of:=0.3*MAX([.K22:.L22])+0.3*MAX([.M22:.N22])+0.25*[.O22]+0.075*[.P22]+0.075*[.AE22]" office:value-type="float" office:value="3.09711818181818" calcext:value-type="float">
            <text:p>3.1</text:p>
          </table:table-cell>
          <table:table-cell table:style-name="ce65" table:formula="of:=[.I22]+([.I22]*0.05+[.AK22]*0.02+[.AL22]*0.02)" office:value-type="float" office:value="3.33197409090909" calcext:value-type="float">
            <text:p>3.3</text:p>
          </table:table-cell>
          <table:table-cell table:style-name="ce38" office:value-type="float" office:value="2.2" calcext:value-type="float">
            <text:p>2.2</text:p>
          </table:table-cell>
          <table:table-cell table:style-name="ce38"/>
          <table:table-cell table:style-name="ce38" office:value-type="float" office:value="2.5" calcext:value-type="float">
            <text:p>2.5</text:p>
          </table:table-cell>
          <table:table-cell table:style-name="ce38"/>
          <table:table-cell table:style-name="ce38" office:value-type="float" office:value="4.2" calcext:value-type="float">
            <text:p>4.2</text:p>
          </table:table-cell>
          <table:table-cell table:style-name="ce76" table:formula="of:=(SUM([.Q22:.T22])+[.V22]+[.W22]+[.Y22]+[.Z22]+[.AB22]+[.AC22]+[.AL22])/11" office:value-type="float" office:value="4.29090909090909" calcext:value-type="float">
            <text:p>4.3</text:p>
          </table:table-cell>
          <table:table-cell table:style-name="ce79" office:value-type="float" office:value="3.8" calcext:value-type="float">
            <text:p>3.8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" calcext:value-type="float">
            <text:p>2.0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4" calcext:value-type="float">
            <text:p>4.0</text:p>
          </table:table-cell>
          <table:table-cell table:style-name="ce88"/>
          <table:table-cell table:style-name="ce79" office:value-type="float" office:value="5" calcext:value-type="float">
            <text:p>5.0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number-columns-repeated="2"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QHeapd 2.6</text:p>
            <text:p>Problemas lectura de la entrada</text:p>
            <text:p>Tiene una cola ya por defecto</text:p>
            <text:p>Y esta es limitada en tamaño (no sirve para entradas distintas)</text:p>
            <text:p/>
            <text:p>Jesse and Cookies  5.0</text:p>
            <text:p/>
            <text:p>Tree preorder  5.0</text:p>
            <text:p/>
            <text:p>Tree Huffman 5.0</text:p>
            <text:p/>
            <text:p>Components 3.5</text:p>
            <text:p>Solo pasa un caso de prueba</text:p>
            <text:p/>
            <text:p>Nota 4.2</text:p>
            <text:p/>
          </table:table-cell>
          <table:table-cell table:style-name="ce97" table:formula="of:=([.AF22]+[.AG22]+[.AI22])/3" office:value-type="float" office:value="4.204" calcext:value-type="float">
            <text:p>4.2</text:p>
          </table:table-cell>
          <table:table-cell table:style-name="ce100" table:formula="of:=[Taller1.O23]" office:value-type="float" office:value="3.412" calcext:value-type="float">
            <text:p>3.4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Fiesta 3.8</text:p>
            <text:p/>
            <text:p>La estructura no es la apropiada, debería modelar que cada decision tomada es un subproblema nuevo.</text:p>
            <text:p>La complejidad no es la correcta</text:p>
            <text:p/>
            <text:p>Inversión 4.5</text:p>
            <text:p/>
            <text:p>La complejidad no es la correcta</text:p>
            <text:p/>
            <text:p>Total 4.2</text:p>
            <text:p/>
          </table:table-cell>
          <table:table-cell table:style-name="ce79"/>
          <table:table-cell table:style-name="ce79" office:value-type="float" office:value="4" calcext:value-type="float">
            <text:p>4.0</text:p>
          </table:table-cell>
          <table:table-cell table:number-columns-repeated="986"/>
        </table:table-row>
        <table:table-row table:style-name="ro13"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556227" calcext:value-type="float">
            <text:p>1556227</text:p>
          </table:table-cell>
          <table:table-cell table:style-name="ce34" office:value-type="string" calcext:value-type="string" table:number-columns-spanned="4" table:number-rows-spanned="1">
            <text:p>MESA ESPINAL YOHAN LENIN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23];&quot;-&quot;;[.G23])" office:value-type="string" office:string-value="1556227-2711" calcext:value-type="string">
            <text:p>1556227-2711</text:p>
          </table:table-cell>
          <table:table-cell table:style-name="ce62" table:formula="of:=0.3*MAX([.K23:.L23])+0.3*MAX([.M23:.N23])+0.25*[.O23]+0.075*[.P23]+0.075*[.AE23]" office:value-type="float" office:value="2.96945909090909" calcext:value-type="float">
            <text:p>3.0</text:p>
          </table:table-cell>
          <table:table-cell table:style-name="ce62" table:formula="of:=[.I23]" office:value-type="float" office:value="2.96945909090909" calcext:value-type="float">
            <text:p>3.0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.3" calcext:value-type="float">
            <text:p>2.3</text:p>
          </table:table-cell>
          <table:table-cell table:style-name="ce74" table:formula="of:=(SUM([.Q23:.T23])+[.V23]+[.W23]+[.Y23]+[.Z23]+[.AB23]+[.AC23]+[.AL23])/11" office:value-type="float" office:value="3.64545454545455" calcext:value-type="float">
            <text:p>3.6</text:p>
          </table:table-cell>
          <table:table-cell table:style-name="ce77" office:value-type="float" office:value="3.2" calcext:value-type="float">
            <text:p>3.2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number-columns-repeated="2" table:style-name="ce77" office:value-type="float" office:value="5" calcext:value-type="float">
            <text:p>5.0</text:p>
          </table:table-cell>
          <table:table-cell table:style-name="ce84"/>
          <table:table-cell table:style-name="ce77" office:value-type="float" office:value="5" calcext:value-type="float">
            <text:p>5.0</text:p>
          </table:table-cell>
          <table:table-cell table:style-name="ce89" office:value-type="float" office:value="4.4" calcext:value-type="float">
            <text:p>4.4</text:p>
          </table:table-cell>
          <table:table-cell table:style-name="ce91" office:value-type="string" calcext:value-type="string">
            <text:p>Punto 2, da salida incorrecta</text:p>
          </table:table-cell>
          <table:table-cell table:number-columns-repeated="2" table:style-name="ce89" office:value-type="float" office:value="3.5" calcext:value-type="float">
            <text:p>3.5</text:p>
          </table:table-cell>
          <table:table-cell table:style-name="ce91" office:value-type="string" calcext:value-type="string">
            <text:p>QHeap 4.5</text:p>
            <text:p>Pasa 9 de 20  pruebas.</text:p>
            <text:p/>
            <text:p>Jesse and Cookie 4.8</text:p>
            <text:p>Pasa 23 a 27 casos</text:p>
            <text:p/>
            <text:p>Tree preorder  5.0</text:p>
            <text:p/>
            <text:p>Tree Huffman 0</text:p>
            <text:p>No entrega</text:p>
            <text:p/>
            <text:p>Components  3.0</text:p>
            <text:p>No da la respuesta correcta.</text:p>
            <text:p/>
            <text:p>Nota 3.5</text:p>
            <text:p/>
          </table:table-cell>
          <table:table-cell table:style-name="ce95" table:formula="of:=([.AF23]+[.AG23]+[.AI23])/3" office:value-type="float" office:value="2.68066666666667" calcext:value-type="float">
            <text:p>2.7</text:p>
          </table:table-cell>
          <table:table-cell table:style-name="ce98" table:formula="of:=[Taller1.O24]" office:value-type="float" office:value="2.742" calcext:value-type="float">
            <text:p>2.7</text:p>
          </table:table-cell>
          <table:table-cell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No se entrega punto domino</text:p>
          </table:table-cell>
          <table:table-cell table:style-name="ce89" office:value-type="float" office:value="1.5" calcext:value-type="float">
            <text:p>1.5</text:p>
          </table:table-cell>
          <table:table-cell table:style-name="ce91" office:value-type="string" calcext:value-type="string">
            <text:p>Fiesta 1</text:p>
            <text:p/>
            <text:p>Entienden el plantemianto de divide y vencerás, pero hasta alli.</text:p>
            <text:p>La estructura de memorización no es la correcta</text:p>
            <text:p>No hay calculo de la complejidad</text:p>
            <text:p>No hay implementación</text:p>
            <text:p> </text:p>
            <text:p>Inversión 2</text:p>
            <text:p/>
            <text:p>Entienden el plantemianto de divide y vencerás, pero hasta alli.</text:p>
            <text:p>No hay calculo de la complejidad</text:p>
            <text:p>No hay implementación</text:p>
            <text:p/>
            <text:p>Total 1.5</text:p>
            <text:p/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10"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455975" calcext:value-type="float">
            <text:p>1455975</text:p>
          </table:table-cell>
          <table:table-cell table:style-name="ce34" office:value-type="string" calcext:value-type="string" table:number-columns-spanned="4" table:number-rows-spanned="1">
            <text:p>OCAMPO ESCOBAR ANGÉLICA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24];&quot;-&quot;;[.G24])" office:value-type="string" office:string-value="1455975-3743" calcext:value-type="string">
            <text:p>1455975-3743</text:p>
          </table:table-cell>
          <table:table-cell table:style-name="ce62" table:formula="of:=0.3*MAX([.K24:.L24])+0.3*MAX([.M24:.N24])+0.25*[.O24]+0.075*[.P24]+0.075*[.AE24]" office:value-type="float" office:value="1.54918181818182" calcext:value-type="float">
            <text:p>1.5</text:p>
          </table:table-cell>
          <table:table-cell table:style-name="ce62" table:formula="of:=[.I24]" office:value-type="float" office:value="1.54918181818182" calcext:value-type="float">
            <text:p>1.5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0.5" calcext:value-type="float">
            <text:p>0.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74" table:formula="of:=(SUM([.Q24:.T24])+[.V24]+[.W24]+[.Y24]+[.Z24]+[.AB24]+[.AC24]+[.AL24])/11" office:value-type="float" office:value="3.90909090909091" calcext:value-type="float">
            <text:p>3.9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3.9" calcext:value-type="float">
            <text:p>3.9</text:p>
          </table:table-cell>
          <table:table-cell table:style-name="ce84"/>
          <table:table-cell table:style-name="ce77" office:value-type="float" office:value="4.7" calcext:value-type="float">
            <text:p>4.7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4.1" calcext:value-type="float">
            <text:p>4.1</text:p>
          </table:table-cell>
          <table:table-cell table:style-name="ce91" office:value-type="string" calcext:value-type="string">
            <text:p>QHeap, 4.2</text:p>
            <text:p>Queda en ciclo en:</text:p>
            <text:p> Test Case #7</text:p>
            <text:p> Test Case #8</text:p>
            <text:p> Test Case #9</text:p>
            <text:p> Test Case #11</text:p>
            <text:p> Test Case #12</text:p>
            <text:p> Test Case #13</text:p>
            <text:p> Test Case #14</text:p>
            <text:p> Test Case #15</text:p>
            <text:p> Test Case #16</text:p>
            <text:p> Test Case #17</text:p>
            <text:p> Test Case #18</text:p>
            <text:p> </text:p>
            <text:p>Jesse and Cookies. 5.0</text:p>
            <text:p/>
            <text:p>Tree preorder 5.0</text:p>
            <text:p/>
            <text:p>Tree Huffman 5.0</text:p>
            <text:p/>
            <text:p>Components. 1.5</text:p>
            <text:p>Entrega no funcional:  B.forEach(i -&gt; nodos.put(i, G));</text:p>
            <text:p>¿Es un java muy C++? O un nuevo lenguaje</text:p>
            <text:p>Les valgo la idea del informe</text:p>
            <text:p/>
            <text:p>Nota: 4.1</text:p>
          </table:table-cell>
          <table:table-cell table:style-name="ce95" table:formula="of:=([.AF24]+[.AG24]+[.AI24])/3" office:value-type="float" office:value="2.88" calcext:value-type="float">
            <text:p>2.9</text:p>
          </table:table-cell>
          <table:table-cell table:style-name="ce98" table:formula="of:=[Taller1.O25]" office:value-type="float" office:value="2.64" calcext:value-type="float">
            <text:p>2.6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91" office:value-type="string" calcext:value-type="string">
            <text:p>Fiesta Nota 2.0</text:p>
            <text:p/>
            <text:p>No se calcula la complejidad correctamente</text:p>
            <text:p/>
            <text:p>No se plantea una solución dinamica. </text:p>
            <text:p/>
            <text:p>Lo lamento, pero se ve claramente que el tema de programación dinámica no ha sido asimilado.</text:p>
            <text:p/>
            <text:p>Inversión. No se entrega</text:p>
            <text:p/>
            <text:p/>
            <text:p>Total 1.0</text:p>
            <text:p/>
          </table:table-cell>
          <table:table-cell table:style-name="ce77"/>
          <table:table-cell table:style-name="ce77" office:value-type="float" office:value="3" calcext:value-type="float">
            <text:p>3.0</text:p>
          </table:table-cell>
          <table:table-cell table:style-name="ce101" table:number-columns-repeated="986"/>
        </table:table-row>
        <table:table-row table:style-name="ro13"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556123" calcext:value-type="float">
            <text:p>1556123</text:p>
          </table:table-cell>
          <table:table-cell table:style-name="ce34" office:value-type="string" calcext:value-type="string" table:number-columns-spanned="4" table:number-rows-spanned="1">
            <text:p>OSPINA PRIMERO CHRISTIAN DAVID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25];&quot;-&quot;;[.G25])" office:value-type="string" office:string-value="1556123-3743" calcext:value-type="string">
            <text:p>1556123-3743</text:p>
          </table:table-cell>
          <table:table-cell table:style-name="ce62" table:formula="of:=0.3*MAX([.K25:.L25])+0.3*MAX([.M25:.N25])+0.25*[.O25]+0.075*[.P25]+0.075*[.AE25]" office:value-type="float" office:value="1.14106818181818" calcext:value-type="float">
            <text:p>1.1</text:p>
          </table:table-cell>
          <table:table-cell table:style-name="ce62" table:formula="of:=[.I25]" office:value-type="float" office:value="1.14106818181818" calcext:value-type="float">
            <text:p>1.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0" calcext:value-type="float">
            <text:p>0</text:p>
          </table:table-cell>
          <table:table-cell table:style-name="ce74" table:formula="of:=(SUM([.Q25:.T25])+[.V25]+[.W25]+[.Y25]+[.Z25]+[.AB25]+[.AC25]+[.AL25])/11" office:value-type="float" office:value="3.19090909090909" calcext:value-type="float">
            <text:p>3.2</text:p>
          </table:table-cell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5" calcext:value-type="float">
            <text:p>5.0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" calcext:value-type="float">
            <text:p>3.0</text:p>
          </table:table-cell>
          <table:table-cell table:style-name="ce84"/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3.4" calcext:value-type="float">
            <text:p>3.4</text:p>
          </table:table-cell>
          <table:table-cell table:style-name="ce91" office:value-type="string" calcext:value-type="string">
            <text:p>QHeap 5.0</text:p>
            <text:p/>
            <text:p>Jesse and Cookies  2.0</text:p>
            <text:p>De 30 casos, solo pasa 4.</text:p>
            <text:p>En el informe no es claro el proceso que realizaron</text:p>
            <text:p/>
            <text:p/>
            <text:p>Tree preorder. 5.0</text:p>
            <text:p/>
            <text:p>Tree Huffman  5.0</text:p>
            <text:p> </text:p>
            <text:p>Components  0</text:p>
            <text:p/>
            <text:p>Nota 3.4</text:p>
          </table:table-cell>
          <table:table-cell table:style-name="ce95" table:formula="of:=([.AF25]+[.AG25]+[.AI25])/3" office:value-type="float" office:value="2.82333333333333" calcext:value-type="float">
            <text:p>2.8</text:p>
          </table:table-cell>
          <table:table-cell table:style-name="ce98" table:formula="of:=[Taller1.O26]" office:value-type="float" office:value="4.27" calcext:value-type="float">
            <text:p>4.3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string" calcext:value-type="string">
            <text:p>No entrega</text:p>
          </table:table-cell>
          <table:table-cell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Fiesta 4</text:p>
            <text:p/>
            <text:p>En la implementación no se refleja la estructura seleccionada</text:p>
            <text:p/>
            <text:p>Inversión 4.3</text:p>
            <text:p/>
            <text:p>El calculo de complejidad no es el correcto</text:p>
            <text:p>La solución dinamica debe plantearse de forma general, no para el ejemplo especifico</text:p>
            <text:p>Al igual la implementación es estática</text:p>
            <text:p/>
            <text:p>Total 4.2</text:p>
          </table:table-cell>
          <table:table-cell table:style-name="ce77" office:value-type="float" office:value="4" calcext:value-type="float">
            <text:p>4.0</text:p>
          </table:table-cell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1">
          <table:table-cell table:style-name="ce38" office:value-type="float" office:value="22" calcext:value-type="float">
            <text:p>22</text:p>
          </table:table-cell>
          <table:table-cell table:style-name="ce52" office:value-type="float" office:value="1356132" calcext:value-type="float">
            <text:p>1356132</text:p>
          </table:table-cell>
          <table:table-cell table:style-name="ce38" office:value-type="string" calcext:value-type="string" table:number-columns-spanned="4" table:number-rows-spanned="1">
            <text:p>PALACIOS GAVIRIA MICHAEL STEVENS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26];&quot;-&quot;;[.G26])" office:value-type="string" office:string-value="1356132-3743" calcext:value-type="string">
            <text:p>1356132-3743</text:p>
          </table:table-cell>
          <table:table-cell table:style-name="ce65" table:formula="of:=0.3*MAX([.K26:.L26])+0.3*MAX([.M26:.N26])+0.25*[.O26]+0.075*[.P26]+0.075*[.AE26]" office:value-type="float" office:value="3.86677727272727" calcext:value-type="float">
            <text:p>3.9</text:p>
          </table:table-cell>
          <table:table-cell table:style-name="ce65" table:formula="of:=[.I26]+([.I26]*0.05+[.AK26]*0.02+[.AL26]*0.02)+0.01" office:value-type="float" office:value="4.25011613636364" calcext:value-type="float">
            <text:p>4.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/>
          <table:table-cell table:style-name="ce38" office:value-type="float" office:value="3.6" calcext:value-type="float">
            <text:p>3.6</text:p>
          </table:table-cell>
          <table:table-cell table:style-name="ce38"/>
          <table:table-cell table:style-name="ce38" office:value-type="float" office:value="4.7" calcext:value-type="float">
            <text:p>4.7</text:p>
          </table:table-cell>
          <table:table-cell table:style-name="ce76" table:formula="of:=(SUM([.Q26:.T26])+[.V26]+[.W26]+[.Y26]+[.Z26]+[.AB26]+[.AC26]+[.AL26])/11" office:value-type="float" office:value="4.13636363636364" calcext:value-type="float">
            <text:p>4.1</text:p>
          </table:table-cell>
          <table:table-cell table:style-name="ce80" office:value-type="float" office:value="3.8" calcext:value-type="float">
            <text:p>3.8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3" calcext:value-type="float">
            <text:p>3.0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3" calcext:value-type="float">
            <text:p>3.0</text:p>
          </table:table-cell>
          <table:table-cell table:style-name="ce88"/>
          <table:table-cell table:style-name="ce79" office:value-type="float" office:value="4.5" calcext:value-type="float">
            <text:p>4.5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number-columns-repeated="2" table:style-name="ce82" office:value-type="float" office:value="3.6" calcext:value-type="float">
            <text:p>3.6</text:p>
          </table:table-cell>
          <table:table-cell table:style-name="ce86" office:value-type="string" calcext:value-type="string">
            <text:p>QHeap 5.0</text:p>
            <text:p/>
            <text:p>Jesse and Cookie. 3.8</text:p>
            <text:p>De 26 casos solo pasa 3.</text:p>
            <text:p/>
            <text:p>Tree preorder.  5.0</text:p>
            <text:p/>
            <text:p/>
            <text:p>Tree Huffman  5.0</text:p>
            <text:p/>
            <text:p>Components 3.5</text:p>
            <text:p/>
            <text:p>Solo pasa un caso de 39.</text:p>
            <text:p/>
            <text:p>Dentro de los requerimientos de la tarea, indicaban un informe con aspectos de su inmplementación sanción. 20% nota.</text:p>
            <text:p>Nota 4.5</text:p>
            <text:p/>
            <text:p>Nota con sanción: 3.6</text:p>
          </table:table-cell>
          <table:table-cell table:style-name="ce97" table:formula="of:=([.AF26]+[.AG26]+[.AI26])/3" office:value-type="float" office:value="4.154" calcext:value-type="float">
            <text:p>4.2</text:p>
          </table:table-cell>
          <table:table-cell table:style-name="ce100" table:formula="of:=[Taller1.O27]" office:value-type="float" office:value="3.462" calcext:value-type="float">
            <text:p>3.5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" calcext:value-type="float">
            <text:p>4</text:p>
          </table:table-cell>
          <table:table-cell table:style-name="ce86" office:value-type="string" calcext:value-type="string">
            <text:p>Fiesta  3.5</text:p>
            <text:p/>
            <text:p>La estructura de memorización elegida no es la más apropiada para el problema</text:p>
            <text:p>No se se hace calculo de complejidad</text:p>
            <text:p/>
            <text:p>Inversión 4.5</text:p>
            <text:p/>
            <text:p>La complejidad calculada no es la correcta</text:p>
            <text:p/>
            <text:p>Total 4.0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4" calcext:value-type="float">
            <text:p>4.0</text:p>
          </table:table-cell>
          <table:table-cell table:number-columns-repeated="986"/>
        </table:table-row>
        <table:table-row table:style-name="ro10">
          <table:table-cell table:style-name="ce38" office:value-type="float" office:value="23" calcext:value-type="float">
            <text:p>23</text:p>
          </table:table-cell>
          <table:table-cell table:style-name="ce52" office:value-type="float" office:value="1556007" calcext:value-type="float">
            <text:p>1556007</text:p>
          </table:table-cell>
          <table:table-cell table:style-name="ce38" office:value-type="string" calcext:value-type="string" table:number-columns-spanned="4" table:number-rows-spanned="1">
            <text:p>PINILLOS REINA JUAN PABLO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27];&quot;-&quot;;[.G27])" office:value-type="string" office:string-value="1556007-3743" calcext:value-type="string">
            <text:p>1556007-3743</text:p>
          </table:table-cell>
          <table:table-cell table:style-name="ce65" table:formula="of:=0.3*MAX([.K27:.L27])+0.3*MAX([.M27:.N27])+0.25*[.O27]+0.075*[.P27]+0.075*[.AE27]" office:value-type="float" office:value="3.16041363636364" calcext:value-type="float">
            <text:p>3.2</text:p>
          </table:table-cell>
          <table:table-cell table:style-name="ce65" table:formula="of:=[.I27]+([.I27]*0.05+[.AK27]*0.02+[.AL27]*0.02)" office:value-type="float" office:value="3.47043431818182" calcext:value-type="float">
            <text:p>3.5</text:p>
          </table:table-cell>
          <table:table-cell table:style-name="ce38" office:value-type="float" office:value="2.1" calcext:value-type="float">
            <text:p>2.1</text:p>
          </table:table-cell>
          <table:table-cell table:style-name="ce38"/>
          <table:table-cell table:style-name="ce38" office:value-type="float" office:value="2.5" calcext:value-type="float">
            <text:p>2.5</text:p>
          </table:table-cell>
          <table:table-cell table:style-name="ce38"/>
          <table:table-cell table:style-name="ce38" office:value-type="float" office:value="4.7" calcext:value-type="float">
            <text:p>4.7</text:p>
          </table:table-cell>
          <table:table-cell table:style-name="ce76" table:formula="of:=(SUM([.Q27:.T27])+[.V27]+[.W27]+[.Y27]+[.Z27]+[.AB27]+[.AC27]+[.AL27])/11" office:value-type="float" office:value="3.91818181818182" calcext:value-type="float">
            <text:p>3.9</text:p>
          </table:table-cell>
          <table:table-cell table:style-name="ce79" office:value-type="float" office:value="4.2" calcext:value-type="float">
            <text:p>4.2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" calcext:value-type="float">
            <text:p>2.0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5" calcext:value-type="float">
            <text:p>2.5</text:p>
          </table:table-cell>
          <table:table-cell table:style-name="ce88"/>
          <table:table-cell table:style-name="ce79" office:value-type="float" office:value="3.6" calcext:value-type="float">
            <text:p>3.6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number-columns-repeated="2" table:style-name="ce82" office:value-type="float" office:value="3.6" calcext:value-type="float">
            <text:p>3.6</text:p>
          </table:table-cell>
          <table:table-cell table:style-name="ce86" office:value-type="string" calcext:value-type="string">
            <text:p>QHeap 5.0</text:p>
            <text:p/>
            <text:p>Jesse and Cookie. 3.8</text:p>
            <text:p>De 26 casos solo pasa 3.</text:p>
            <text:p/>
            <text:p>Tree preorder.  5.0</text:p>
            <text:p/>
            <text:p/>
            <text:p>Tree Huffman  5.0</text:p>
            <text:p/>
            <text:p>Components 3.5</text:p>
            <text:p/>
            <text:p>Solo pasa un caso de 39.</text:p>
            <text:p/>
            <text:p>Dentro de los requerimientos de la tarea, indicaban un informe con aspectos de su inmplementación sanción. 20% nota.</text:p>
            <text:p>Nota 4.5</text:p>
            <text:p/>
            <text:p>Nota con sanción: 3.6</text:p>
          </table:table-cell>
          <table:table-cell table:style-name="ce97" table:formula="of:=([.AF27]+[.AG27]+[.AI27])/3" office:value-type="float" office:value="4.154" calcext:value-type="float">
            <text:p>4.2</text:p>
          </table:table-cell>
          <table:table-cell table:style-name="ce100" table:formula="of:=[Taller1.O28]" office:value-type="float" office:value="3.462" calcext:value-type="float">
            <text:p>3.5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" calcext:value-type="float">
            <text:p>4</text:p>
          </table:table-cell>
          <table:table-cell table:style-name="ce86" office:value-type="string" calcext:value-type="string">
            <text:p>Fiesta  3.5</text:p>
            <text:p/>
            <text:p>La estructura de memorización elegida no es la más apropiada para el problema</text:p>
            <text:p>No se se hace calculo de complejidad</text:p>
            <text:p/>
            <text:p>Inversión 4.5</text:p>
            <text:p/>
            <text:p>La complejidad calculada no es la correcta</text:p>
            <text:p/>
            <text:p>Total 4.0</text:p>
          </table:table-cell>
          <table:table-cell table:style-name="ce79" office:value-type="float" office:value="4" calcext:value-type="float">
            <text:p>4.0</text:p>
          </table:table-cell>
          <table:table-cell table:style-name="ce79" office:value-type="float" office:value="3.6" calcext:value-type="float">
            <text:p>3.6</text:p>
          </table:table-cell>
          <table:table-cell table:number-columns-repeated="986"/>
        </table:table-row>
        <table:table-row table:style-name="ro8">
          <table:table-cell table:style-name="ce38" office:value-type="float" office:value="24" calcext:value-type="float">
            <text:p>24</text:p>
          </table:table-cell>
          <table:table-cell table:style-name="ce52" office:value-type="float" office:value="1556051" calcext:value-type="float">
            <text:p>1556051</text:p>
          </table:table-cell>
          <table:table-cell table:style-name="ce38" office:value-type="string" calcext:value-type="string" table:number-columns-spanned="4" table:number-rows-spanned="1">
            <text:p>POSADA TRUJILLO STIVENS</text:p>
          </table:table-cell>
          <table:covered-table-cell table:number-columns-repeated="3" table:style-name="ce38"/>
          <table:table-cell table:style-name="ce38" office:value-type="float" office:value="2711" calcext:value-type="float">
            <text:p>2711</text:p>
          </table:table-cell>
          <table:table-cell table:style-name="ce38" table:formula="of:=COM.MICROSOFT.CONCAT([.B28];&quot;-&quot;;[.G28])" office:value-type="string" office:string-value="1556051-2711" calcext:value-type="string">
            <text:p>1556051-2711</text:p>
          </table:table-cell>
          <table:table-cell table:number-columns-repeated="2" table:style-name="ce65" office:value-type="float" office:value="1" calcext:value-type="float">
            <text:p>1.0</text:p>
          </table:table-cell>
          <table:table-cell table:style-name="ce38" office:value-type="float" office:value="0.7" calcext:value-type="float">
            <text:p>0.7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76" table:formula="of:=(SUM([.Q28:.T28])+[.V28]+[.W28]+[.Y28]+[.Z28]+[.AB28]+[.AC28]+[.AL28])/11" office:value-type="float" office:value="1.33636363636364" calcext:value-type="float">
            <text:p>1.3</text:p>
          </table:table-cell>
          <table:table-cell table:style-name="ce79" office:value-type="float" office:value="3.5" calcext:value-type="float">
            <text:p>3.5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3" calcext:value-type="float">
            <text:p>2.3</text:p>
          </table:table-cell>
          <table:table-cell table:style-name="ce79" office:value-type="float" office:value="0" calcext:value-type="float">
            <text:p>0.0</text:p>
          </table:table-cell>
          <table:table-cell table:style-name="ce79"/>
          <table:table-cell table:number-columns-repeated="2" table:style-name="ce79" office:value-type="float" office:value="0" calcext:value-type="float">
            <text:p>0.0</text:p>
          </table:table-cell>
          <table:table-cell table:style-name="ce88"/>
          <table:table-cell table:style-name="ce79" office:value-type="float" office:value="0" calcext:value-type="float">
            <text:p>0.0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table-cell table:number-columns-repeated="2" table:style-name="ce82" office:value-type="float" office:value="0" calcext:value-type="float">
            <text:p>0</text:p>
          </table:table-cell>
          <table:table-cell table:style-name="ce86"/>
          <table:table-cell table:style-name="ce97" table:formula="of:=([.AF28]+[.AG28]+[.AI28])/3" office:value-type="float" office:value="0.914" calcext:value-type="float">
            <text:p>0.9</text:p>
          </table:table-cell>
          <table:table-cell table:style-name="ce100" table:formula="of:=[Taller1.O29]" office:value-type="float" office:value="2.742" calcext:value-type="float">
            <text:p>2.7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string" calcext:value-type="string">
            <text:p>No entrega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string" calcext:value-type="string">
            <text:p>No entrega</text:p>
          </table:table-cell>
          <table:table-cell table:style-name="ce79"/>
          <table:table-cell table:style-name="ce79" office:value-type="float" office:value="3.9" calcext:value-type="float">
            <text:p>3.9</text:p>
          </table:table-cell>
          <table:table-cell table:number-columns-repeated="986"/>
        </table:table-row>
        <table:table-row table:style-name="ro14"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556009" calcext:value-type="float">
            <text:p>1556009</text:p>
          </table:table-cell>
          <table:table-cell table:style-name="ce34" office:value-type="string" calcext:value-type="string" table:number-columns-spanned="4" table:number-rows-spanned="1">
            <text:p>QUINTERO PEÑA ALVARO JAVIER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29];&quot;-&quot;;[.G29])" office:value-type="string" office:string-value="1556009-3743" calcext:value-type="string">
            <text:p>1556009-3743</text:p>
          </table:table-cell>
          <table:table-cell table:style-name="ce62" table:formula="of:=0.3*MAX([.K29:.L29])+0.3*MAX([.M29:.N29])+0.25*[.O29]+0.075*[.P29]+0.075*[.AE29]" office:value-type="float" office:value="1.52281818181818" calcext:value-type="float">
            <text:p>1.5</text:p>
          </table:table-cell>
          <table:table-cell table:style-name="ce62" table:formula="of:=[.I29]" office:value-type="float" office:value="1.52281818181818" calcext:value-type="float">
            <text:p>1.5</text:p>
          </table:table-cell>
          <table:table-cell table:style-name="ce34" office:value-type="float" office:value="0.9" calcext:value-type="float">
            <text:p>0.9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3.3" calcext:value-type="float">
            <text:p>3.3</text:p>
          </table:table-cell>
          <table:table-cell table:style-name="ce74" table:formula="of:=(SUM([.Q29:.T29])+[.V29]+[.W29]+[.Y29]+[.Z29]+[.AB29]+[.AC29]+[.AL29])/11" office:value-type="float" office:value="2.79090909090909" calcext:value-type="float">
            <text:p>2.8</text:p>
          </table:table-cell>
          <table:table-cell table:style-name="ce81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5" calcext:value-type="float">
            <text:p>5.0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1.5" calcext:value-type="float">
            <text:p>1.5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2.3" calcext:value-type="float">
            <text:p>2.3</text:p>
          </table:table-cell>
          <table:table-cell table:style-name="ce91" office:value-type="string" calcext:value-type="string">
            <text:p>QHeap  3.0</text:p>
            <text:p>De 30 casos de prueba solo pasa 2</text:p>
            <text:p/>
            <text:p/>
            <text:p>Jesse and Cookies 3.0</text:p>
            <text:p>Solo pasa un caso de prueba</text:p>
            <text:p/>
            <text:p/>
            <text:p>Tree preorder  5.0</text:p>
            <text:p/>
            <text:p/>
            <text:p>Tree Huffman 2.0</text:p>
            <text:p>Implementación estática (No acepta otros árboles)</text:p>
            <text:p/>
            <text:p/>
            <text:p>Components</text:p>
            <text:p/>
            <text:p>Nota: 2.6</text:p>
            <text:p>Entrega tardía nota sobre 4.4 (88%)</text:p>
            <text:p/>
            <text:p>Nota total: 2.3</text:p>
          </table:table-cell>
          <table:table-cell table:style-name="ce95" table:formula="of:=([.AF29]+[.AG29]+[.AI29])/3" office:value-type="float" office:value="2.91333333333333" calcext:value-type="float">
            <text:p>2.9</text:p>
          </table:table-cell>
          <table:table-cell table:style-name="ce98" table:formula="of:=[Taller1.O30]" office:value-type="float" office:value="2.24" calcext:value-type="float">
            <text:p>2.2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1.5" calcext:value-type="float">
            <text:p>1.5</text:p>
          </table:table-cell>
          <table:table-cell table:style-name="ce91" office:value-type="string" calcext:value-type="string">
            <text:p>Fiesta Nota 0</text:p>
            <text:p/>
            <text:p>No se realiza</text:p>
            <text:p/>
            <text:p>Inversión Nota 3.0</text:p>
            <text:p/>
            <text:p>No se estudia complejidad del problema</text:p>
            <text:p/>
            <text:p>No se plantea formalmente una solución dinamica, se ve que falta bastante dominio en este tema.</text:p>
            <text:p/>
            <text:p/>
            <text:p>Total 1.5</text:p>
          </table:table-cell>
          <table:table-cell table:style-name="ce77" office:value-type="float" office:value="4" calcext:value-type="float">
            <text:p>4.0</text:p>
          </table:table-cell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0"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556073" calcext:value-type="float">
            <text:p>1556073</text:p>
          </table:table-cell>
          <table:table-cell table:style-name="ce34" office:value-type="string" calcext:value-type="string" table:number-columns-spanned="4" table:number-rows-spanned="1">
            <text:p>REBELLON GIRON CAMILO</text:p>
          </table:table-cell>
          <table:covered-table-cell table:number-columns-repeated="3" table:style-name="ce34"/>
          <table:table-cell table:style-name="ce34" office:value-type="float" office:value="2711" calcext:value-type="float">
            <text:p>2711</text:p>
          </table:table-cell>
          <table:table-cell table:style-name="ce34" table:formula="of:=COM.MICROSOFT.CONCAT([.B30];&quot;-&quot;;[.G30])" office:value-type="string" office:string-value="1556073-2711" calcext:value-type="string">
            <text:p>1556073-2711</text:p>
          </table:table-cell>
          <table:table-cell table:style-name="ce62" table:formula="of:=0.3*MAX([.K30:.L30])+0.3*MAX([.M30:.N30])+0.25*[.O30]+0.075*[.P30]+0.075*[.AE30]" office:value-type="float" office:value="2.51809545454546" calcext:value-type="float">
            <text:p>2.5</text:p>
          </table:table-cell>
          <table:table-cell table:style-name="ce62" table:formula="of:=[.I30]" office:value-type="float" office:value="2.51809545454546" calcext:value-type="float">
            <text:p>2.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.6" calcext:value-type="float">
            <text:p>2.6</text:p>
          </table:table-cell>
          <table:table-cell table:style-name="ce34" office:value-type="float" office:value="2.3" calcext:value-type="float">
            <text:p>2.3</text:p>
          </table:table-cell>
          <table:table-cell table:style-name="ce74" table:formula="of:=(SUM([.Q30:.T30])+[.V30]+[.W30]+[.Y30]+[.Z30]+[.AB30]+[.AC30]+[.AL30])/11" office:value-type="float" office:value="3.22727272727273" calcext:value-type="float">
            <text:p>3.2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" calcext:value-type="float">
            <text:p>2.0</text:p>
          </table:table-cell>
          <table:table-cell table:style-name="ce77" office:value-type="float" office:value="5" calcext:value-type="float">
            <text:p>5.0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4.7" calcext:value-type="float">
            <text:p>4.7</text:p>
          </table:table-cell>
          <table:table-cell table:style-name="ce77" office:value-type="float" office:value="0" calcext:value-type="float">
            <text:p>0.0</text:p>
          </table:table-cell>
          <table:table-cell table:style-name="ce84" office:value-type="string" calcext:value-type="string">
            <text:p>Simitud con otro taller. Cuidado con estas cosas.</text:p>
          </table:table-cell>
          <table:table-cell table:style-name="ce77" office:value-type="float" office:value="0" calcext:value-type="float">
            <text:p>0.0</text:p>
          </table:table-cell>
          <table:table-cell table:style-name="ce89" office:value-type="float" office:value="4.4" calcext:value-type="float">
            <text:p>4.4</text:p>
          </table:table-cell>
          <table:table-cell table:style-name="ce91" office:value-type="string" calcext:value-type="string">
            <text:p>Punto 2, da salida incorrecta</text:p>
          </table:table-cell>
          <table:table-cell table:number-columns-repeated="2" table:style-name="ce89" office:value-type="float" office:value="3.5" calcext:value-type="float">
            <text:p>3.5</text:p>
          </table:table-cell>
          <table:table-cell table:style-name="ce91" office:value-type="string" calcext:value-type="string">
            <text:p>QHeap 4.5</text:p>
            <text:p>Pasa 9 de 20  pruebas.</text:p>
            <text:p/>
            <text:p>Jesse and Cookie 4.8</text:p>
            <text:p>Pasa 23 a 27 casos</text:p>
            <text:p/>
            <text:p>Tree preorder  5.0</text:p>
            <text:p/>
            <text:p>Tree Huffman 0</text:p>
            <text:p>No entrega</text:p>
            <text:p/>
            <text:p>Components  3.0</text:p>
            <text:p>No da la respuesta correcta.</text:p>
            <text:p/>
            <text:p>Nota 3.5</text:p>
            <text:p/>
          </table:table-cell>
          <table:table-cell table:style-name="ce95" table:formula="of:=([.AF30]+[.AG30]+[.AI30])/3" office:value-type="float" office:value="2.68066666666667" calcext:value-type="float">
            <text:p>2.7</text:p>
          </table:table-cell>
          <table:table-cell table:style-name="ce98" table:formula="of:=[Taller1.O31]" office:value-type="float" office:value="2.742" calcext:value-type="float">
            <text:p>2.7</text:p>
          </table:table-cell>
          <table:table-cell table:style-name="ce89" office:value-type="float" office:value="3.8" calcext:value-type="float">
            <text:p>3.8</text:p>
          </table:table-cell>
          <table:table-cell table:style-name="ce91" office:value-type="string" calcext:value-type="string">
            <text:p>No se entrega punto domino</text:p>
          </table:table-cell>
          <table:table-cell table:style-name="ce89" office:value-type="float" office:value="1.5" calcext:value-type="float">
            <text:p>1.5</text:p>
          </table:table-cell>
          <table:table-cell table:style-name="ce91" office:value-type="string" calcext:value-type="string">
            <text:p>Fiesta 1</text:p>
            <text:p/>
            <text:p>Entienden el plantemianto de divide y vencerás, pero hasta alli.</text:p>
            <text:p>La estructura de memorización no es la correcta</text:p>
            <text:p>No hay calculo de la complejidad</text:p>
            <text:p>No hay implementación</text:p>
            <text:p> </text:p>
            <text:p>Inversión 2</text:p>
            <text:p/>
            <text:p>Entienden el plantemianto de divide y vencerás, pero hasta alli.</text:p>
            <text:p>No hay calculo de la complejidad</text:p>
            <text:p>No hay implementación</text:p>
            <text:p/>
            <text:p>Total 1.5</text:p>
            <text:p/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3.9" calcext:value-type="float">
            <text:p>3.9</text:p>
          </table:table-cell>
          <table:table-cell table:style-name="ce101" table:number-columns-repeated="986"/>
        </table:table-row>
        <table:table-row table:style-name="ro3">
          <table:table-cell table:style-name="ce38" office:value-type="float" office:value="27" calcext:value-type="float">
            <text:p>27</text:p>
          </table:table-cell>
          <table:table-cell table:style-name="ce52" office:value-type="float" office:value="1556246" calcext:value-type="float">
            <text:p>1556246</text:p>
          </table:table-cell>
          <table:table-cell table:style-name="ce38" office:value-type="string" calcext:value-type="string" table:number-columns-spanned="4" table:number-rows-spanned="1">
            <text:p>RENDON SANCHEZ CRISTHIAN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31];&quot;-&quot;;[.G31])" office:value-type="string" office:string-value="1556246-3743" calcext:value-type="string">
            <text:p>1556246-3743</text:p>
          </table:table-cell>
          <table:table-cell table:style-name="ce65" table:formula="of:=0.3*MAX([.K31:.L31])+0.3*MAX([.M31:.N31])+0.25*[.O31]+0.075*[.P31]+0.075*[.AE31]" office:value-type="float" office:value="3.1028" calcext:value-type="float">
            <text:p>3.1</text:p>
          </table:table-cell>
          <table:table-cell table:style-name="ce65" table:formula="of:=[.I31]+([.I31]*0.05+[.AK31]*0.02+[.AL31]*0.02)" office:value-type="float" office:value="3.33794" calcext:value-type="float">
            <text:p>3.3</text:p>
          </table:table-cell>
          <table:table-cell table:style-name="ce38" office:value-type="float" office:value="2.9" calcext:value-type="float">
            <text:p>2.9</text:p>
          </table:table-cell>
          <table:table-cell table:style-name="ce38"/>
          <table:table-cell table:style-name="ce38" office:value-type="float" office:value="1.7" calcext:value-type="float">
            <text:p>1.7</text:p>
          </table:table-cell>
          <table:table-cell table:style-name="ce38"/>
          <table:table-cell table:style-name="ce38" office:value-type="float" office:value="4.4" calcext:value-type="float">
            <text:p>4.4</text:p>
          </table:table-cell>
          <table:table-cell table:style-name="ce76" table:formula="of:=(SUM([.Q31:.T31])+[.V31]+[.W31]+[.Y31]+[.Z31]+[.AB31]+[.AC31]+[.AL31])/11" office:value-type="float" office:value="4.1" calcext:value-type="float">
            <text:p>4.1</text:p>
          </table:table-cell>
          <table:table-cell table:style-name="ce79" office:value-type="float" office:value="4" calcext:value-type="float">
            <text:p>4.0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5" calcext:value-type="float">
            <text:p>2.5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4.2" calcext:value-type="float">
            <text:p>4.2</text:p>
          </table:table-cell>
          <table:table-cell table:style-name="ce79" office:value-type="float" office:value="4" calcext:value-type="float">
            <text:p>4.0</text:p>
          </table:table-cell>
          <table:table-cell table:style-name="ce88"/>
          <table:table-cell table:style-name="ce79" office:value-type="float" office:value="3" calcext:value-type="float">
            <text:p>3.0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number-columns-repeated="2"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QHeapd 2.6</text:p>
            <text:p>Problemas lectura de la entrada</text:p>
            <text:p>Tiene una cola ya por defecto</text:p>
            <text:p>Y esta es limitada en tamaño (no sirve para entradas distintas)</text:p>
            <text:p/>
            <text:p>Jesse and Cookies  5.0</text:p>
            <text:p/>
            <text:p>Tree preorder  5.0</text:p>
            <text:p/>
            <text:p>Tree Huffman 5.0</text:p>
            <text:p/>
            <text:p>Components 3.5</text:p>
            <text:p>Solo pasa un caso de prueba</text:p>
            <text:p/>
            <text:p>Nota 4.2</text:p>
            <text:p/>
          </table:table-cell>
          <table:table-cell table:style-name="ce97" table:formula="of:=([.AF31]+[.AG31]+[.AI31])/3" office:value-type="float" office:value="4.204" calcext:value-type="float">
            <text:p>4.2</text:p>
          </table:table-cell>
          <table:table-cell table:style-name="ce100" table:formula="of:=[Taller1.O32]" office:value-type="float" office:value="3.412" calcext:value-type="float">
            <text:p>3.4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Fiesta 3.8</text:p>
            <text:p/>
            <text:p>La estructura no es la apropiada, debería modelar que cada decision tomada es un subproblema nuevo.</text:p>
            <text:p>La complejidad no es la correcta</text:p>
            <text:p/>
            <text:p>Inversión 4.5</text:p>
            <text:p/>
            <text:p>La complejidad no es la correcta</text:p>
            <text:p/>
            <text:p>Total 4.2</text:p>
            <text:p/>
          </table:table-cell>
          <table:table-cell table:style-name="ce79"/>
          <table:table-cell table:style-name="ce79" office:value-type="float" office:value="4" calcext:value-type="float">
            <text:p>4.0</text:p>
          </table:table-cell>
          <table:table-cell table:number-columns-repeated="986"/>
        </table:table-row>
        <table:table-row table:style-name="ro15"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556275" calcext:value-type="float">
            <text:p>1556275</text:p>
          </table:table-cell>
          <table:table-cell table:style-name="ce34" office:value-type="string" calcext:value-type="string" table:number-columns-spanned="4" table:number-rows-spanned="1">
            <text:p>ROMERO MARTÍNEZ LAURA LORENA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32];&quot;-&quot;;[.G32])" office:value-type="string" office:string-value="1556275-3743" calcext:value-type="string">
            <text:p>1556275-3743</text:p>
          </table:table-cell>
          <table:table-cell table:style-name="ce62" table:formula="of:=0.3*MAX([.K32:.L32])+0.3*MAX([.M32:.N32])+0.25*[.O32]+0.075*[.P32]+0.075*[.AE32]" office:value-type="float" office:value="3.10365454545455" calcext:value-type="float">
            <text:p>3.1</text:p>
          </table:table-cell>
          <table:table-cell table:style-name="ce62" table:formula="of:=[.I32]" office:value-type="float" office:value="3.10365454545455" calcext:value-type="float">
            <text:p>3.1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2.7" calcext:value-type="float">
            <text:p>2.7</text:p>
          </table:table-cell>
          <table:table-cell table:style-name="ce34" office:value-type="float" office:value="4" calcext:value-type="float">
            <text:p>4</text:p>
          </table:table-cell>
          <table:table-cell table:style-name="ce74" table:formula="of:=(SUM([.Q32:.T32])+[.V32]+[.W32]+[.Y32]+[.Z32]+[.AB32]+[.AC32]+[.AL32])/11" office:value-type="float" office:value="4.17272727272727" calcext:value-type="float">
            <text:p>4.2</text:p>
          </table:table-cell>
          <table:table-cell table:style-name="ce81" office:value-type="float" office:value="4.4" calcext:value-type="float">
            <text:p>4.4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" calcext:value-type="float">
            <text:p>2.0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3" calcext:value-type="float">
            <text:p>3.0</text:p>
          </table:table-cell>
          <table:table-cell table:style-name="ce84"/>
          <table:table-cell table:style-name="ce77" office:value-type="float" office:value="4.7" calcext:value-type="float">
            <text:p>4.7</text:p>
          </table:table-cell>
          <table:table-cell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El informe debe ser en formato PDF. El enfoque del segundo punto debe ser con pilas, no con listas enlazadas</text:p>
          </table:table-cell>
          <table:table-cell table:number-columns-repeated="2" table:style-name="ce89" office:value-type="float" office:value="4.9" calcext:value-type="float">
            <text:p>4.9</text:p>
          </table:table-cell>
          <table:table-cell table:style-name="ce91" office:value-type="string" calcext:value-type="string">
            <text:p>QHeap. 5.0</text:p>
            <text:p/>
            <text:p>Jesse and Cookie 4.3</text:p>
            <text:p>Pasa 6 casos de 28</text:p>
            <text:p/>
            <text:p>Tree preorder 5.0</text:p>
            <text:p/>
            <text:p>Tree Huffman 5.0</text:p>
            <text:p/>
            <text:p>Components. 5.0</text:p>
            <text:p/>
            <text:p>Nota 4.9</text:p>
          </table:table-cell>
          <table:table-cell table:style-name="ce95" table:formula="of:=([.AF32]+[.AG32]+[.AI32])/3" office:value-type="float" office:value="4.276" calcext:value-type="float">
            <text:p>4.3</text:p>
          </table:table-cell>
          <table:table-cell table:style-name="ce98" table:formula="of:=[Taller1.O33]" office:value-type="float" office:value="4.628" calcext:value-type="float">
            <text:p>4.6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3.2" calcext:value-type="float">
            <text:p>3.2</text:p>
          </table:table-cell>
          <table:table-cell table:style-name="ce91" office:value-type="string" calcext:value-type="string">
            <text:p>Fiesta  2.5</text:p>
            <text:p/>
            <text:p>No se calcula complejidad</text:p>
            <text:p>No se realiza implementación</text:p>
            <text:p/>
            <text:p>Inversión 3.9</text:p>
            <text:p/>
            <text:p>La estructura de memorización no considera todas las posibilidades.</text:p>
            <text:p>No se calcula complejidad</text:p>
            <text:p/>
            <text:p>Total 3.2</text:p>
          </table:table-cell>
          <table:table-cell table:style-name="ce77" office:value-type="float" office:value="4.5" calcext:value-type="float">
            <text:p>4.5</text:p>
          </table:table-cell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3">
          <table:table-cell table:style-name="ce38" office:value-type="float" office:value="29" calcext:value-type="float">
            <text:p>29</text:p>
          </table:table-cell>
          <table:table-cell table:style-name="ce52" office:value-type="float" office:value="1556213" calcext:value-type="float">
            <text:p>1556213</text:p>
          </table:table-cell>
          <table:table-cell table:style-name="ce38" office:value-type="string" calcext:value-type="string" table:number-columns-spanned="4" table:number-rows-spanned="1">
            <text:p>SANCHEZ VILLADA JUAN MANUEL</text:p>
          </table:table-cell>
          <table:covered-table-cell table:number-columns-repeated="3" table:style-name="ce38"/>
          <table:table-cell table:style-name="ce38" office:value-type="float" office:value="3743" calcext:value-type="float">
            <text:p>3743</text:p>
          </table:table-cell>
          <table:table-cell table:style-name="ce38" table:formula="of:=COM.MICROSOFT.CONCAT([.B33];&quot;-&quot;;[.G33])" office:value-type="string" office:string-value="1556213-3743" calcext:value-type="string">
            <text:p>1556213-3743</text:p>
          </table:table-cell>
          <table:table-cell table:style-name="ce65" table:formula="of:=0.3*MAX([.K33:.L33])+0.3*MAX([.M33:.N33])+0.25*[.O33]+0.075*[.P33]+0.075*[.AE33]" office:value-type="float" office:value="3.61765909090909" calcext:value-type="float">
            <text:p>3.6</text:p>
          </table:table-cell>
          <table:table-cell table:style-name="ce65" table:formula="of:=[.I33]+([.I33]*0.05+[.AK33]*0.02+[.AL33]*0.02)" office:value-type="float" office:value="3.88854204545455" calcext:value-type="float">
            <text:p>3.9</text:p>
          </table:table-cell>
          <table:table-cell table:style-name="ce38" office:value-type="float" office:value="3.4" calcext:value-type="float">
            <text:p>3.4</text:p>
          </table:table-cell>
          <table:table-cell table:style-name="ce38"/>
          <table:table-cell table:style-name="ce38" office:value-type="float" office:value="3.2" calcext:value-type="float">
            <text:p>3.2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76" table:formula="of:=(SUM([.Q33:.T33])+[.V33]+[.W33]+[.Y33]+[.Z33]+[.AB33]+[.AC33]+[.AL33])/11" office:value-type="float" office:value="4.34545454545455" calcext:value-type="float">
            <text:p>4.3</text:p>
          </table:table-cell>
          <table:table-cell table:style-name="ce80" office:value-type="float" office:value="4.6" calcext:value-type="float">
            <text:p>4.6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2.8" calcext:value-type="float">
            <text:p>2.8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79" office:value-type="float" office:value="4.2" calcext:value-type="float">
            <text:p>4.2</text:p>
          </table:table-cell>
          <table:table-cell table:style-name="ce79" office:value-type="float" office:value="3" calcext:value-type="float">
            <text:p>3.0</text:p>
          </table:table-cell>
          <table:table-cell table:style-name="ce88"/>
          <table:table-cell table:style-name="ce79" office:value-type="float" office:value="4.7" calcext:value-type="float">
            <text:p>4.7</text:p>
          </table:table-cell>
          <table:table-cell table:style-name="ce82" office:value-type="float" office:value="4.2" calcext:value-type="float">
            <text:p>4.2</text:p>
          </table:table-cell>
          <table:table-cell table:style-name="ce86" office:value-type="string" calcext:value-type="string">
            <text:p>El informe debe ser en formato PDF. El enfoque del segundo punto debe ser con pilas, no con listas enlazadas</text:p>
          </table:table-cell>
          <table:table-cell table:number-columns-repeated="2" table:style-name="ce82" office:value-type="float" office:value="4.9" calcext:value-type="float">
            <text:p>4.9</text:p>
          </table:table-cell>
          <table:table-cell table:style-name="ce86" office:value-type="string" calcext:value-type="string">
            <text:p>QHeap. 5.0</text:p>
            <text:p/>
            <text:p>Jesse and Cookie 4.3</text:p>
            <text:p>Pasa 6 casos de 28</text:p>
            <text:p/>
            <text:p>Tree preorder 5.0</text:p>
            <text:p/>
            <text:p>Tree Huffman 5.0</text:p>
            <text:p/>
            <text:p>Components. 5.0</text:p>
            <text:p/>
            <text:p>Nota 4.9</text:p>
          </table:table-cell>
          <table:table-cell table:style-name="ce97" table:formula="of:=([.AF33]+[.AG33]+[.AI33])/3" office:value-type="float" office:value="4.15666666666667" calcext:value-type="float">
            <text:p>4.2</text:p>
          </table:table-cell>
          <table:table-cell table:style-name="ce100" table:formula="of:=[Taller1.O34]" office:value-type="float" office:value="4.27" calcext:value-type="float">
            <text:p>4.3</text:p>
          </table:table-cell>
          <table:table-cell table:style-name="ce82" office:value-type="float" office:value="5" calcext:value-type="float">
            <text:p>5</text:p>
          </table:table-cell>
          <table:table-cell table:style-name="ce86"/>
          <table:table-cell table:style-name="ce82" office:value-type="float" office:value="3.2" calcext:value-type="float">
            <text:p>3.2</text:p>
          </table:table-cell>
          <table:table-cell table:style-name="ce86" office:value-type="string" calcext:value-type="string">
            <text:p>Fiesta  2.5</text:p>
            <text:p/>
            <text:p>No se calcula complejidad</text:p>
            <text:p>No se realiza implementación</text:p>
            <text:p/>
            <text:p>Inversión 3.9</text:p>
            <text:p/>
            <text:p>La estructura de memorización no considera todas las posibilidades.</text:p>
            <text:p>No se calcula complejidad</text:p>
            <text:p/>
            <text:p>Total 3.2</text:p>
          </table:table-cell>
          <table:table-cell table:style-name="ce79"/>
          <table:table-cell table:style-name="ce79" office:value-type="float" office:value="4.5" calcext:value-type="float">
            <text:p>4.5</text:p>
          </table:table-cell>
          <table:table-cell table:number-columns-repeated="986"/>
        </table:table-row>
        <table:table-row table:style-name="ro13"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556087" calcext:value-type="float">
            <text:p>1556087</text:p>
          </table:table-cell>
          <table:table-cell table:style-name="ce34" office:value-type="string" calcext:value-type="string" table:number-columns-spanned="4" table:number-rows-spanned="1">
            <text:p>SEPULVEDA CANO STIVEN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34];&quot;-&quot;;[.G34])" office:value-type="string" office:string-value="1556087-3743" calcext:value-type="string">
            <text:p>1556087-3743</text:p>
          </table:table-cell>
          <table:table-cell table:style-name="ce62" table:formula="of:=0.3*MAX([.K34:.L34])+0.3*MAX([.M34:.N34])+0.25*[.O34]+0.075*[.P34]+0.075*[.AE34]" office:value-type="float" office:value="2.31132272727273" calcext:value-type="float">
            <text:p>2.3</text:p>
          </table:table-cell>
          <table:table-cell table:style-name="ce62" table:formula="of:=[.I34]" office:value-type="float" office:value="2.31132272727273" calcext:value-type="float">
            <text:p>2.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4.2" calcext:value-type="float">
            <text:p>4.2</text:p>
          </table:table-cell>
          <table:table-cell table:style-name="ce74" table:formula="of:=(SUM([.Q34:.T34])+[.V34]+[.W34]+[.Y34]+[.Z34]+[.AB34]+[.AC34]+[.AL34])/11" office:value-type="float" office:value="3.46363636363636" calcext:value-type="float">
            <text:p>3.5</text:p>
          </table:table-cell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" calcext:value-type="float">
            <text:p>2.0</text:p>
          </table:table-cell>
          <table:table-cell table:style-name="ce77" office:value-type="float" office:value="5" calcext:value-type="float">
            <text:p>5.0</text:p>
          </table:table-cell>
          <table:table-cell table:style-name="ce77"/>
          <table:table-cell table:style-name="ce77" office:value-type="float" office:value="0" calcext:value-type="float">
            <text:p>0.0</text:p>
          </table:table-cell>
          <table:table-cell table:style-name="ce77" office:value-type="float" office:value="2.5" calcext:value-type="float">
            <text:p>2.5</text:p>
          </table:table-cell>
          <table:table-cell table:style-name="ce84"/>
          <table:table-cell table:style-name="ce77" office:value-type="float" office:value="3.6" calcext:value-type="float">
            <text:p>3.6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number-columns-repeated="2" table:style-name="ce89" office:value-type="float" office:value="3.6" calcext:value-type="float">
            <text:p>3.6</text:p>
          </table:table-cell>
          <table:table-cell table:style-name="ce91" office:value-type="string" calcext:value-type="string">
            <text:p>QHeap 5.0</text:p>
            <text:p/>
            <text:p>Jesse and Cookie. 3.8</text:p>
            <text:p>De 26 casos solo pasa 3.</text:p>
            <text:p/>
            <text:p>Tree preorder.  5.0</text:p>
            <text:p/>
            <text:p/>
            <text:p>Tree Huffman  5.0</text:p>
            <text:p/>
            <text:p>Components 3.5</text:p>
            <text:p/>
            <text:p>Solo pasa un caso de 39.</text:p>
            <text:p/>
            <text:p>Dentro de los requerimientos de la tarea, indicaban un informe con aspectos de su inmplementación sanción. 20% nota.</text:p>
            <text:p>Nota 4.5</text:p>
            <text:p/>
            <text:p>Nota con sanción: 3.6</text:p>
          </table:table-cell>
          <table:table-cell table:style-name="ce95" table:formula="of:=([.AF34]+[.AG34]+[.AI34])/3" office:value-type="float" office:value="4.154" calcext:value-type="float">
            <text:p>4.2</text:p>
          </table:table-cell>
          <table:table-cell table:style-name="ce98" table:formula="of:=[Taller1.O35]" office:value-type="float" office:value="3.462" calcext:value-type="float">
            <text:p>3.5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4" calcext:value-type="float">
            <text:p>4</text:p>
          </table:table-cell>
          <table:table-cell table:style-name="ce91" office:value-type="string" calcext:value-type="string">
            <text:p>Fiesta  3.5</text:p>
            <text:p/>
            <text:p>La estructura de memorización elegida no es la más apropiada para el problema</text:p>
            <text:p>No se se hace calculo de complejidad</text:p>
            <text:p/>
            <text:p>Inversión 4.5</text:p>
            <text:p/>
            <text:p>La complejidad calculada no es la correcta</text:p>
            <text:p/>
            <text:p>Total 4.0</text:p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11"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1556231" calcext:value-type="float">
            <text:p>1556231</text:p>
          </table:table-cell>
          <table:table-cell table:style-name="ce34" office:value-type="string" calcext:value-type="string" table:number-columns-spanned="4" table:number-rows-spanned="1">
            <text:p>VICTORIA MONTOYA MANUEL ALEJANDRO</text:p>
          </table:table-cell>
          <table:covered-table-cell table:number-columns-repeated="3" table:style-name="ce34"/>
          <table:table-cell table:style-name="ce34" office:value-type="float" office:value="3743" calcext:value-type="float">
            <text:p>3743</text:p>
          </table:table-cell>
          <table:table-cell table:style-name="ce34" table:formula="of:=COM.MICROSOFT.CONCAT([.B35];&quot;-&quot;;[.G35])" office:value-type="string" office:string-value="1556231-3743" calcext:value-type="string">
            <text:p>1556231-3743</text:p>
          </table:table-cell>
          <table:table-cell table:style-name="ce62" table:formula="of:=0.3*MAX([.K35:.L35])+0.3*MAX([.M35:.N35])+0.25*[.O35]+0.075*[.P35]+0.075*[.AE35]" office:value-type="float" office:value="3.09227272727273" calcext:value-type="float">
            <text:p>3.1</text:p>
          </table:table-cell>
          <table:table-cell table:style-name="ce62" table:formula="of:=[.I35]" office:value-type="float" office:value="3.09227272727273" calcext:value-type="float">
            <text:p>3.1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3.1" calcext:value-type="float">
            <text:p>3.1</text:p>
          </table:table-cell>
          <table:table-cell table:style-name="ce34" office:value-type="float" office:value="4" calcext:value-type="float">
            <text:p>4</text:p>
          </table:table-cell>
          <table:table-cell table:style-name="ce74" table:formula="of:=(SUM([.Q35:.T35])+[.V35]+[.W35]+[.Y35]+[.Z35]+[.AB35]+[.AC35]+[.AL35])/11" office:value-type="float" office:value="3.56363636363636" calcext:value-type="float">
            <text:p>3.6</text:p>
          </table:table-cell>
          <table:table-cell table:style-name="ce81" office:value-type="float" office:value="4.5" calcext:value-type="float">
            <text:p>4.5</text:p>
          </table:table-cell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8" calcext:value-type="float">
            <text:p>2.8</text:p>
          </table:table-cell>
          <table:table-cell table:style-name="ce77" office:value-type="float" office:value="2" calcext:value-type="float">
            <text:p>2.0</text:p>
          </table:table-cell>
          <table:table-cell table:style-name="ce77"/>
          <table:table-cell table:style-name="ce77" office:value-type="float" office:value="5" calcext:value-type="float">
            <text:p>5.0</text:p>
          </table:table-cell>
          <table:table-cell table:style-name="ce77" office:value-type="float" office:value="2.5" calcext:value-type="float">
            <text:p>2.5</text:p>
          </table:table-cell>
          <table:table-cell table:style-name="ce84"/>
          <table:table-cell table:style-name="ce77" office:value-type="float" office:value="1.8" calcext:value-type="float">
            <text:p>1.8</text:p>
          </table:table-cell>
          <table:table-cell table:style-name="ce89" office:value-type="float" office:value="3.6" calcext:value-type="float">
            <text:p>3.6</text:p>
          </table:table-cell>
          <table:table-cell table:style-name="ce91" office:value-type="string" calcext:value-type="string">
            <text:p>Punto 1, no trabaja correctamente</text:p>
          </table:table-cell>
          <table:table-cell table:number-columns-repeated="2"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QHeapd 2.6</text:p>
            <text:p>Problemas lectura de la entrada</text:p>
            <text:p>Tiene una cola ya por defecto</text:p>
            <text:p>Y esta es limitada en tamaño (no sirve para entradas distintas)</text:p>
            <text:p/>
            <text:p>Jesse and Cookies  5.0</text:p>
            <text:p/>
            <text:p>Tree preorder  5.0</text:p>
            <text:p/>
            <text:p>Tree Huffman 5.0</text:p>
            <text:p/>
            <text:p>Components 3.5</text:p>
            <text:p>Solo pasa un caso de prueba</text:p>
            <text:p/>
            <text:p>Nota 4.2</text:p>
            <text:p/>
          </table:table-cell>
          <table:table-cell table:style-name="ce95" table:formula="of:=([.AF35]+[.AG35]+[.AI35])/3" office:value-type="float" office:value="3.53333333333333" calcext:value-type="float">
            <text:p>3.5</text:p>
          </table:table-cell>
          <table:table-cell table:style-name="ce98" office:value-type="float" office:value="1.4" calcext:value-type="float">
            <text:p>1.4</text:p>
          </table:table-cell>
          <table:table-cell table:style-name="ce89" office:value-type="float" office:value="5" calcext:value-type="float">
            <text:p>5</text:p>
          </table:table-cell>
          <table:table-cell table:style-name="ce91"/>
          <table:table-cell table:style-name="ce89" office:value-type="float" office:value="4.2" calcext:value-type="float">
            <text:p>4.2</text:p>
          </table:table-cell>
          <table:table-cell table:style-name="ce91" office:value-type="string" calcext:value-type="string">
            <text:p>Fiesta 3.8</text:p>
            <text:p/>
            <text:p>La estructura no es la apropiada, debería modelar que cada decision tomada es un subproblema nuevo.</text:p>
            <text:p>La complejidad no es la correcta</text:p>
            <text:p/>
            <text:p>Inversión 4.5</text:p>
            <text:p/>
            <text:p>La complejidad no es la correcta</text:p>
            <text:p/>
            <text:p>Total 4.2</text:p>
            <text:p/>
          </table:table-cell>
          <table:table-cell table:style-name="ce77"/>
          <table:table-cell table:style-name="ce77" office:value-type="float" office:value="3.6" calcext:value-type="float">
            <text:p>3.6</text:p>
          </table:table-cell>
          <table:table-cell table:style-name="ce101" table:number-columns-repeated="986"/>
        </table:table-row>
        <table:table-row table:style-name="ro6">
          <table:table-cell table:number-columns-repeated="8"/>
          <table:table-cell table:style-name="ce29" table:formula="of:=0.3*MAX([.K36:.L36])+0.3*MAX([.M36:.N36])+0.25*[.O36]+0.075*[.P36]+0.075*[.AE36]" office:value-type="float" office:value="5" calcext:value-type="float">
            <text:p>5.0</text:p>
          </table:table-cell>
          <table:table-cell table:style-name="ce2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otales.I37:Totales.J1048576 Totales.I4:Totales.J5 Totales.I8:Totales.I1048576 Totales.I6:Totales.I6 Totales.J6:Totales.J36">
            <calcext:condition calcext:apply-style-name="Untitled1" calcext:value="&lt;2.95" calcext:base-cell-address="Totales.I4"/>
            <calcext:condition calcext:apply-style-name="Untitled2" calcext:value="&gt;=2.95" calcext:base-cell-address="Totales.I4"/>
          </calcext:conditional-format>
          <calcext:conditional-format calcext:target-range-address="Totales.I1:Totales.J1">
            <calcext:condition calcext:apply-style-name="Untitled1" calcext:value="&lt;2.95" calcext:base-cell-address="Totales.I1"/>
            <calcext:condition calcext:apply-style-name="Untitled2" calcext:value="&gt;=2.95" calcext:base-cell-address="Totales.I1"/>
          </calcext:conditional-format>
          <calcext:conditional-format calcext:target-range-address="Totales.I2:Totales.J2">
            <calcext:condition calcext:apply-style-name="Untitled1" calcext:value="&lt;2.95" calcext:base-cell-address="Totales.I2"/>
            <calcext:condition calcext:apply-style-name="Untitled2" calcext:value="&gt;=2.95" calcext:base-cell-address="Totales.I2"/>
          </calcext:conditional-format>
          <calcext:conditional-format calcext:target-range-address="Totales.I3:Totales.J3">
            <calcext:condition calcext:apply-style-name="Untitled1" calcext:value="&lt;2.95" calcext:base-cell-address="Totales.I3"/>
            <calcext:condition calcext:apply-style-name="Untitled2" calcext:value="&gt;=2.95" calcext:base-cell-address="Totales.I3"/>
          </calcext:conditional-format>
          <calcext:conditional-format calcext:target-range-address="Totales.I7:Totales.I7">
            <calcext:condition calcext:apply-style-name="Untitled1" calcext:value="&lt;2.95" calcext:base-cell-address="Totales.I7"/>
            <calcext:condition calcext:apply-style-name="Untitled2" calcext:value="&gt;=2.95" calcext:base-cell-address="Totales.I7"/>
          </calcext:conditional-format>
        </calcext:conditional-formats>
      </table:table>
      <table:table table:name="Taller1" table:style-name="ta2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SISTEMA DE REGISTRO ACADÉMICO Y ADMISIONES (SRA)</text:p>
          </table:table-cell>
          <table:covered-table-cell table:number-columns-repeated="14" table:style-name="ce10"/>
          <table:table-cell/>
        </table:table-row>
        <table:table-row table:style-name="ro1">
          <table:table-cell table:style-name="ce1" office:value-type="string" calcext:value-type="string" table:number-columns-spanned="15" table:number-rows-spanned="1">
            <text:p>LISTADO DE CLASE DE LA ASIGNATURA: 750094M FUND. DE ANÁLISIS Y DISEÑO DE ALGORITMOS Gr.: 50 Sede.: 06</text:p>
          </table:table-cell>
          <table:covered-table-cell table:number-columns-repeated="14" table:style-name="ce10"/>
          <table:table-cell/>
        </table:table-row>
        <table:table-row table:style-name="ro1">
          <table:table-cell table:style-name="ce1" office:value-type="string" calcext:value-type="string" table:number-columns-spanned="15" table:number-rows-spanned="1">
            <text:p>PROFESOR: CARLOS ANDRES DELGADO SAAVEDRA, FEBRERO/2017 - JUNIO/2017</text:p>
          </table:table-cell>
          <table:covered-table-cell table:number-columns-repeated="14" table:style-name="ce10"/>
          <table:table-cell/>
        </table:table-row>
        <table:table-row table:style-name="ro1">
          <table:table-cell table:number-columns-repeated="7"/>
          <table:table-cell table:style-name="ce18" office:value-type="percentage" office:value="0.08" calcext:value-type="percentage">
            <text:p>8%</text:p>
          </table:table-cell>
          <table:table-cell table:style-name="ce20" office:value-type="percentage" office:value="0.14" calcext:value-type="percentage">
            <text:p>14%</text:p>
          </table:table-cell>
          <table:table-cell table:style-name="ce20" office:value-type="percentage" office:value="0.12" calcext:value-type="percentage">
            <text:p>12%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20" office:value-type="percentage" office:value="0.26" calcext:value-type="percentage">
            <text:p>26%</text:p>
          </table:table-cell>
          <table:table-cell table:style-name="ce20" office:value-type="percentage" office:value="0.1" calcext:value-type="percentage">
            <text:p>10%</text:p>
          </table:table-cell>
          <table:table-cell/>
          <table:table-cell office:value-type="string" calcext:value-type="string">
            <text:p>Realimentación</text:p>
          </table:table-cell>
        </table:table-row>
        <table:table-row table:style-name="ro1">
          <table:table-cell table:style-name="ce6" office:value-type="string" calcext:value-type="string">
            <text:p>Código</text:p>
          </table:table-cell>
          <table:table-cell table:style-name="ce24" office:value-type="string" calcext:value-type="string" table:number-columns-spanned="4" table:number-rows-spanned="1">
            <text:p>Nombre Completo</text:p>
          </table:table-cell>
          <table:covered-table-cell table:number-columns-repeated="3" table:style-name="ce6"/>
          <table:table-cell table:style-name="ce6" office:value-type="string" calcext:value-type="string">
            <text:p>Programa</text:p>
          </table:table-cell>
          <table:table-cell table:style-name="ce24" office:value-type="string" calcext:value-type="string">
            <text:p>Cod-Campus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string" calcext:value-type="string">
            <text:p>P6</text:p>
          </table:table-cell>
          <table:table-cell table:style-name="ce19" office:value-type="string" calcext:value-type="string">
            <text:p>P7</text:p>
          </table:table-cell>
          <table:table-cell table:style-name="ce12" office:value-type="string" calcext:value-type="string">
            <text:p>Total</text:p>
          </table:table-cell>
          <table:table-cell office:value-type="string" calcext:value-type="string">
            <text:p>Realimentación</text:p>
          </table:table-cell>
        </table:table-row>
        <table:table-row table:style-name="ro1">
          <table:table-cell table:style-name="ce5" office:value-type="float" office:value="1455989" calcext:value-type="float">
            <text:p>1455989</text:p>
          </table:table-cell>
          <table:table-cell table:style-name="ce25" office:value-type="string" calcext:value-type="string" table:number-columns-spanned="4" table:number-rows-spanned="1">
            <text:p>AVILA RODAS CRISTIA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6];&quot;-&quot;;[.F6])" office:value-type="string" office:string-value="1455989-3743" calcext:value-type="string">
            <text:p>1455989-3743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table:formula="of:=[.H6]*[.$H$4]+[.I6]*[.$I$4]+[.J6]*[.$J$4]+[.K6]*[.$K$4]+[.L6]*[.$L$4]+[.M6]*[.$M$4]+[.N6]*[.$N$4]" office:value-type="float" office:value="2.744" calcext:value-type="float">
            <text:p>2.7</text:p>
          </table:table-cell>
          <table:table-cell table:formula="of:=COM.MICROSOFT.CONCAT(&quot;Punto 1: 8% &quot;;[.H6];&quot; Punto 2 14% &quot;;[.I6];&quot; Punto 3 12% &quot;; [.J6]; &quot; Punto 4 20% &quot;; [.K6]; &quot; Punto 5 10% &quot;; [.L6]; &quot; Punto 6 26% &quot;;[.M6]; &quot; Punto 7 10% &quot;;[.N6])" office:value-type="string" office:string-value="Punto 1: 8% 4 Punto 2 14% 3.6 Punto 3 12% 5 Punto 4 20% 2.5 Punto 5 10% 3 Punto 6 26% 2 Punto 7 10% 0" calcext:value-type="string">
            <text:p>Punto 1: 8% 4 Punto 2 14% 3.6 Punto 3 12% 5 Punto 4 20% 2.5 Punto 5 10% 3 Punto 6 26% 2 Punto 7 10% 0</text:p>
          </table:table-cell>
        </table:table-row>
        <table:table-row table:style-name="ro1">
          <table:table-cell table:style-name="ce5" office:value-type="float" office:value="1667448" calcext:value-type="float">
            <text:p>1667448</text:p>
          </table:table-cell>
          <table:table-cell table:style-name="ce25" office:value-type="string" calcext:value-type="string" table:number-columns-spanned="4" table:number-rows-spanned="1">
            <text:p>BARRERA DEVIA JOHAN SEBASTIAN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7];&quot;-&quot;;[.F7])" office:value-type="string" office:string-value="1667448-2711" calcext:value-type="string">
            <text:p>1667448-2711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7]*[.$H$4]+[.I7]*[.$I$4]+[.J7]*[.$J$4]+[.K7]*[.$K$4]+[.L7]*[.$L$4]+[.M7]*[.$M$4]+[.N7]*[.$N$4]" office:value-type="float" office:value="4.128" calcext:value-type="float">
            <text:p>4.1</text:p>
          </table:table-cell>
          <table:table-cell table:formula="of:=COM.MICROSOFT.CONCAT(&quot;Punto 1: 8% &quot;;[.H7];&quot; Punto 2 14% &quot;;[.I7];&quot; Punto 3 12% &quot;; [.J7]; &quot; Punto 4 20% &quot;; [.K7]; &quot; Punto 5 10% &quot;; [.L7]; &quot; Punto 6 26% &quot;;[.M7]; &quot; Punto 7 10% &quot;;[.N7])" office:value-type="string" office:string-value="Punto 1: 8% 4 Punto 2 14% 3.2 Punto 3 12% 3.9 Punto 4 20% 5 Punto 5 10% 4 Punto 6 26% 4.2 Punto 7 10% 4" calcext:value-type="string">
            <text:p>Punto 1: 8% 4 Punto 2 14% 3.2 Punto 3 12% 3.9 Punto 4 20% 5 Punto 5 10% 4 Punto 6 26% 4.2 Punto 7 10% 4</text:p>
          </table:table-cell>
        </table:table-row>
        <table:table-row table:style-name="ro1">
          <table:table-cell table:style-name="ce5" office:value-type="float" office:value="1556055" calcext:value-type="float">
            <text:p>1556055</text:p>
          </table:table-cell>
          <table:table-cell table:style-name="ce25" office:value-type="string" calcext:value-type="string" table:number-columns-spanned="4" table:number-rows-spanned="1">
            <text:p>BERMUDEZ PINEDA CRUZ DAHIANA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8];&quot;-&quot;;[.F8])" office:value-type="string" office:string-value="1556055-3743" calcext:value-type="string">
            <text:p>1556055-3743</text:p>
          </table:table-cell>
          <table:table-cell table:style-name="ce13" office:value-type="float" office:value="3" calcext:value-type="float">
            <text:p>3.0</text:p>
          </table:table-cell>
          <table:table-cell table:number-columns-repeated="2" table:style-name="ce13" office:value-type="float" office:value="3.9" calcext:value-type="float">
            <text:p>3.9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8]*[.$H$4]+[.I8]*[.$I$4]+[.J8]*[.$J$4]+[.K8]*[.$K$4]+[.L8]*[.$L$4]+[.M8]*[.$M$4]+[.N8]*[.$N$4]" office:value-type="float" office:value="3.412" calcext:value-type="float">
            <text:p>3.4</text:p>
          </table:table-cell>
          <table:table-cell table:formula="of:=COM.MICROSOFT.CONCAT(&quot;Punto 1: 8% &quot;;[.H8];&quot; Punto 2 14% &quot;;[.I8];&quot; Punto 3 12% &quot;; [.J8]; &quot; Punto 4 20% &quot;; [.K8]; &quot; Punto 5 10% &quot;; [.L8]; &quot; Punto 6 26% &quot;;[.M8]; &quot; Punto 7 10% &quot;;[.N8])" office:value-type="string" office:string-value="Punto 1: 8% 3 Punto 2 14% 3.9 Punto 3 12% 3.9 Punto 4 20% 3.8 Punto 5 10% 3.5 Punto 6 26% 2.3 Punto 7 10% 4.5" calcext:value-type="string">
            <text:p>Punto 1: 8% 3 Punto 2 14% 3.9 Punto 3 12% 3.9 Punto 4 20% 3.8 Punto 5 10% 3.5 Punto 6 26% 2.3 Punto 7 10% 4.5</text:p>
          </table:table-cell>
        </table:table-row>
        <table:table-row table:style-name="ro1">
          <table:table-cell table:style-name="ce5" office:value-type="float" office:value="1255414" calcext:value-type="float">
            <text:p>1255414</text:p>
          </table:table-cell>
          <table:table-cell table:style-name="ce25" office:value-type="string" calcext:value-type="string" table:number-columns-spanned="4" table:number-rows-spanned="1">
            <text:p>BLANDÓN QUINTERO JHON EDINSO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9];&quot;-&quot;;[.F9])" office:value-type="string" office:string-value="1255414-3743" calcext:value-type="string">
            <text:p>1255414-3743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number-columns-repeated="2" table:style-name="ce13" office:value-type="float" office:value="4" calcext:value-type="float">
            <text:p>4.0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9]*[.$H$4]+[.I9]*[.$I$4]+[.J9]*[.$J$4]+[.K9]*[.$K$4]+[.L9]*[.$L$4]+[.M9]*[.$M$4]+[.N9]*[.$N$4]" office:value-type="float" office:value="4.27" calcext:value-type="float">
            <text:p>4.3</text:p>
          </table:table-cell>
          <table:table-cell table:formula="of:=COM.MICROSOFT.CONCAT(&quot;Punto 1: 8% &quot;;[.H9];&quot; Punto 2 14% &quot;;[.I9];&quot; Punto 3 12% &quot;; [.J9]; &quot; Punto 4 20% &quot;; [.K9]; &quot; Punto 5 10% &quot;; [.L9]; &quot; Punto 6 26% &quot;;[.M9]; &quot; Punto 7 10% &quot;;[.N9])" office:value-type="string" office:string-value="Punto 1: 8% 3 Punto 2 14% 4.2 Punto 3 12% 4.6 Punto 4 20% 5 Punto 5 10% 4 Punto 6 26% 4 Punto 7 10% 4.5" calcext:value-type="string">
            <text:p>Punto 1: 8% 3 Punto 2 14% 4.2 Punto 3 12% 4.6 Punto 4 20% 5 Punto 5 10% 4 Punto 6 26% 4 Punto 7 10% 4.5</text:p>
          </table:table-cell>
        </table:table-row>
        <table:table-row table:style-name="ro1">
          <table:table-cell table:style-name="ce5" office:value-type="float" office:value="1664188" calcext:value-type="float">
            <text:p>1664188</text:p>
          </table:table-cell>
          <table:table-cell table:style-name="ce25" office:value-type="string" calcext:value-type="string" table:number-columns-spanned="4" table:number-rows-spanned="1">
            <text:p>BUENO ANDRADE OSCAR EDUARD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0];&quot;-&quot;;[.F10])" office:value-type="string" office:string-value="1664188-3743" calcext:value-type="string">
            <text:p>1664188-3743</text:p>
          </table:table-cell>
          <table:table-cell table:number-columns-repeated="7" table:style-name="ce13" office:value-type="float" office:value="0" calcext:value-type="float">
            <text:p>0.0</text:p>
          </table:table-cell>
          <table:table-cell table:style-name="ce13" table:formula="of:=[.H10]*[.$H$4]+[.I10]*[.$I$4]+[.J10]*[.$J$4]+[.K10]*[.$K$4]+[.L10]*[.$L$4]+[.M10]*[.$M$4]+[.N10]*[.$N$4]" office:value-type="float" office:value="0" calcext:value-type="float">
            <text:p>0.0</text:p>
          </table:table-cell>
          <table:table-cell table:formula="of:=COM.MICROSOFT.CONCAT(&quot;Punto 1: 8% &quot;;[.H10];&quot; Punto 2 14% &quot;;[.I10];&quot; Punto 3 12% &quot;; [.J10]; &quot; Punto 4 20% &quot;; [.K10]; &quot; Punto 5 10% &quot;; [.L10]; &quot; Punto 6 26% &quot;;[.M10]; &quot; Punto 7 10% &quot;;[.N10])" office:value-type="string" office:string-value="Punto 1: 8% 0 Punto 2 14% 0 Punto 3 12% 0 Punto 4 20% 0 Punto 5 10% 0 Punto 6 26% 0 Punto 7 10% 0" calcext:value-type="string">
            <text:p>Punto 1: 8% 0 Punto 2 14% 0 Punto 3 12% 0 Punto 4 20% 0 Punto 5 10% 0 Punto 6 26% 0 Punto 7 10% 0</text:p>
          </table:table-cell>
        </table:table-row>
        <table:table-row table:style-name="ro1">
          <table:table-cell table:style-name="ce5" office:value-type="float" office:value="1556156" calcext:value-type="float">
            <text:p>1556156</text:p>
          </table:table-cell>
          <table:table-cell table:style-name="ce25" office:value-type="string" calcext:value-type="string" table:number-columns-spanned="4" table:number-rows-spanned="1">
            <text:p>CANO RUIZ JHON SEBASTIA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1];&quot;-&quot;;[.F11])" office:value-type="string" office:string-value="1556156-3743" calcext:value-type="string">
            <text:p>1556156-3743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2" calcext:value-type="float">
            <text:p>3.2</text:p>
          </table:table-cell>
          <table:table-cell table:number-columns-repeated="3" table:style-name="ce13" office:value-type="float" office:value="5" calcext:value-type="float">
            <text:p>5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table:formula="of:=[.H11]*[.$H$4]+[.I11]*[.$I$4]+[.J11]*[.$J$4]+[.K11]*[.$K$4]+[.L11]*[.$L$4]+[.M11]*[.$M$4]+[.N11]*[.$N$4]" office:value-type="float" office:value="4.628" calcext:value-type="float">
            <text:p>4.6</text:p>
          </table:table-cell>
          <table:table-cell table:formula="of:=COM.MICROSOFT.CONCAT(&quot;Punto 1: 8% &quot;;[.H11];&quot; Punto 2 14% &quot;;[.I11];&quot; Punto 3 12% &quot;; [.J11]; &quot; Punto 4 20% &quot;; [.K11]; &quot; Punto 5 10% &quot;; [.L11]; &quot; Punto 6 26% &quot;;[.M11]; &quot; Punto 7 10% &quot;;[.N11])" office:value-type="string" office:string-value="Punto 1: 8% 4.8 Punto 2 14% 3.2 Punto 3 12% 5 Punto 4 20% 5 Punto 5 10% 5 Punto 6 26% 4.6 Punto 7 10% 5" calcext:value-type="string">
            <text:p>Punto 1: 8% 4.8 Punto 2 14% 3.2 Punto 3 12% 5 Punto 4 20% 5 Punto 5 10% 5 Punto 6 26% 4.6 Punto 7 10% 5</text:p>
          </table:table-cell>
        </table:table-row>
        <table:table-row table:style-name="ro1">
          <table:table-cell table:style-name="ce5" office:value-type="float" office:value="1455643" calcext:value-type="float">
            <text:p>1455643</text:p>
          </table:table-cell>
          <table:table-cell table:style-name="ce25" office:value-type="string" calcext:value-type="string" table:number-columns-spanned="4" table:number-rows-spanned="1">
            <text:p>CARRILLO TORRES DANNY ALEXANDER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2];&quot;-&quot;;[.F12])" office:value-type="string" office:string-value="1455643-3743" calcext:value-type="string">
            <text:p>1455643-3743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H12]*[.$H$4]+[.I12]*[.$I$4]+[.J12]*[.$J$4]+[.K12]*[.$K$4]+[.L12]*[.$L$4]+[.M12]*[.$M$4]+[.N12]*[.$N$4]" office:value-type="float" office:value="2.64" calcext:value-type="float">
            <text:p>2.6</text:p>
          </table:table-cell>
          <table:table-cell table:formula="of:=COM.MICROSOFT.CONCAT(&quot;Punto 1: 8% &quot;;[.H12];&quot; Punto 2 14% &quot;;[.I12];&quot; Punto 3 12% &quot;; [.J12]; &quot; Punto 4 20% &quot;; [.K12]; &quot; Punto 5 10% &quot;; [.L12]; &quot; Punto 6 26% &quot;;[.M12]; &quot; Punto 7 10% &quot;;[.N12])" office:value-type="string" office:string-value="Punto 1: 8% 4.5 Punto 2 14% 3.9 Punto 3 12% 2.5 Punto 4 20% 0 Punto 5 10% 0 Punto 6 26% 3.9 Punto 7 10% 4.2" calcext:value-type="string">
            <text:p>Punto 1: 8% 4.5 Punto 2 14% 3.9 Punto 3 12% 2.5 Punto 4 20% 0 Punto 5 10% 0 Punto 6 26% 3.9 Punto 7 10% 4.2</text:p>
          </table:table-cell>
        </table:table-row>
        <table:table-row table:style-name="ro1">
          <table:table-cell table:style-name="ce5" office:value-type="float" office:value="1556020" calcext:value-type="float">
            <text:p>1556020</text:p>
          </table:table-cell>
          <table:table-cell table:style-name="ce25" office:value-type="string" calcext:value-type="string" table:number-columns-spanned="4" table:number-rows-spanned="1">
            <text:p>CORDOBA RODRIGUEZ JOHAN ALEXANDER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3];&quot;-&quot;;[.F13])" office:value-type="string" office:string-value="1556020-3743" calcext:value-type="string">
            <text:p>1556020-3743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2" calcext:value-type="float">
            <text:p>3.2</text:p>
          </table:table-cell>
          <table:table-cell table:number-columns-repeated="3" table:style-name="ce13" office:value-type="float" office:value="5" calcext:value-type="float">
            <text:p>5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table:formula="of:=[.H13]*[.$H$4]+[.I13]*[.$I$4]+[.J13]*[.$J$4]+[.K13]*[.$K$4]+[.L13]*[.$L$4]+[.M13]*[.$M$4]+[.N13]*[.$N$4]" office:value-type="float" office:value="4.628" calcext:value-type="float">
            <text:p>4.6</text:p>
          </table:table-cell>
          <table:table-cell table:formula="of:=COM.MICROSOFT.CONCAT(&quot;Punto 1: 8% &quot;;[.H13];&quot; Punto 2 14% &quot;;[.I13];&quot; Punto 3 12% &quot;; [.J13]; &quot; Punto 4 20% &quot;; [.K13]; &quot; Punto 5 10% &quot;; [.L13]; &quot; Punto 6 26% &quot;;[.M13]; &quot; Punto 7 10% &quot;;[.N13])" office:value-type="string" office:string-value="Punto 1: 8% 4.8 Punto 2 14% 3.2 Punto 3 12% 5 Punto 4 20% 5 Punto 5 10% 5 Punto 6 26% 4.6 Punto 7 10% 5" calcext:value-type="string">
            <text:p>Punto 1: 8% 4.8 Punto 2 14% 3.2 Punto 3 12% 5 Punto 4 20% 5 Punto 5 10% 5 Punto 6 26% 4.6 Punto 7 10% 5</text:p>
          </table:table-cell>
        </table:table-row>
        <table:table-row table:style-name="ro1">
          <table:table-cell table:style-name="ce5" office:value-type="float" office:value="1556098" calcext:value-type="float">
            <text:p>1556098</text:p>
          </table:table-cell>
          <table:table-cell table:style-name="ce25" office:value-type="string" calcext:value-type="string" table:number-columns-spanned="4" table:number-rows-spanned="1">
            <text:p>ECHEVERRY CORREA MATEO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14];&quot;-&quot;;[.F14])" office:value-type="string" office:string-value="1556098-2711" calcext:value-type="string">
            <text:p>1556098-2711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14]*[.$H$4]+[.I14]*[.$I$4]+[.J14]*[.$J$4]+[.K14]*[.$K$4]+[.L14]*[.$L$4]+[.M14]*[.$M$4]+[.N14]*[.$N$4]" office:value-type="float" office:value="4.128" calcext:value-type="float">
            <text:p>4.1</text:p>
          </table:table-cell>
          <table:table-cell table:formula="of:=COM.MICROSOFT.CONCAT(&quot;Punto 1: 8% &quot;;[.H14];&quot; Punto 2 14% &quot;;[.I14];&quot; Punto 3 12% &quot;; [.J14]; &quot; Punto 4 20% &quot;; [.K14]; &quot; Punto 5 10% &quot;; [.L14]; &quot; Punto 6 26% &quot;;[.M14]; &quot; Punto 7 10% &quot;;[.N14])" office:value-type="string" office:string-value="Punto 1: 8% 4 Punto 2 14% 3.2 Punto 3 12% 3.9 Punto 4 20% 5 Punto 5 10% 4 Punto 6 26% 4.2 Punto 7 10% 4" calcext:value-type="string">
            <text:p>Punto 1: 8% 4 Punto 2 14% 3.2 Punto 3 12% 3.9 Punto 4 20% 5 Punto 5 10% 4 Punto 6 26% 4.2 Punto 7 10% 4</text:p>
          </table:table-cell>
        </table:table-row>
        <table:table-row table:style-name="ro1">
          <table:table-cell table:style-name="ce5" office:value-type="float" office:value="1455679" calcext:value-type="float">
            <text:p>1455679</text:p>
          </table:table-cell>
          <table:table-cell table:style-name="ce25" office:value-type="string" calcext:value-type="string" table:number-columns-spanned="4" table:number-rows-spanned="1">
            <text:p>FORERO DIAZ LEIDY LAURA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15];&quot;-&quot;;[.F15])" office:value-type="string" office:string-value="1455679-2711" calcext:value-type="string">
            <text:p>1455679-2711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H15]*[.$H$4]+[.I15]*[.$I$4]+[.J15]*[.$J$4]+[.K15]*[.$K$4]+[.L15]*[.$L$4]+[.M15]*[.$M$4]+[.N15]*[.$N$4]" office:value-type="float" office:value="2.64" calcext:value-type="float">
            <text:p>2.6</text:p>
          </table:table-cell>
          <table:table-cell table:formula="of:=COM.MICROSOFT.CONCAT(&quot;Punto 1: 8% &quot;;[.H15];&quot; Punto 2 14% &quot;;[.I15];&quot; Punto 3 12% &quot;; [.J15]; &quot; Punto 4 20% &quot;; [.K15]; &quot; Punto 5 10% &quot;; [.L15]; &quot; Punto 6 26% &quot;;[.M15]; &quot; Punto 7 10% &quot;;[.N15])" office:value-type="string" office:string-value="Punto 1: 8% 4.5 Punto 2 14% 3.9 Punto 3 12% 2.5 Punto 4 20% 0 Punto 5 10% 0 Punto 6 26% 3.9 Punto 7 10% 4.2" calcext:value-type="string">
            <text:p>Punto 1: 8% 4.5 Punto 2 14% 3.9 Punto 3 12% 2.5 Punto 4 20% 0 Punto 5 10% 0 Punto 6 26% 3.9 Punto 7 10% 4.2</text:p>
          </table:table-cell>
        </table:table-row>
        <table:table-row table:style-name="ro1">
          <table:table-cell table:style-name="ce5" office:value-type="float" office:value="1556139" calcext:value-type="float">
            <text:p>1556139</text:p>
          </table:table-cell>
          <table:table-cell table:style-name="ce25" office:value-type="string" calcext:value-type="string" table:number-columns-spanned="4" table:number-rows-spanned="1">
            <text:p>GAVIRIA SALAZAR JULIAN ALEJANDR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6];&quot;-&quot;;[.F16])" office:value-type="string" office:string-value="1556139-3743" calcext:value-type="string">
            <text:p>1556139-3743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table:formula="of:=[.H16]*[.$H$4]+[.I16]*[.$I$4]+[.J16]*[.$J$4]+[.K16]*[.$K$4]+[.L16]*[.$L$4]+[.M16]*[.$M$4]+[.N16]*[.$N$4]" office:value-type="float" office:value="2.24" calcext:value-type="float">
            <text:p>2.2</text:p>
          </table:table-cell>
          <table:table-cell table:formula="of:=COM.MICROSOFT.CONCAT(&quot;Punto 1: 8% &quot;;[.H16];&quot; Punto 2 14% &quot;;[.I16];&quot; Punto 3 12% &quot;; [.J16]; &quot; Punto 4 20% &quot;; [.K16]; &quot; Punto 5 10% &quot;; [.L16]; &quot; Punto 6 26% &quot;;[.M16]; &quot; Punto 7 10% &quot;;[.N16])" office:value-type="string" office:string-value="Punto 1: 8% 0 Punto 2 14% 2.5 Punto 3 12% 3.5 Punto 4 20% 3 Punto 5 10% 3.5 Punto 6 26% 2 Punto 7 10% 0" calcext:value-type="string">
            <text:p>Punto 1: 8% 0 Punto 2 14% 2.5 Punto 3 12% 3.5 Punto 4 20% 3 Punto 5 10% 3.5 Punto 6 26% 2 Punto 7 10% 0</text:p>
          </table:table-cell>
        </table:table-row>
        <table:table-row table:style-name="ro1">
          <table:table-cell table:style-name="ce5" office:value-type="float" office:value="1556097" calcext:value-type="float">
            <text:p>1556097</text:p>
          </table:table-cell>
          <table:table-cell table:style-name="ce25" office:value-type="string" calcext:value-type="string" table:number-columns-spanned="4" table:number-rows-spanned="1">
            <text:p>GOMEZ RESTREPO CARLOS HUMBERTO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17];&quot;-&quot;;[.F17])" office:value-type="string" office:string-value="1556097-2711" calcext:value-type="string">
            <text:p>1556097-2711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17]*[.$H$4]+[.I17]*[.$I$4]+[.J17]*[.$J$4]+[.K17]*[.$K$4]+[.L17]*[.$L$4]+[.M17]*[.$M$4]+[.N17]*[.$N$4]" office:value-type="float" office:value="4.128" calcext:value-type="float">
            <text:p>4.1</text:p>
          </table:table-cell>
          <table:table-cell table:formula="of:=COM.MICROSOFT.CONCAT(&quot;Punto 1: 8% &quot;;[.H17];&quot; Punto 2 14% &quot;;[.I17];&quot; Punto 3 12% &quot;; [.J17]; &quot; Punto 4 20% &quot;; [.K17]; &quot; Punto 5 10% &quot;; [.L17]; &quot; Punto 6 26% &quot;;[.M17]; &quot; Punto 7 10% &quot;;[.N17])" office:value-type="string" office:string-value="Punto 1: 8% 4 Punto 2 14% 3.2 Punto 3 12% 3.9 Punto 4 20% 5 Punto 5 10% 4 Punto 6 26% 4.2 Punto 7 10% 4" calcext:value-type="string">
            <text:p>Punto 1: 8% 4 Punto 2 14% 3.2 Punto 3 12% 3.9 Punto 4 20% 5 Punto 5 10% 4 Punto 6 26% 4.2 Punto 7 10% 4</text:p>
          </table:table-cell>
        </table:table-row>
        <table:table-row table:style-name="ro1">
          <table:table-cell table:style-name="ce5" office:value-type="float" office:value="1355821" calcext:value-type="float">
            <text:p>1355821</text:p>
          </table:table-cell>
          <table:table-cell table:style-name="ce25" office:value-type="string" calcext:value-type="string" table:number-columns-spanned="4" table:number-rows-spanned="1">
            <text:p>HERRERA ARENAS JHONY ANDRES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8];&quot;-&quot;;[.F18])" office:value-type="string" office:string-value="1355821-3743" calcext:value-type="string">
            <text:p>1355821-3743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" calcext:value-type="float">
            <text:p>4.0</text:p>
          </table:table-cell>
          <table:table-cell table:number-columns-repeated="2" table:style-name="ce13" office:value-type="float" office:value="4.5" calcext:value-type="float">
            <text:p>4.5</text:p>
          </table:table-cell>
          <table:table-cell table:style-name="ce13" table:formula="of:=[.H18]*[.$H$4]+[.I18]*[.$I$4]+[.J18]*[.$J$4]+[.K18]*[.$K$4]+[.L18]*[.$L$4]+[.M18]*[.$M$4]+[.N18]*[.$N$4]" office:value-type="float" office:value="4.148" calcext:value-type="float">
            <text:p>4.1</text:p>
          </table:table-cell>
          <table:table-cell table:formula="of:=COM.MICROSOFT.CONCAT(&quot;Punto 1: 8% &quot;;[.H18];&quot; Punto 2 14% &quot;;[.I18];&quot; Punto 3 12% &quot;; [.J18]; &quot; Punto 4 20% &quot;; [.K18]; &quot; Punto 5 10% &quot;; [.L18]; &quot; Punto 6 26% &quot;;[.M18]; &quot; Punto 7 10% &quot;;[.N18])" office:value-type="string" office:string-value="Punto 1: 8% 4.8 Punto 2 14% 3.2 Punto 3 12% 3.8 Punto 4 20% 4.2 Punto 5 10% 4 Punto 6 26% 4.5 Punto 7 10% 4.5" calcext:value-type="string">
            <text:p>Punto 1: 8% 4.8 Punto 2 14% 3.2 Punto 3 12% 3.8 Punto 4 20% 4.2 Punto 5 10% 4 Punto 6 26% 4.5 Punto 7 10% 4.5</text:p>
          </table:table-cell>
        </table:table-row>
        <table:table-row table:style-name="ro1">
          <table:table-cell table:style-name="ce5" office:value-type="float" office:value="1356054" calcext:value-type="float">
            <text:p>1356054</text:p>
          </table:table-cell>
          <table:table-cell table:style-name="ce25" office:value-type="string" calcext:value-type="string" table:number-columns-spanned="4" table:number-rows-spanned="1">
            <text:p>HERRERA MARTINEZ JOSE IGNACI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19];&quot;-&quot;;[.F19])" office:value-type="string" office:string-value="1356054-3743" calcext:value-type="string">
            <text:p>1356054-3743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" calcext:value-type="float">
            <text:p>4.0</text:p>
          </table:table-cell>
          <table:table-cell table:number-columns-repeated="2" table:style-name="ce13" office:value-type="float" office:value="4.5" calcext:value-type="float">
            <text:p>4.5</text:p>
          </table:table-cell>
          <table:table-cell table:style-name="ce13" table:formula="of:=[.H19]*[.$H$4]+[.I19]*[.$I$4]+[.J19]*[.$J$4]+[.K19]*[.$K$4]+[.L19]*[.$L$4]+[.M19]*[.$M$4]+[.N19]*[.$N$4]" office:value-type="float" office:value="4.148" calcext:value-type="float">
            <text:p>4.1</text:p>
          </table:table-cell>
          <table:table-cell table:formula="of:=COM.MICROSOFT.CONCAT(&quot;Punto 1: 8% &quot;;[.H19];&quot; Punto 2 14% &quot;;[.I19];&quot; Punto 3 12% &quot;; [.J19]; &quot; Punto 4 20% &quot;; [.K19]; &quot; Punto 5 10% &quot;; [.L19]; &quot; Punto 6 26% &quot;;[.M19]; &quot; Punto 7 10% &quot;;[.N19])" office:value-type="string" office:string-value="Punto 1: 8% 4.8 Punto 2 14% 3.2 Punto 3 12% 3.8 Punto 4 20% 4.2 Punto 5 10% 4 Punto 6 26% 4.5 Punto 7 10% 4.5" calcext:value-type="string">
            <text:p>Punto 1: 8% 4.8 Punto 2 14% 3.2 Punto 3 12% 3.8 Punto 4 20% 4.2 Punto 5 10% 4 Punto 6 26% 4.5 Punto 7 10% 4.5</text:p>
          </table:table-cell>
        </table:table-row>
        <table:table-row table:style-name="ro1">
          <table:table-cell table:style-name="ce5" office:value-type="float" office:value="1556168" calcext:value-type="float">
            <text:p>1556168</text:p>
          </table:table-cell>
          <table:table-cell table:style-name="ce25" office:value-type="string" calcext:value-type="string" table:number-columns-spanned="4" table:number-rows-spanned="1">
            <text:p>LEMOS LÓPEZ KEVIN SANTIAG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0];&quot;-&quot;;[.F20])" office:value-type="string" office:string-value="1556168-3743" calcext:value-type="string">
            <text:p>1556168-3743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table:formula="of:=[.H20]*[.$H$4]+[.I20]*[.$I$4]+[.J20]*[.$J$4]+[.K20]*[.$K$4]+[.L20]*[.$L$4]+[.M20]*[.$M$4]+[.N20]*[.$N$4]" office:value-type="float" office:value="2.24" calcext:value-type="float">
            <text:p>2.2</text:p>
          </table:table-cell>
          <table:table-cell table:formula="of:=COM.MICROSOFT.CONCAT(&quot;Punto 1: 8% &quot;;[.H20];&quot; Punto 2 14% &quot;;[.I20];&quot; Punto 3 12% &quot;; [.J20]; &quot; Punto 4 20% &quot;; [.K20]; &quot; Punto 5 10% &quot;; [.L20]; &quot; Punto 6 26% &quot;;[.M20]; &quot; Punto 7 10% &quot;;[.N20])" office:value-type="string" office:string-value="Punto 1: 8% 0 Punto 2 14% 2.5 Punto 3 12% 3.5 Punto 4 20% 3 Punto 5 10% 3.5 Punto 6 26% 2 Punto 7 10% 0" calcext:value-type="string">
            <text:p>Punto 1: 8% 0 Punto 2 14% 2.5 Punto 3 12% 3.5 Punto 4 20% 3 Punto 5 10% 3.5 Punto 6 26% 2 Punto 7 10% 0</text:p>
          </table:table-cell>
        </table:table-row>
        <table:table-row table:style-name="ro1">
          <table:table-cell table:style-name="ce5" office:value-type="float" office:value="1455749" calcext:value-type="float">
            <text:p>1455749</text:p>
          </table:table-cell>
          <table:table-cell table:style-name="ce25" office:value-type="string" calcext:value-type="string" table:number-columns-spanned="4" table:number-rows-spanned="1">
            <text:p>LOAIZA ROSERO JONATHA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1];&quot;-&quot;;[.F21])" office:value-type="string" office:string-value="1455749-3743" calcext:value-type="string">
            <text:p>1455749-3743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table:formula="of:=[.H21]*[.$H$4]+[.I21]*[.$I$4]+[.J21]*[.$J$4]+[.K21]*[.$K$4]+[.L21]*[.$L$4]+[.M21]*[.$M$4]+[.N21]*[.$N$4]" office:value-type="float" office:value="2.744" calcext:value-type="float">
            <text:p>2.7</text:p>
          </table:table-cell>
          <table:table-cell table:formula="of:=COM.MICROSOFT.CONCAT(&quot;Punto 1: 8% &quot;;[.H21];&quot; Punto 2 14% &quot;;[.I21];&quot; Punto 3 12% &quot;; [.J21]; &quot; Punto 4 20% &quot;; [.K21]; &quot; Punto 5 10% &quot;; [.L21]; &quot; Punto 6 26% &quot;;[.M21]; &quot; Punto 7 10% &quot;;[.N21])" office:value-type="string" office:string-value="Punto 1: 8% 4 Punto 2 14% 3.6 Punto 3 12% 5 Punto 4 20% 2.5 Punto 5 10% 3 Punto 6 26% 2 Punto 7 10% 0" calcext:value-type="string">
            <text:p>Punto 1: 8% 4 Punto 2 14% 3.6 Punto 3 12% 5 Punto 4 20% 2.5 Punto 5 10% 3 Punto 6 26% 2 Punto 7 10% 0</text:p>
          </table:table-cell>
        </table:table-row>
        <table:table-row table:style-name="ro1">
          <table:table-cell table:style-name="ce5" office:value-type="float" office:value="1556094" calcext:value-type="float">
            <text:p>1556094</text:p>
          </table:table-cell>
          <table:table-cell table:style-name="ce25" office:value-type="string" calcext:value-type="string" table:number-columns-spanned="4" table:number-rows-spanned="1">
            <text:p>LONDOÑO GUTIERREZ MAGREL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22];&quot;-&quot;;[.F22])" office:value-type="string" office:string-value="1556094-2711" calcext:value-type="string">
            <text:p>1556094-2711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table:formula="of:=[.H22]*[.$H$4]+[.I22]*[.$I$4]+[.J22]*[.$J$4]+[.K22]*[.$K$4]+[.L22]*[.$L$4]+[.M22]*[.$M$4]+[.N22]*[.$N$4]" office:value-type="float" office:value="3.192" calcext:value-type="float">
            <text:p>3.2</text:p>
          </table:table-cell>
          <table:table-cell table:formula="of:=COM.MICROSOFT.CONCAT(&quot;Punto 1: 8% &quot;;[.H22];&quot; Punto 2 14% &quot;;[.I22];&quot; Punto 3 12% &quot;; [.J22]; &quot; Punto 4 20% &quot;; [.K22]; &quot; Punto 5 10% &quot;; [.L22]; &quot; Punto 6 26% &quot;;[.M22]; &quot; Punto 7 10% &quot;;[.N22])" office:value-type="string" office:string-value="Punto 1: 8% 4 Punto 2 14% 3 Punto 3 12% 3.6 Punto 4 20% 2.4 Punto 5 10% 4 Punto 6 26% 3 Punto 7 10% 3.6" calcext:value-type="string">
            <text:p>Punto 1: 8% 4 Punto 2 14% 3 Punto 3 12% 3.6 Punto 4 20% 2.4 Punto 5 10% 4 Punto 6 26% 3 Punto 7 10% 3.6</text:p>
          </table:table-cell>
        </table:table-row>
        <table:table-row table:style-name="ro1">
          <table:table-cell table:style-name="ce5" office:value-type="float" office:value="1556060" calcext:value-type="float">
            <text:p>1556060</text:p>
          </table:table-cell>
          <table:table-cell table:style-name="ce25" office:value-type="string" calcext:value-type="string" table:number-columns-spanned="4" table:number-rows-spanned="1">
            <text:p>MARULANDA ALMANZA JOHAN SEBASTIA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3];&quot;-&quot;;[.F23])" office:value-type="string" office:string-value="1556060-3743" calcext:value-type="string">
            <text:p>1556060-3743</text:p>
          </table:table-cell>
          <table:table-cell table:style-name="ce13" office:value-type="float" office:value="3" calcext:value-type="float">
            <text:p>3.0</text:p>
          </table:table-cell>
          <table:table-cell table:number-columns-repeated="2" table:style-name="ce13" office:value-type="float" office:value="3.9" calcext:value-type="float">
            <text:p>3.9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23]*[.$H$4]+[.I23]*[.$I$4]+[.J23]*[.$J$4]+[.K23]*[.$K$4]+[.L23]*[.$L$4]+[.M23]*[.$M$4]+[.N23]*[.$N$4]" office:value-type="float" office:value="3.412" calcext:value-type="float">
            <text:p>3.4</text:p>
          </table:table-cell>
          <table:table-cell table:formula="of:=COM.MICROSOFT.CONCAT(&quot;Punto 1: 8% &quot;;[.H23];&quot; Punto 2 14% &quot;;[.I23];&quot; Punto 3 12% &quot;; [.J23]; &quot; Punto 4 20% &quot;; [.K23]; &quot; Punto 5 10% &quot;; [.L23]; &quot; Punto 6 26% &quot;;[.M23]; &quot; Punto 7 10% &quot;;[.N23])" office:value-type="string" office:string-value="Punto 1: 8% 3 Punto 2 14% 3.9 Punto 3 12% 3.9 Punto 4 20% 3.8 Punto 5 10% 3.5 Punto 6 26% 2.3 Punto 7 10% 4.5" calcext:value-type="string">
            <text:p>Punto 1: 8% 3 Punto 2 14% 3.9 Punto 3 12% 3.9 Punto 4 20% 3.8 Punto 5 10% 3.5 Punto 6 26% 2.3 Punto 7 10% 4.5</text:p>
          </table:table-cell>
        </table:table-row>
        <table:table-row table:style-name="ro1">
          <table:table-cell table:style-name="ce5" office:value-type="float" office:value="1556227" calcext:value-type="float">
            <text:p>1556227</text:p>
          </table:table-cell>
          <table:table-cell table:style-name="ce25" office:value-type="string" calcext:value-type="string" table:number-columns-spanned="4" table:number-rows-spanned="1">
            <text:p>MESA ESPINAL YOHAN LENIN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24];&quot;-&quot;;[.F24])" office:value-type="string" office:string-value="1556227-2711" calcext:value-type="string">
            <text:p>1556227-2711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" calcext:value-type="float">
            <text:p>2.0</text:p>
          </table:table-cell>
          <table:table-cell table:style-name="ce13" table:formula="of:=[.H24]*[.$H$4]+[.I24]*[.$I$4]+[.J24]*[.$J$4]+[.K24]*[.$K$4]+[.L24]*[.$L$4]+[.M24]*[.$M$4]+[.N24]*[.$N$4]" office:value-type="float" office:value="2.742" calcext:value-type="float">
            <text:p>2.7</text:p>
          </table:table-cell>
          <table:table-cell table:formula="of:=COM.MICROSOFT.CONCAT(&quot;Punto 1: 8% &quot;;[.H24];&quot; Punto 2 14% &quot;;[.I24];&quot; Punto 3 12% &quot;; [.J24]; &quot; Punto 4 20% &quot;; [.K24]; &quot; Punto 5 10% &quot;; [.L24]; &quot; Punto 6 26% &quot;;[.M24]; &quot; Punto 7 10% &quot;;[.N24])" office:value-type="string" office:string-value="Punto 1: 8% 3.8 Punto 2 14% 3 Punto 3 12% 2.7 Punto 4 20% 2.4 Punto 5 10% 0 Punto 6 26% 3.9 Punto 7 10% 2" calcext:value-type="string">
            <text:p>Punto 1: 8% 3.8 Punto 2 14% 3 Punto 3 12% 2.7 Punto 4 20% 2.4 Punto 5 10% 0 Punto 6 26% 3.9 Punto 7 10% 2</text:p>
          </table:table-cell>
        </table:table-row>
        <table:table-row table:style-name="ro1">
          <table:table-cell table:style-name="ce5" office:value-type="float" office:value="1455975" calcext:value-type="float">
            <text:p>1455975</text:p>
          </table:table-cell>
          <table:table-cell table:style-name="ce25" office:value-type="string" calcext:value-type="string" table:number-columns-spanned="4" table:number-rows-spanned="1">
            <text:p>OCAMPO ESCOBAR ANGÉLICA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5];&quot;-&quot;;[.F25])" office:value-type="string" office:string-value="1455975-3743" calcext:value-type="string">
            <text:p>1455975-3743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H25]*[.$H$4]+[.I25]*[.$I$4]+[.J25]*[.$J$4]+[.K25]*[.$K$4]+[.L25]*[.$L$4]+[.M25]*[.$M$4]+[.N25]*[.$N$4]" office:value-type="float" office:value="2.64" calcext:value-type="float">
            <text:p>2.6</text:p>
          </table:table-cell>
          <table:table-cell table:formula="of:=COM.MICROSOFT.CONCAT(&quot;Punto 1: 8% &quot;;[.H25];&quot; Punto 2 14% &quot;;[.I25];&quot; Punto 3 12% &quot;; [.J25]; &quot; Punto 4 20% &quot;; [.K25]; &quot; Punto 5 10% &quot;; [.L25]; &quot; Punto 6 26% &quot;;[.M25]; &quot; Punto 7 10% &quot;;[.N25])" office:value-type="string" office:string-value="Punto 1: 8% 4.5 Punto 2 14% 3.9 Punto 3 12% 2.5 Punto 4 20% 0 Punto 5 10% 0 Punto 6 26% 3.9 Punto 7 10% 4.2" calcext:value-type="string">
            <text:p>Punto 1: 8% 4.5 Punto 2 14% 3.9 Punto 3 12% 2.5 Punto 4 20% 0 Punto 5 10% 0 Punto 6 26% 3.9 Punto 7 10% 4.2</text:p>
          </table:table-cell>
        </table:table-row>
        <table:table-row table:style-name="ro1">
          <table:table-cell table:style-name="ce5" office:value-type="float" office:value="1556123" calcext:value-type="float">
            <text:p>1556123</text:p>
          </table:table-cell>
          <table:table-cell table:style-name="ce25" office:value-type="string" calcext:value-type="string" table:number-columns-spanned="4" table:number-rows-spanned="1">
            <text:p>OSPINA PRIMERO CHRISTIAN DAVID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6];&quot;-&quot;;[.F26])" office:value-type="string" office:string-value="1556123-3743" calcext:value-type="string">
            <text:p>1556123-3743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number-columns-repeated="2" table:style-name="ce13" office:value-type="float" office:value="4" calcext:value-type="float">
            <text:p>4.0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26]*[.$H$4]+[.I26]*[.$I$4]+[.J26]*[.$J$4]+[.K26]*[.$K$4]+[.L26]*[.$L$4]+[.M26]*[.$M$4]+[.N26]*[.$N$4]" office:value-type="float" office:value="4.27" calcext:value-type="float">
            <text:p>4.3</text:p>
          </table:table-cell>
          <table:table-cell table:formula="of:=COM.MICROSOFT.CONCAT(&quot;Punto 1: 8% &quot;;[.H26];&quot; Punto 2 14% &quot;;[.I26];&quot; Punto 3 12% &quot;; [.J26]; &quot; Punto 4 20% &quot;; [.K26]; &quot; Punto 5 10% &quot;; [.L26]; &quot; Punto 6 26% &quot;;[.M26]; &quot; Punto 7 10% &quot;;[.N26])" office:value-type="string" office:string-value="Punto 1: 8% 3 Punto 2 14% 4.2 Punto 3 12% 4.6 Punto 4 20% 5 Punto 5 10% 4 Punto 6 26% 4 Punto 7 10% 4.5" calcext:value-type="string">
            <text:p>Punto 1: 8% 3 Punto 2 14% 4.2 Punto 3 12% 4.6 Punto 4 20% 5 Punto 5 10% 4 Punto 6 26% 4 Punto 7 10% 4.5</text:p>
          </table:table-cell>
        </table:table-row>
        <table:table-row table:style-name="ro1">
          <table:table-cell table:style-name="ce5" office:value-type="float" office:value="1356132" calcext:value-type="float">
            <text:p>1356132</text:p>
          </table:table-cell>
          <table:table-cell table:style-name="ce25" office:value-type="string" calcext:value-type="string" table:number-columns-spanned="4" table:number-rows-spanned="1">
            <text:p>PALACIOS GAVIRIA MICHAEL STEVENS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7];&quot;-&quot;;[.F27])" office:value-type="string" office:string-value="1356132-3743" calcext:value-type="string">
            <text:p>1356132-374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27]*[.$H$4]+[.I27]*[.$I$4]+[.J27]*[.$J$4]+[.K27]*[.$K$4]+[.L27]*[.$L$4]+[.M27]*[.$M$4]+[.N27]*[.$N$4]" office:value-type="float" office:value="3.462" calcext:value-type="float">
            <text:p>3.5</text:p>
          </table:table-cell>
          <table:table-cell table:formula="of:=COM.MICROSOFT.CONCAT(&quot;Punto 1: 8% &quot;;[.H27];&quot; Punto 2 14% &quot;;[.I27];&quot; Punto 3 12% &quot;; [.J27]; &quot; Punto 4 20% &quot;; [.K27]; &quot; Punto 5 10% &quot;; [.L27]; &quot; Punto 6 26% &quot;;[.M27]; &quot; Punto 7 10% &quot;;[.N27])" office:value-type="string" office:string-value="Punto 1: 8% 3.8 Punto 2 14% 3 Punto 3 12% 3.3 Punto 4 20% 3.8 Punto 5 10% 3.5 Punto 6 26% 3.2 Punto 7 10% 4" calcext:value-type="string">
            <text:p>Punto 1: 8% 3.8 Punto 2 14% 3 Punto 3 12% 3.3 Punto 4 20% 3.8 Punto 5 10% 3.5 Punto 6 26% 3.2 Punto 7 10% 4</text:p>
          </table:table-cell>
        </table:table-row>
        <table:table-row table:style-name="ro1">
          <table:table-cell table:style-name="ce5" office:value-type="float" office:value="1556007" calcext:value-type="float">
            <text:p>1556007</text:p>
          </table:table-cell>
          <table:table-cell table:style-name="ce25" office:value-type="string" calcext:value-type="string" table:number-columns-spanned="4" table:number-rows-spanned="1">
            <text:p>PINILLOS REINA JUAN PABL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28];&quot;-&quot;;[.F28])" office:value-type="string" office:string-value="1556007-3743" calcext:value-type="string">
            <text:p>1556007-374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28]*[.$H$4]+[.I28]*[.$I$4]+[.J28]*[.$J$4]+[.K28]*[.$K$4]+[.L28]*[.$L$4]+[.M28]*[.$M$4]+[.N28]*[.$N$4]" office:value-type="float" office:value="3.462" calcext:value-type="float">
            <text:p>3.5</text:p>
          </table:table-cell>
          <table:table-cell table:formula="of:=COM.MICROSOFT.CONCAT(&quot;Punto 1: 8% &quot;;[.H28];&quot; Punto 2 14% &quot;;[.I28];&quot; Punto 3 12% &quot;; [.J28]; &quot; Punto 4 20% &quot;; [.K28]; &quot; Punto 5 10% &quot;; [.L28]; &quot; Punto 6 26% &quot;;[.M28]; &quot; Punto 7 10% &quot;;[.N28])" office:value-type="string" office:string-value="Punto 1: 8% 3.8 Punto 2 14% 3 Punto 3 12% 3.3 Punto 4 20% 3.8 Punto 5 10% 3.5 Punto 6 26% 3.2 Punto 7 10% 4" calcext:value-type="string">
            <text:p>Punto 1: 8% 3.8 Punto 2 14% 3 Punto 3 12% 3.3 Punto 4 20% 3.8 Punto 5 10% 3.5 Punto 6 26% 3.2 Punto 7 10% 4</text:p>
          </table:table-cell>
        </table:table-row>
        <table:table-row table:style-name="ro1">
          <table:table-cell table:style-name="ce5" office:value-type="float" office:value="1556051" calcext:value-type="float">
            <text:p>1556051</text:p>
          </table:table-cell>
          <table:table-cell table:style-name="ce25" office:value-type="string" calcext:value-type="string" table:number-columns-spanned="4" table:number-rows-spanned="1">
            <text:p>POSADA TRUJILLO STIVENS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29];&quot;-&quot;;[.F29])" office:value-type="string" office:string-value="1556051-2711" calcext:value-type="string">
            <text:p>1556051-2711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" calcext:value-type="float">
            <text:p>2.0</text:p>
          </table:table-cell>
          <table:table-cell table:style-name="ce13" table:formula="of:=[.H29]*[.$H$4]+[.I29]*[.$I$4]+[.J29]*[.$J$4]+[.K29]*[.$K$4]+[.L29]*[.$L$4]+[.M29]*[.$M$4]+[.N29]*[.$N$4]" office:value-type="float" office:value="2.742" calcext:value-type="float">
            <text:p>2.7</text:p>
          </table:table-cell>
          <table:table-cell table:formula="of:=COM.MICROSOFT.CONCAT(&quot;Punto 1: 8% &quot;;[.H29];&quot; Punto 2 14% &quot;;[.I29];&quot; Punto 3 12% &quot;; [.J29]; &quot; Punto 4 20% &quot;; [.K29]; &quot; Punto 5 10% &quot;; [.L29]; &quot; Punto 6 26% &quot;;[.M29]; &quot; Punto 7 10% &quot;;[.N29])" office:value-type="string" office:string-value="Punto 1: 8% 3.8 Punto 2 14% 3 Punto 3 12% 2.7 Punto 4 20% 2.4 Punto 5 10% 0 Punto 6 26% 3.9 Punto 7 10% 2" calcext:value-type="string">
            <text:p>Punto 1: 8% 3.8 Punto 2 14% 3 Punto 3 12% 2.7 Punto 4 20% 2.4 Punto 5 10% 0 Punto 6 26% 3.9 Punto 7 10% 2</text:p>
          </table:table-cell>
        </table:table-row>
        <table:table-row table:style-name="ro1">
          <table:table-cell table:style-name="ce5" office:value-type="float" office:value="1556009" calcext:value-type="float">
            <text:p>1556009</text:p>
          </table:table-cell>
          <table:table-cell table:style-name="ce25" office:value-type="string" calcext:value-type="string" table:number-columns-spanned="4" table:number-rows-spanned="1">
            <text:p>QUINTERO PEÑA ALVARO JAVIER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0];&quot;-&quot;;[.F30])" office:value-type="string" office:string-value="1556009-3743" calcext:value-type="string">
            <text:p>1556009-3743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table:formula="of:=[.H30]*[.$H$4]+[.I30]*[.$I$4]+[.J30]*[.$J$4]+[.K30]*[.$K$4]+[.L30]*[.$L$4]+[.M30]*[.$M$4]+[.N30]*[.$N$4]" office:value-type="float" office:value="2.24" calcext:value-type="float">
            <text:p>2.2</text:p>
          </table:table-cell>
          <table:table-cell table:formula="of:=COM.MICROSOFT.CONCAT(&quot;Punto 1: 8% &quot;;[.H30];&quot; Punto 2 14% &quot;;[.I30];&quot; Punto 3 12% &quot;; [.J30]; &quot; Punto 4 20% &quot;; [.K30]; &quot; Punto 5 10% &quot;; [.L30]; &quot; Punto 6 26% &quot;;[.M30]; &quot; Punto 7 10% &quot;;[.N30])" office:value-type="string" office:string-value="Punto 1: 8% 0 Punto 2 14% 2.5 Punto 3 12% 3.5 Punto 4 20% 3 Punto 5 10% 3.5 Punto 6 26% 2 Punto 7 10% 0" calcext:value-type="string">
            <text:p>Punto 1: 8% 0 Punto 2 14% 2.5 Punto 3 12% 3.5 Punto 4 20% 3 Punto 5 10% 3.5 Punto 6 26% 2 Punto 7 10% 0</text:p>
          </table:table-cell>
        </table:table-row>
        <table:table-row table:style-name="ro1">
          <table:table-cell table:style-name="ce5" office:value-type="float" office:value="1556073" calcext:value-type="float">
            <text:p>1556073</text:p>
          </table:table-cell>
          <table:table-cell table:style-name="ce25" office:value-type="string" calcext:value-type="string" table:number-columns-spanned="4" table:number-rows-spanned="1">
            <text:p>REBELLON GIRON CAMILO</text:p>
          </table:table-cell>
          <table:covered-table-cell table:number-columns-repeated="3" table:style-name="ce3"/>
          <table:table-cell table:style-name="ce3" office:value-type="float" office:value="2711" calcext:value-type="float">
            <text:p>2711</text:p>
          </table:table-cell>
          <table:table-cell table:style-name="ce25" table:formula="of:=COM.MICROSOFT.CONCAT([.A31];&quot;-&quot;;[.F31])" office:value-type="string" office:string-value="1556073-2711" calcext:value-type="string">
            <text:p>1556073-2711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2" calcext:value-type="float">
            <text:p>2.0</text:p>
          </table:table-cell>
          <table:table-cell table:style-name="ce13" table:formula="of:=[.H31]*[.$H$4]+[.I31]*[.$I$4]+[.J31]*[.$J$4]+[.K31]*[.$K$4]+[.L31]*[.$L$4]+[.M31]*[.$M$4]+[.N31]*[.$N$4]" office:value-type="float" office:value="2.742" calcext:value-type="float">
            <text:p>2.7</text:p>
          </table:table-cell>
          <table:table-cell table:formula="of:=COM.MICROSOFT.CONCAT(&quot;Punto 1: 8% &quot;;[.H31];&quot; Punto 2 14% &quot;;[.I31];&quot; Punto 3 12% &quot;; [.J31]; &quot; Punto 4 20% &quot;; [.K31]; &quot; Punto 5 10% &quot;; [.L31]; &quot; Punto 6 26% &quot;;[.M31]; &quot; Punto 7 10% &quot;;[.N31])" office:value-type="string" office:string-value="Punto 1: 8% 3.8 Punto 2 14% 3 Punto 3 12% 2.7 Punto 4 20% 2.4 Punto 5 10% 0 Punto 6 26% 3.9 Punto 7 10% 2" calcext:value-type="string">
            <text:p>Punto 1: 8% 3.8 Punto 2 14% 3 Punto 3 12% 2.7 Punto 4 20% 2.4 Punto 5 10% 0 Punto 6 26% 3.9 Punto 7 10% 2</text:p>
          </table:table-cell>
        </table:table-row>
        <table:table-row table:style-name="ro1">
          <table:table-cell table:style-name="ce5" office:value-type="float" office:value="1556246" calcext:value-type="float">
            <text:p>1556246</text:p>
          </table:table-cell>
          <table:table-cell table:style-name="ce25" office:value-type="string" calcext:value-type="string" table:number-columns-spanned="4" table:number-rows-spanned="1">
            <text:p>RENDON SANCHEZ CRISTHIA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2];&quot;-&quot;;[.F32])" office:value-type="string" office:string-value="1556246-3743" calcext:value-type="string">
            <text:p>1556246-3743</text:p>
          </table:table-cell>
          <table:table-cell table:style-name="ce13" office:value-type="float" office:value="3" calcext:value-type="float">
            <text:p>3.0</text:p>
          </table:table-cell>
          <table:table-cell table:number-columns-repeated="2" table:style-name="ce13" office:value-type="float" office:value="3.9" calcext:value-type="float">
            <text:p>3.9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32]*[.$H$4]+[.I32]*[.$I$4]+[.J32]*[.$J$4]+[.K32]*[.$K$4]+[.L32]*[.$L$4]+[.M32]*[.$M$4]+[.N32]*[.$N$4]" office:value-type="float" office:value="3.412" calcext:value-type="float">
            <text:p>3.4</text:p>
          </table:table-cell>
          <table:table-cell table:formula="of:=COM.MICROSOFT.CONCAT(&quot;Punto 1: 8% &quot;;[.H32];&quot; Punto 2 14% &quot;;[.I32];&quot; Punto 3 12% &quot;; [.J32]; &quot; Punto 4 20% &quot;; [.K32]; &quot; Punto 5 10% &quot;; [.L32]; &quot; Punto 6 26% &quot;;[.M32]; &quot; Punto 7 10% &quot;;[.N32])" office:value-type="string" office:string-value="Punto 1: 8% 3 Punto 2 14% 3.9 Punto 3 12% 3.9 Punto 4 20% 3.8 Punto 5 10% 3.5 Punto 6 26% 2.3 Punto 7 10% 4.5" calcext:value-type="string">
            <text:p>Punto 1: 8% 3 Punto 2 14% 3.9 Punto 3 12% 3.9 Punto 4 20% 3.8 Punto 5 10% 3.5 Punto 6 26% 2.3 Punto 7 10% 4.5</text:p>
          </table:table-cell>
        </table:table-row>
        <table:table-row table:style-name="ro1">
          <table:table-cell table:style-name="ce5" office:value-type="float" office:value="1556275" calcext:value-type="float">
            <text:p>1556275</text:p>
          </table:table-cell>
          <table:table-cell table:style-name="ce25" office:value-type="string" calcext:value-type="string" table:number-columns-spanned="4" table:number-rows-spanned="1">
            <text:p>ROMERO MARTÍNEZ LAURA LORENA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3];&quot;-&quot;;[.F33])" office:value-type="string" office:string-value="1556275-3743" calcext:value-type="string">
            <text:p>1556275-3743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2" calcext:value-type="float">
            <text:p>3.2</text:p>
          </table:table-cell>
          <table:table-cell table:number-columns-repeated="3" table:style-name="ce13" office:value-type="float" office:value="5" calcext:value-type="float">
            <text:p>5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table:formula="of:=[.H33]*[.$H$4]+[.I33]*[.$I$4]+[.J33]*[.$J$4]+[.K33]*[.$K$4]+[.L33]*[.$L$4]+[.M33]*[.$M$4]+[.N33]*[.$N$4]" office:value-type="float" office:value="4.628" calcext:value-type="float">
            <text:p>4.6</text:p>
          </table:table-cell>
          <table:table-cell table:formula="of:=COM.MICROSOFT.CONCAT(&quot;Punto 1: 8% &quot;;[.H33];&quot; Punto 2 14% &quot;;[.I33];&quot; Punto 3 12% &quot;; [.J33]; &quot; Punto 4 20% &quot;; [.K33]; &quot; Punto 5 10% &quot;; [.L33]; &quot; Punto 6 26% &quot;;[.M33]; &quot; Punto 7 10% &quot;;[.N33])" office:value-type="string" office:string-value="Punto 1: 8% 4.8 Punto 2 14% 3.2 Punto 3 12% 5 Punto 4 20% 5 Punto 5 10% 5 Punto 6 26% 4.6 Punto 7 10% 5" calcext:value-type="string">
            <text:p>Punto 1: 8% 4.8 Punto 2 14% 3.2 Punto 3 12% 5 Punto 4 20% 5 Punto 5 10% 5 Punto 6 26% 4.6 Punto 7 10% 5</text:p>
          </table:table-cell>
        </table:table-row>
        <table:table-row table:style-name="ro1">
          <table:table-cell table:style-name="ce5" office:value-type="float" office:value="1556213" calcext:value-type="float">
            <text:p>1556213</text:p>
          </table:table-cell>
          <table:table-cell table:style-name="ce25" office:value-type="string" calcext:value-type="string" table:number-columns-spanned="4" table:number-rows-spanned="1">
            <text:p>SANCHEZ VILLADA JUAN MANUEL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4];&quot;-&quot;;[.F34])" office:value-type="string" office:string-value="1556213-3743" calcext:value-type="string">
            <text:p>1556213-3743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number-columns-repeated="2" table:style-name="ce13" office:value-type="float" office:value="4" calcext:value-type="float">
            <text:p>4.0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table:formula="of:=[.H34]*[.$H$4]+[.I34]*[.$I$4]+[.J34]*[.$J$4]+[.K34]*[.$K$4]+[.L34]*[.$L$4]+[.M34]*[.$M$4]+[.N34]*[.$N$4]" office:value-type="float" office:value="4.27" calcext:value-type="float">
            <text:p>4.3</text:p>
          </table:table-cell>
          <table:table-cell table:formula="of:=COM.MICROSOFT.CONCAT(&quot;Punto 1: 8% &quot;;[.H34];&quot; Punto 2 14% &quot;;[.I34];&quot; Punto 3 12% &quot;; [.J34]; &quot; Punto 4 20% &quot;; [.K34]; &quot; Punto 5 10% &quot;; [.L34]; &quot; Punto 6 26% &quot;;[.M34]; &quot; Punto 7 10% &quot;;[.N34])" office:value-type="string" office:string-value="Punto 1: 8% 3 Punto 2 14% 4.2 Punto 3 12% 4.6 Punto 4 20% 5 Punto 5 10% 4 Punto 6 26% 4 Punto 7 10% 4.5" calcext:value-type="string">
            <text:p>Punto 1: 8% 3 Punto 2 14% 4.2 Punto 3 12% 4.6 Punto 4 20% 5 Punto 5 10% 4 Punto 6 26% 4 Punto 7 10% 4.5</text:p>
          </table:table-cell>
        </table:table-row>
        <table:table-row table:style-name="ro1">
          <table:table-cell table:style-name="ce5" office:value-type="float" office:value="1556087" calcext:value-type="float">
            <text:p>1556087</text:p>
          </table:table-cell>
          <table:table-cell table:style-name="ce25" office:value-type="string" calcext:value-type="string" table:number-columns-spanned="4" table:number-rows-spanned="1">
            <text:p>SEPULVEDA CANO STIVEN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5];&quot;-&quot;;[.F35])" office:value-type="string" office:string-value="1556087-3743" calcext:value-type="string">
            <text:p>1556087-374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H35]*[.$H$4]+[.I35]*[.$I$4]+[.J35]*[.$J$4]+[.K35]*[.$K$4]+[.L35]*[.$L$4]+[.M35]*[.$M$4]+[.N35]*[.$N$4]" office:value-type="float" office:value="3.462" calcext:value-type="float">
            <text:p>3.5</text:p>
          </table:table-cell>
          <table:table-cell table:formula="of:=COM.MICROSOFT.CONCAT(&quot;Punto 1: 8% &quot;;[.H35];&quot; Punto 2 14% &quot;;[.I35];&quot; Punto 3 12% &quot;; [.J35]; &quot; Punto 4 20% &quot;; [.K35]; &quot; Punto 5 10% &quot;; [.L35]; &quot; Punto 6 26% &quot;;[.M35]; &quot; Punto 7 10% &quot;;[.N35])" office:value-type="string" office:string-value="Punto 1: 8% 3.8 Punto 2 14% 3 Punto 3 12% 3.3 Punto 4 20% 3.8 Punto 5 10% 3.5 Punto 6 26% 3.2 Punto 7 10% 4" calcext:value-type="string">
            <text:p>Punto 1: 8% 3.8 Punto 2 14% 3 Punto 3 12% 3.3 Punto 4 20% 3.8 Punto 5 10% 3.5 Punto 6 26% 3.2 Punto 7 10% 4</text:p>
          </table:table-cell>
        </table:table-row>
        <table:table-row table:style-name="ro1">
          <table:table-cell table:style-name="ce5" office:value-type="float" office:value="1556231" calcext:value-type="float">
            <text:p>1556231</text:p>
          </table:table-cell>
          <table:table-cell table:style-name="ce25" office:value-type="string" calcext:value-type="string" table:number-columns-spanned="4" table:number-rows-spanned="1">
            <text:p>VICTORIA MONTOYA MANUEL ALEJANDRO</text:p>
          </table:table-cell>
          <table:covered-table-cell table:number-columns-repeated="3" table:style-name="ce3"/>
          <table:table-cell table:style-name="ce3" office:value-type="float" office:value="3743" calcext:value-type="float">
            <text:p>3743</text:p>
          </table:table-cell>
          <table:table-cell table:style-name="ce25" table:formula="of:=COM.MICROSOFT.CONCAT([.A36];&quot;-&quot;;[.F36])" office:value-type="string" office:string-value="1556231-3743" calcext:value-type="string">
            <text:p>1556231-3743</text:p>
          </table:table-cell>
          <table:table-cell table:number-columns-repeated="7" table:style-name="ce13" office:value-type="float" office:value="0" calcext:value-type="float">
            <text:p>0.0</text:p>
          </table:table-cell>
          <table:table-cell table:style-name="ce13" table:formula="of:=[.H36]*[.$H$4]+[.I36]*[.$I$4]+[.J36]*[.$J$4]+[.K36]*[.$K$4]+[.L36]*[.$L$4]+[.M36]*[.$M$4]+[.N36]*[.$N$4]" office:value-type="float" office:value="0" calcext:value-type="float">
            <text:p>0.0</text:p>
          </table:table-cell>
          <table:table-cell table:formula="of:=COM.MICROSOFT.CONCAT(&quot;Punto 1: 8% &quot;;[.H36];&quot; Punto 2 14% &quot;;[.I36];&quot; Punto 3 12% &quot;; [.J36]; &quot; Punto 4 20% &quot;; [.K36]; &quot; Punto 5 10% &quot;; [.L36]; &quot; Punto 6 26% &quot;;[.M36]; &quot; Punto 7 10% &quot;;[.N36])" office:value-type="string" office:string-value="Punto 1: 8% 0 Punto 2 14% 0 Punto 3 12% 0 Punto 4 20% 0 Punto 5 10% 0 Punto 6 26% 0 Punto 7 10% 0" calcext:value-type="string">
            <text:p>Punto 1: 8% 0 Punto 2 14% 0 Punto 3 12% 0 Punto 4 20% 0 Punto 5 10% 0 Punto 6 26% 0 Punto 7 10% 0</text:p>
          </table:table-cell>
        </table:table-row>
        <table:table-row table:style-name="ro5" table:number-rows-repeated="3">
          <table:table-cell table:number-columns-repeated="16"/>
        </table:table-row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a80000" fo:font-size="12pt" fo:font-weight="bold"/>
    </style:style>
    <style:style style:name="Untitled2" style:family="table-cell" style:parent-style-name="Default">
      <style:text-properties fo:color="#004000" fo:font-size="12pt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6:02:48.345178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7074905676c47b82bbcfbea1aeefc84afe1c50e1</meta:generator>
    <dc:date>2017-07-02T21:21:27.453136289</dc:date>
    <meta:editing-duration>P1DT8H7M13S</meta:editing-duration>
    <meta:editing-cycles>170</meta:editing-cycles>
    <meta:document-statistic meta:table-count="2" meta:cell-count="1399" meta:object-count="0"/>
  </office:meta>
</office:document-meta>
</file>